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7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Log(nAtoms)</text:p>
          </table:table-cell>
          <table:table-cell table:number-columns-repeated="7"/>
          <table:table-cell office:value-type="string">
            <text:p>% Remaining</text:p>
          </table:table-cell>
          <table:table-cell office:value-type="string">
            <text:p>Log(% Remaining)</text:p>
          </table:table-cell>
          <table:table-cell table:number-columns-repeated="6"/>
        </table:table-row>
        <table:table-row table:style-name="ro1">
          <table:table-cell office:value-type="string">
            <text:p>Time</text:p>
          </table:table-cell>
          <table:table-cell office:value-type="string">
            <text:p>N_0 = 1000</text:p>
          </table:table-cell>
          <table:table-cell office:value-type="string">
            <text:p>N_0 = 10000</text:p>
          </table:table-cell>
          <table:table-cell office:value-type="string">
            <text:p>N_0 = 100000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9682371827486">
            <text:p>6.8</text:p>
          </table:table-cell>
          <table:table-cell office:value-type="float" office:value="9.09616332691378">
            <text:p>9.1</text:p>
          </table:table-cell>
          <table:table-cell office:value-type="float" office:value="13.7097977580394">
            <text:p>13.71</text:p>
          </table:table-cell>
          <table:table-cell/>
          <table:table-cell office:value-type="float" office:value="1">
            <text:p>1</text:p>
          </table:table-cell>
          <table:table-cell office:value-type="float" office:value="899.683">
            <text:p>899.68</text:p>
          </table:table-cell>
          <table:table-cell/>
          <table:table-cell office:value-type="float" office:value="6.80204247905727">
            <text:p>6.8</text:p>
          </table:table-cell>
          <table:table-cell office:value-type="float" office:value="0.895">
            <text:p>0.9</text:p>
          </table:table-cell>
          <table:table-cell office:value-type="float" office:value="-0.110931560707282">
            <text:p>-0.11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.70441435496411">
            <text:p>6.7</text:p>
          </table:table-cell>
          <table:table-cell office:value-type="float" office:value="8.99813676070031">
            <text:p>9</text:p>
          </table:table-cell>
          <table:table-cell office:value-type="float" office:value="13.6045351733159">
            <text:p>13.6</text:p>
          </table:table-cell>
          <table:table-cell/>
          <table:table-cell office:value-type="float" office:value="2">
            <text:p>2</text:p>
          </table:table-cell>
          <table:table-cell office:value-type="float" office:value="809.794">
            <text:p>809.79</text:p>
          </table:table-cell>
          <table:table-cell/>
          <table:table-cell office:value-type="float" office:value="6.69677989433376">
            <text:p>6.7</text:p>
          </table:table-cell>
          <table:table-cell office:value-type="float" office:value="0.816">
            <text:p>0.82</text:p>
          </table:table-cell>
          <table:table-cell office:value-type="float" office:value="-0.20334092401803">
            <text:p>-0.2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.5875500148248">
            <text:p>6.59</text:p>
          </table:table-cell>
          <table:table-cell office:value-type="float" office:value="8.88930831984285">
            <text:p>8.89</text:p>
          </table:table-cell>
          <table:table-cell office:value-type="float" office:value="13.4993974604245">
            <text:p>13.5</text:p>
          </table:table-cell>
          <table:table-cell/>
          <table:table-cell office:value-type="float" office:value="3">
            <text:p>3</text:p>
          </table:table-cell>
          <table:table-cell office:value-type="float" office:value="728.977">
            <text:p>728.98</text:p>
          </table:table-cell>
          <table:table-cell/>
          <table:table-cell office:value-type="float" office:value="6.59164218144236">
            <text:p>6.59</text:p>
          </table:table-cell>
          <table:table-cell office:value-type="float" office:value="0.726">
            <text:p>0.73</text:p>
          </table:table-cell>
          <table:table-cell office:value-type="float" office:value="-0.320205264157341">
            <text:p>-0.32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.45833828334479">
            <text:p>6.46</text:p>
          </table:table-cell>
          <table:table-cell office:value-type="float" office:value="8.78737298873188">
            <text:p>8.79</text:p>
          </table:table-cell>
          <table:table-cell office:value-type="float" office:value="13.3940380117103">
            <text:p>13.39</text:p>
          </table:table-cell>
          <table:table-cell/>
          <table:table-cell office:value-type="float" office:value="4">
            <text:p>4</text:p>
          </table:table-cell>
          <table:table-cell office:value-type="float" office:value="656.08">
            <text:p>656.08</text:p>
          </table:table-cell>
          <table:table-cell/>
          <table:table-cell office:value-type="float" office:value="6.48628273272816">
            <text:p>6.49</text:p>
          </table:table-cell>
          <table:table-cell office:value-type="float" office:value="0.638">
            <text:p>0.64</text:p>
          </table:table-cell>
          <table:table-cell office:value-type="float" office:value="-0.449416995637347">
            <text:p>-0.45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.33859407820318">
            <text:p>6.34</text:p>
          </table:table-cell>
          <table:table-cell office:value-type="float" office:value="8.68135077758252">
            <text:p>8.68</text:p>
          </table:table-cell>
          <table:table-cell office:value-type="float" office:value="13.2885691023121">
            <text:p>13.29</text:p>
          </table:table-cell>
          <table:table-cell/>
          <table:table-cell office:value-type="float" office:value="5">
            <text:p>5</text:p>
          </table:table-cell>
          <table:table-cell office:value-type="float" office:value="590.408">
            <text:p>590.41</text:p>
          </table:table-cell>
          <table:table-cell/>
          <table:table-cell office:value-type="float" office:value="6.38081382332996">
            <text:p>6.38</text:p>
          </table:table-cell>
          <table:table-cell office:value-type="float" office:value="0.566">
            <text:p>0.57</text:p>
          </table:table-cell>
          <table:table-cell office:value-type="float" office:value="-0.569161200778954">
            <text:p>-0.57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.23441072571837">
            <text:p>6.23</text:p>
          </table:table-cell>
          <table:table-cell office:value-type="float" office:value="8.57376254290413">
            <text:p>8.57</text:p>
          </table:table-cell>
          <table:table-cell office:value-type="float" office:value="13.1827037235241">
            <text:p>13.18</text:p>
          </table:table-cell>
          <table:table-cell/>
          <table:table-cell office:value-type="float" office:value="6">
            <text:p>6</text:p>
          </table:table-cell>
          <table:table-cell office:value-type="float" office:value="531.099">
            <text:p>531.1</text:p>
          </table:table-cell>
          <table:table-cell/>
          <table:table-cell office:value-type="float" office:value="6.274948444542">
            <text:p>6.27</text:p>
          </table:table-cell>
          <table:table-cell office:value-type="float" office:value="0.51">
            <text:p>0.51</text:p>
          </table:table-cell>
          <table:table-cell office:value-type="float" office:value="-0.673344553263766">
            <text:p>-0.67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12249280951439">
            <text:p>6.12</text:p>
          </table:table-cell>
          <table:table-cell office:value-type="float" office:value="8.46273700562018">
            <text:p>8.46</text:p>
          </table:table-cell>
          <table:table-cell office:value-type="float" office:value="13.0770709888792">
            <text:p>13.08</text:p>
          </table:table-cell>
          <table:table-cell/>
          <table:table-cell office:value-type="float" office:value="7">
            <text:p>7</text:p>
          </table:table-cell>
          <table:table-cell office:value-type="float" office:value="477.859">
            <text:p>477.86</text:p>
          </table:table-cell>
          <table:table-cell/>
          <table:table-cell office:value-type="float" office:value="6.16931570989707">
            <text:p>6.17</text:p>
          </table:table-cell>
          <table:table-cell office:value-type="float" office:value="0.456">
            <text:p>0.46</text:p>
          </table:table-cell>
          <table:table-cell office:value-type="float" office:value="-0.785262469467751">
            <text:p>-0.79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.00388706710654">
            <text:p>6</text:p>
          </table:table-cell>
          <table:table-cell office:value-type="float" office:value="8.36053938137086">
            <text:p>8.36</text:p>
          </table:table-cell>
          <table:table-cell office:value-type="float" office:value="12.9720752283914">
            <text:p>12.97</text:p>
          </table:table-cell>
          <table:table-cell/>
          <table:table-cell office:value-type="float" office:value="8">
            <text:p>8</text:p>
          </table:table-cell>
          <table:table-cell office:value-type="float" office:value="430.23">
            <text:p>430.23</text:p>
          </table:table-cell>
          <table:table-cell/>
          <table:table-cell office:value-type="float" office:value="6.06431994940923">
            <text:p>6.06</text:p>
          </table:table-cell>
          <table:table-cell office:value-type="float" office:value="0.405">
            <text:p>0.41</text:p>
          </table:table-cell>
          <table:table-cell office:value-type="float" office:value="-0.903868211875598">
            <text:p>-0.9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89715386763674">
            <text:p>5.9</text:p>
          </table:table-cell>
          <table:table-cell office:value-type="float" office:value="8.25556865328375">
            <text:p>8.26</text:p>
          </table:table-cell>
          <table:table-cell office:value-type="float" office:value="12.8661928918251">
            <text:p>12.87</text:p>
          </table:table-cell>
          <table:table-cell/>
          <table:table-cell office:value-type="float" office:value="9">
            <text:p>9</text:p>
          </table:table-cell>
          <table:table-cell office:value-type="float" office:value="387.005">
            <text:p>387.01</text:p>
          </table:table-cell>
          <table:table-cell/>
          <table:table-cell office:value-type="float" office:value="5.95843761284296">
            <text:p>5.96</text:p>
          </table:table-cell>
          <table:table-cell office:value-type="float" office:value="0.364">
            <text:p>0.36</text:p>
          </table:table-cell>
          <table:table-cell office:value-type="float" office:value="-1.0106014113454">
            <text:p>-1.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.78996017089725">
            <text:p>5.79</text:p>
          </table:table-cell>
          <table:table-cell office:value-type="float" office:value="8.150467911624">
            <text:p>8.15</text:p>
          </table:table-cell>
          <table:table-cell office:value-type="float" office:value="12.7608108430526">
            <text:p>12.76</text:p>
          </table:table-cell>
          <table:table-cell/>
          <table:table-cell office:value-type="float" office:value="10">
            <text:p>10</text:p>
          </table:table-cell>
          <table:table-cell office:value-type="float" office:value="348.297">
            <text:p>348.3</text:p>
          </table:table-cell>
          <table:table-cell/>
          <table:table-cell office:value-type="float" office:value="5.85305556407043">
            <text:p>5.85</text:p>
          </table:table-cell>
          <table:table-cell office:value-type="float" office:value="0.327">
            <text:p>0.33</text:p>
          </table:table-cell>
          <table:table-cell office:value-type="float" office:value="-1.11779510808488">
            <text:p>-1.12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.63121178182137">
            <text:p>5.63</text:p>
          </table:table-cell>
          <table:table-cell office:value-type="float" office:value="8.0507033814703">
            <text:p>8.05</text:p>
          </table:table-cell>
          <table:table-cell office:value-type="float" office:value="12.6545206118102">
            <text:p>12.65</text:p>
          </table:table-cell>
          <table:table-cell/>
          <table:table-cell office:value-type="float" office:value="11">
            <text:p>11</text:p>
          </table:table-cell>
          <table:table-cell office:value-type="float" office:value="313.176">
            <text:p>313.18</text:p>
          </table:table-cell>
          <table:table-cell/>
          <table:table-cell office:value-type="float" office:value="5.74676533282806">
            <text:p>5.75</text:p>
          </table:table-cell>
          <table:table-cell office:value-type="float" office:value="0.279">
            <text:p>0.28</text:p>
          </table:table-cell>
          <table:table-cell office:value-type="float" office:value="-1.27654349716077">
            <text:p>-1.28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.51745289646471">
            <text:p>5.52</text:p>
          </table:table-cell>
          <table:table-cell office:value-type="float" office:value="7.94058382710424">
            <text:p>7.94</text:p>
          </table:table-cell>
          <table:table-cell office:value-type="float" office:value="12.5495098560241">
            <text:p>12.55</text:p>
          </table:table-cell>
          <table:table-cell/>
          <table:table-cell office:value-type="float" office:value="12">
            <text:p>12</text:p>
          </table:table-cell>
          <table:table-cell office:value-type="float" office:value="281.957">
            <text:p>281.96</text:p>
          </table:table-cell>
          <table:table-cell/>
          <table:table-cell office:value-type="float" office:value="5.64175457704201">
            <text:p>5.64</text:p>
          </table:table-cell>
          <table:table-cell office:value-type="float" office:value="0.249">
            <text:p>0.25</text:p>
          </table:table-cell>
          <table:table-cell office:value-type="float" office:value="-1.39030238251743">
            <text:p>-1.3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.37527840768417">
            <text:p>5.38</text:p>
          </table:table-cell>
          <table:table-cell office:value-type="float" office:value="7.84031298332016">
            <text:p>7.84</text:p>
          </table:table-cell>
          <table:table-cell office:value-type="float" office:value="12.4447390908977">
            <text:p>12.44</text:p>
          </table:table-cell>
          <table:table-cell/>
          <table:table-cell office:value-type="float" office:value="13">
            <text:p>13</text:p>
          </table:table-cell>
          <table:table-cell office:value-type="float" office:value="253.911">
            <text:p>253.91</text:p>
          </table:table-cell>
          <table:table-cell/>
          <table:table-cell office:value-type="float" office:value="5.53698381191553">
            <text:p>5.54</text:p>
          </table:table-cell>
          <table:table-cell office:value-type="float" office:value="0.216">
            <text:p>0.22</text:p>
          </table:table-cell>
          <table:table-cell office:value-type="float" office:value="-1.53247687129797">
            <text:p>-1.53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.26269018890489">
            <text:p>5.26</text:p>
          </table:table-cell>
          <table:table-cell office:value-type="float" office:value="7.74283595543075">
            <text:p>7.74</text:p>
          </table:table-cell>
          <table:table-cell office:value-type="float" office:value="12.338853756764">
            <text:p>12.34</text:p>
          </table:table-cell>
          <table:table-cell/>
          <table:table-cell office:value-type="float" office:value="14">
            <text:p>14</text:p>
          </table:table-cell>
          <table:table-cell office:value-type="float" office:value="228.4">
            <text:p>228.4</text:p>
          </table:table-cell>
          <table:table-cell/>
          <table:table-cell office:value-type="float" office:value="5.43109847778186">
            <text:p>5.43</text:p>
          </table:table-cell>
          <table:table-cell office:value-type="float" office:value="0.193">
            <text:p>0.19</text:p>
          </table:table-cell>
          <table:table-cell office:value-type="float" office:value="-1.64506509007725">
            <text:p>-1.6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.15329159449778">
            <text:p>5.15</text:p>
          </table:table-cell>
          <table:table-cell office:value-type="float" office:value="7.63578686139558">
            <text:p>7.64</text:p>
          </table:table-cell>
          <table:table-cell office:value-type="float" office:value="12.2340136349636">
            <text:p>12.23</text:p>
          </table:table-cell>
          <table:table-cell/>
          <table:table-cell office:value-type="float" office:value="15">
            <text:p>15</text:p>
          </table:table-cell>
          <table:table-cell office:value-type="float" office:value="205.667">
            <text:p>205.67</text:p>
          </table:table-cell>
          <table:table-cell/>
          <table:table-cell office:value-type="float" office:value="5.32625835598151">
            <text:p>5.33</text:p>
          </table:table-cell>
          <table:table-cell office:value-type="float" office:value="0.173">
            <text:p>0.17</text:p>
          </table:table-cell>
          <table:table-cell office:value-type="float" office:value="-1.75446368448436">
            <text:p>-1.7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.05624580534831">
            <text:p>5.06</text:p>
          </table:table-cell>
          <table:table-cell office:value-type="float" office:value="7.54168309988211">
            <text:p>7.54</text:p>
          </table:table-cell>
          <table:table-cell office:value-type="float" office:value="12.1280462370918">
            <text:p>12.13</text:p>
          </table:table-cell>
          <table:table-cell/>
          <table:table-cell office:value-type="float" office:value="16">
            <text:p>16</text:p>
          </table:table-cell>
          <table:table-cell office:value-type="float" office:value="184.988">
            <text:p>184.99</text:p>
          </table:table-cell>
          <table:table-cell/>
          <table:table-cell office:value-type="float" office:value="5.22029095810964">
            <text:p>5.22</text:p>
          </table:table-cell>
          <table:table-cell office:value-type="float" office:value="0.157">
            <text:p>0.16</text:p>
          </table:table-cell>
          <table:table-cell office:value-type="float" office:value="-1.85150947363383">
            <text:p>-1.8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.89783979995091">
            <text:p>4.9</text:p>
          </table:table-cell>
          <table:table-cell office:value-type="float" office:value="7.44600149832412">
            <text:p>7.45</text:p>
          </table:table-cell>
          <table:table-cell office:value-type="float" office:value="12.0223000364689">
            <text:p>12.02</text:p>
          </table:table-cell>
          <table:table-cell/>
          <table:table-cell office:value-type="float" office:value="17">
            <text:p>17</text:p>
          </table:table-cell>
          <table:table-cell office:value-type="float" office:value="166.425">
            <text:p>166.43</text:p>
          </table:table-cell>
          <table:table-cell/>
          <table:table-cell office:value-type="float" office:value="5.11454475748677">
            <text:p>5.11</text:p>
          </table:table-cell>
          <table:table-cell office:value-type="float" office:value="0.134">
            <text:p>0.13</text:p>
          </table:table-cell>
          <table:table-cell office:value-type="float" office:value="-2.00991547903123">
            <text:p>-2.0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.78749174278205">
            <text:p>4.79</text:p>
          </table:table-cell>
          <table:table-cell office:value-type="float" office:value="7.3375877435386">
            <text:p>7.34</text:p>
          </table:table-cell>
          <table:table-cell office:value-type="float" office:value="11.9169094767966">
            <text:p>11.92</text:p>
          </table:table-cell>
          <table:table-cell/>
          <table:table-cell office:value-type="float" office:value="18">
            <text:p>18</text:p>
          </table:table-cell>
          <table:table-cell office:value-type="float" office:value="149.778">
            <text:p>149.78</text:p>
          </table:table-cell>
          <table:table-cell/>
          <table:table-cell office:value-type="float" office:value="5.00915419781446">
            <text:p>5.01</text:p>
          </table:table-cell>
          <table:table-cell office:value-type="float" office:value="0.12">
            <text:p>0.12</text:p>
          </table:table-cell>
          <table:table-cell office:value-type="float" office:value="-2.12026353620009">
            <text:p>-2.12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71849887129509">
            <text:p>4.72</text:p>
          </table:table-cell>
          <table:table-cell office:value-type="float" office:value="7.22475340576797">
            <text:p>7.22</text:p>
          </table:table-cell>
          <table:table-cell office:value-type="float" office:value="11.8104935097686">
            <text:p>11.81</text:p>
          </table:table-cell>
          <table:table-cell/>
          <table:table-cell office:value-type="float" office:value="19">
            <text:p>19</text:p>
          </table:table-cell>
          <table:table-cell office:value-type="float" office:value="134.658">
            <text:p>134.66</text:p>
          </table:table-cell>
          <table:table-cell/>
          <table:table-cell office:value-type="float" office:value="4.90273823078643">
            <text:p>4.9</text:p>
          </table:table-cell>
          <table:table-cell office:value-type="float" office:value="0.112">
            <text:p>0.11</text:p>
          </table:table-cell>
          <table:table-cell office:value-type="float" office:value="-2.18925640768704">
            <text:p>-2.1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.57471097850338">
            <text:p>4.57</text:p>
          </table:table-cell>
          <table:table-cell office:value-type="float" office:value="7.12528309151071">
            <text:p>7.13</text:p>
          </table:table-cell>
          <table:table-cell office:value-type="float" office:value="11.7056675390921">
            <text:p>11.71</text:p>
          </table:table-cell>
          <table:table-cell/>
          <table:table-cell office:value-type="float" office:value="20">
            <text:p>20</text:p>
          </table:table-cell>
          <table:table-cell office:value-type="float" office:value="121.257">
            <text:p>121.26</text:p>
          </table:table-cell>
          <table:table-cell/>
          <table:table-cell office:value-type="float" office:value="4.79791226010993">
            <text:p>4.8</text:p>
          </table:table-cell>
          <table:table-cell office:value-type="float" office:value="0.097">
            <text:p>0.1</text:p>
          </table:table-cell>
          <table:table-cell office:value-type="float" office:value="-2.33304430047875">
            <text:p>-2.33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.47733681447821">
            <text:p>4.48</text:p>
          </table:table-cell>
          <table:table-cell office:value-type="float" office:value="7.01571242048723">
            <text:p>7.02</text:p>
          </table:table-cell>
          <table:table-cell office:value-type="float" office:value="11.5991398577857">
            <text:p>11.6</text:p>
          </table:table-cell>
          <table:table-cell/>
          <table:table-cell office:value-type="float" office:value="21">
            <text:p>21</text:p>
          </table:table-cell>
          <table:table-cell office:value-type="float" office:value="109.004">
            <text:p>109</text:p>
          </table:table-cell>
          <table:table-cell/>
          <table:table-cell office:value-type="float" office:value="4.69138457880352">
            <text:p>4.69</text:p>
          </table:table-cell>
          <table:table-cell office:value-type="float" office:value="0.088">
            <text:p>0.09</text:p>
          </table:table-cell>
          <table:table-cell office:value-type="float" office:value="-2.43041846450393">
            <text:p>-2.43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.23410650459726">
            <text:p>4.23</text:p>
          </table:table-cell>
          <table:table-cell office:value-type="float" office:value="6.90675477864855">
            <text:p>6.91</text:p>
          </table:table-cell>
          <table:table-cell office:value-type="float" office:value="11.4932328316245">
            <text:p>11.49</text:p>
          </table:table-cell>
          <table:table-cell/>
          <table:table-cell office:value-type="float" office:value="22">
            <text:p>22</text:p>
          </table:table-cell>
          <table:table-cell office:value-type="float" office:value="98.05">
            <text:p>98.05</text:p>
          </table:table-cell>
          <table:table-cell/>
          <table:table-cell office:value-type="float" office:value="4.58547755264236">
            <text:p>4.59</text:p>
          </table:table-cell>
          <table:table-cell office:value-type="float" office:value="0.069">
            <text:p>0.07</text:p>
          </table:table-cell>
          <table:table-cell office:value-type="float" office:value="-2.67364877438488">
            <text:p>-2.67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18965474202643">
            <text:p>4.19</text:p>
          </table:table-cell>
          <table:table-cell office:value-type="float" office:value="6.80572255341699">
            <text:p>6.81</text:p>
          </table:table-cell>
          <table:table-cell office:value-type="float" office:value="11.3864548009163">
            <text:p>11.39</text:p>
          </table:table-cell>
          <table:table-cell/>
          <table:table-cell office:value-type="float" office:value="23">
            <text:p>23</text:p>
          </table:table-cell>
          <table:table-cell office:value-type="float" office:value="88.12">
            <text:p>88.12</text:p>
          </table:table-cell>
          <table:table-cell/>
          <table:table-cell office:value-type="float" office:value="4.47869952193414">
            <text:p>4.48</text:p>
          </table:table-cell>
          <table:table-cell office:value-type="float" office:value="0.066">
            <text:p>0.07</text:p>
          </table:table-cell>
          <table:table-cell office:value-type="float" office:value="-2.71810053695571">
            <text:p>-2.72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.98898404656427">
            <text:p>3.99</text:p>
          </table:table-cell>
          <table:table-cell office:value-type="float" office:value="6.69950034016168">
            <text:p>6.7</text:p>
          </table:table-cell>
          <table:table-cell office:value-type="float" office:value="11.2792390322795">
            <text:p>11.28</text:p>
          </table:table-cell>
          <table:table-cell/>
          <table:table-cell office:value-type="float" office:value="24">
            <text:p>24</text:p>
          </table:table-cell>
          <table:table-cell office:value-type="float" office:value="79.161">
            <text:p>79.16</text:p>
          </table:table-cell>
          <table:table-cell/>
          <table:table-cell office:value-type="float" office:value="4.37148375329732">
            <text:p>4.37</text:p>
          </table:table-cell>
          <table:table-cell office:value-type="float" office:value="0.054">
            <text:p>0.05</text:p>
          </table:table-cell>
          <table:table-cell office:value-type="float" office:value="-2.91877123241786">
            <text:p>-2.92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.91202300542815">
            <text:p>3.91</text:p>
          </table:table-cell>
          <table:table-cell office:value-type="float" office:value="6.59441345974978">
            <text:p>6.59</text:p>
          </table:table-cell>
          <table:table-cell office:value-type="float" office:value="11.1740343051117">
            <text:p>11.17</text:p>
          </table:table-cell>
          <table:table-cell/>
          <table:table-cell office:value-type="float" office:value="25">
            <text:p>25</text:p>
          </table:table-cell>
          <table:table-cell office:value-type="float" office:value="71.256">
            <text:p>71.26</text:p>
          </table:table-cell>
          <table:table-cell/>
          <table:table-cell office:value-type="float" office:value="4.26627902612957">
            <text:p>4.27</text:p>
          </table:table-cell>
          <table:table-cell office:value-type="float" office:value="0.05">
            <text:p>0.05</text:p>
          </table:table-cell>
          <table:table-cell office:value-type="float" office:value="-2.99573227355399">
            <text:p>-3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.78418963391826">
            <text:p>3.78</text:p>
          </table:table-cell>
          <table:table-cell office:value-type="float" office:value="6.48920493132532">
            <text:p>6.49</text:p>
          </table:table-cell>
          <table:table-cell office:value-type="float" office:value="11.0684648183551">
            <text:p>11.07</text:p>
          </table:table-cell>
          <table:table-cell/>
          <table:table-cell office:value-type="float" office:value="26">
            <text:p>26</text:p>
          </table:table-cell>
          <table:table-cell office:value-type="float" office:value="64.117">
            <text:p>64.12</text:p>
          </table:table-cell>
          <table:table-cell/>
          <table:table-cell office:value-type="float" office:value="4.16070953937293">
            <text:p>4.16</text:p>
          </table:table-cell>
          <table:table-cell office:value-type="float" office:value="0.044">
            <text:p>0.04</text:p>
          </table:table-cell>
          <table:table-cell office:value-type="float" office:value="-3.12356564506388">
            <text:p>-3.12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.68887945411394">
            <text:p>3.69</text:p>
          </table:table-cell>
          <table:table-cell office:value-type="float" office:value="6.40357419793482">
            <text:p>6.4</text:p>
          </table:table-cell>
          <table:table-cell office:value-type="float" office:value="10.9609305641662">
            <text:p>10.96</text:p>
          </table:table-cell>
          <table:table-cell/>
          <table:table-cell office:value-type="float" office:value="27">
            <text:p>27</text:p>
          </table:table-cell>
          <table:table-cell office:value-type="float" office:value="57.58">
            <text:p>57.58</text:p>
          </table:table-cell>
          <table:table-cell/>
          <table:table-cell office:value-type="float" office:value="4.05317528518403">
            <text:p>4.05</text:p>
          </table:table-cell>
          <table:table-cell office:value-type="float" office:value="0.04">
            <text:p>0.04</text:p>
          </table:table-cell>
          <table:table-cell office:value-type="float" office:value="-3.2188758248682">
            <text:p>-3.22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.61091791264422">
            <text:p>3.61</text:p>
          </table:table-cell>
          <table:table-cell office:value-type="float" office:value="6.3261494731551">
            <text:p>6.33</text:p>
          </table:table-cell>
          <table:table-cell office:value-type="float" office:value="10.8570162640151">
            <text:p>10.86</text:p>
          </table:table-cell>
          <table:table-cell/>
          <table:table-cell office:value-type="float" office:value="28">
            <text:p>28</text:p>
          </table:table-cell>
          <table:table-cell office:value-type="float" office:value="51.897">
            <text:p>51.9</text:p>
          </table:table-cell>
          <table:table-cell/>
          <table:table-cell office:value-type="float" office:value="3.94926098503295">
            <text:p>3.95</text:p>
          </table:table-cell>
          <table:table-cell office:value-type="float" office:value="0.037">
            <text:p>0.04</text:p>
          </table:table-cell>
          <table:table-cell office:value-type="float" office:value="-3.29683736633791">
            <text:p>-3.3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.52636052461616">
            <text:p>3.53</text:p>
          </table:table-cell>
          <table:table-cell office:value-type="float" office:value="6.21060007702465">
            <text:p>6.21</text:p>
          </table:table-cell>
          <table:table-cell office:value-type="float" office:value="10.7495060234249">
            <text:p>10.75</text:p>
          </table:table-cell>
          <table:table-cell/>
          <table:table-cell office:value-type="float" office:value="29">
            <text:p>29</text:p>
          </table:table-cell>
          <table:table-cell office:value-type="float" office:value="46.607">
            <text:p>46.61</text:p>
          </table:table-cell>
          <table:table-cell/>
          <table:table-cell office:value-type="float" office:value="3.84175074444279">
            <text:p>3.84</text:p>
          </table:table-cell>
          <table:table-cell office:value-type="float" office:value="0.034">
            <text:p>0.03</text:p>
          </table:table-cell>
          <table:table-cell office:value-type="float" office:value="-3.38139475436598">
            <text:p>-3.38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.43398720448515">
            <text:p>3.43</text:p>
          </table:table-cell>
          <table:table-cell office:value-type="float" office:value="6.12029741895095">
            <text:p>6.12</text:p>
          </table:table-cell>
          <table:table-cell office:value-type="float" office:value="10.6419904348169">
            <text:p>10.64</text:p>
          </table:table-cell>
          <table:table-cell/>
          <table:table-cell office:value-type="float" office:value="30">
            <text:p>30</text:p>
          </table:table-cell>
          <table:table-cell office:value-type="float" office:value="41.856">
            <text:p>41.86</text:p>
          </table:table-cell>
          <table:table-cell/>
          <table:table-cell office:value-type="float" office:value="3.73423515583473">
            <text:p>3.73</text:p>
          </table:table-cell>
          <table:table-cell office:value-type="float" office:value="0.031">
            <text:p>0.03</text:p>
          </table:table-cell>
          <table:table-cell office:value-type="float" office:value="-3.47376807449699">
            <text:p>-3.47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.13549421592915">
            <text:p>3.14</text:p>
          </table:table-cell>
          <table:table-cell office:value-type="float" office:value="6.03787091992214">
            <text:p>6.04</text:p>
          </table:table-cell>
          <table:table-cell office:value-type="float" office:value="10.5357163181267">
            <text:p>10.54</text:p>
          </table:table-cell>
          <table:table-cell/>
          <table:table-cell office:value-type="float" office:value="31">
            <text:p>31</text:p>
          </table:table-cell>
          <table:table-cell office:value-type="float" office:value="37.636">
            <text:p>37.64</text:p>
          </table:table-cell>
          <table:table-cell/>
          <table:table-cell office:value-type="float" office:value="3.62796103914452">
            <text:p>3.63</text:p>
          </table:table-cell>
          <table:table-cell office:value-type="float" office:value="0.023">
            <text:p>0.02</text:p>
          </table:table-cell>
          <table:table-cell office:value-type="float" office:value="-3.77226106305299">
            <text:p>-3.77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.99573227355399">
            <text:p>3</text:p>
          </table:table-cell>
          <table:table-cell office:value-type="float" office:value="5.97635090929793">
            <text:p>5.98</text:p>
          </table:table-cell>
          <table:table-cell office:value-type="float" office:value="10.4281569081228">
            <text:p>10.43</text:p>
          </table:table-cell>
          <table:table-cell/>
          <table:table-cell office:value-type="float" office:value="32">
            <text:p>32</text:p>
          </table:table-cell>
          <table:table-cell office:value-type="float" office:value="33.798">
            <text:p>33.8</text:p>
          </table:table-cell>
          <table:table-cell/>
          <table:table-cell office:value-type="float" office:value="3.52040162914063">
            <text:p>3.52</text:p>
          </table:table-cell>
          <table:table-cell office:value-type="float" office:value="0.02">
            <text:p>0.02</text:p>
          </table:table-cell>
          <table:table-cell office:value-type="float" office:value="-3.91202300542815">
            <text:p>-3.91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.94443897916644">
            <text:p>2.94</text:p>
          </table:table-cell>
          <table:table-cell office:value-type="float" office:value="5.89164421182577">
            <text:p>5.89</text:p>
          </table:table-cell>
          <table:table-cell office:value-type="float" office:value="10.3222965667359">
            <text:p>10.32</text:p>
          </table:table-cell>
          <table:table-cell/>
          <table:table-cell office:value-type="float" office:value="33">
            <text:p>33</text:p>
          </table:table-cell>
          <table:table-cell office:value-type="float" office:value="30.403">
            <text:p>30.4</text:p>
          </table:table-cell>
          <table:table-cell/>
          <table:table-cell office:value-type="float" office:value="3.41454128775374">
            <text:p>3.41</text:p>
          </table:table-cell>
          <table:table-cell office:value-type="float" office:value="0.019">
            <text:p>0.02</text:p>
          </table:table-cell>
          <table:table-cell office:value-type="float" office:value="-3.9633162998157">
            <text:p>-3.96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.77258872223978">
            <text:p>2.77</text:p>
          </table:table-cell>
          <table:table-cell office:value-type="float" office:value="5.79605775076537">
            <text:p>5.8</text:p>
          </table:table-cell>
          <table:table-cell office:value-type="float" office:value="10.2159232113291">
            <text:p>10.22</text:p>
          </table:table-cell>
          <table:table-cell/>
          <table:table-cell office:value-type="float" office:value="34">
            <text:p>34</text:p>
          </table:table-cell>
          <table:table-cell office:value-type="float" office:value="27.335">
            <text:p>27.34</text:p>
          </table:table-cell>
          <table:table-cell/>
          <table:table-cell office:value-type="float" office:value="3.30816793234696">
            <text:p>3.31</text:p>
          </table:table-cell>
          <table:table-cell office:value-type="float" office:value="0.016">
            <text:p>0.02</text:p>
          </table:table-cell>
          <table:table-cell office:value-type="float" office:value="-4.13516655674236">
            <text:p>-4.14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.63905732961526">
            <text:p>2.64</text:p>
          </table:table-cell>
          <table:table-cell office:value-type="float" office:value="5.68357976733868">
            <text:p>5.68</text:p>
          </table:table-cell>
          <table:table-cell office:value-type="float" office:value="10.1110300376217">
            <text:p>10.11</text:p>
          </table:table-cell>
          <table:table-cell/>
          <table:table-cell office:value-type="float" office:value="35">
            <text:p>35</text:p>
          </table:table-cell>
          <table:table-cell office:value-type="float" office:value="24.613">
            <text:p>24.61</text:p>
          </table:table-cell>
          <table:table-cell/>
          <table:table-cell office:value-type="float" office:value="3.20327475863955">
            <text:p>3.2</text:p>
          </table:table-cell>
          <table:table-cell office:value-type="float" office:value="0.014">
            <text:p>0.01</text:p>
          </table:table-cell>
          <table:table-cell office:value-type="float" office:value="-4.26869794936688">
            <text:p>-4.27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.56494935746154">
            <text:p>2.56</text:p>
          </table:table-cell>
          <table:table-cell office:value-type="float" office:value="5.59471137960184">
            <text:p>5.59</text:p>
          </table:table-cell>
          <table:table-cell office:value-type="float" office:value="10.0061343894963">
            <text:p>10.01</text:p>
          </table:table-cell>
          <table:table-cell/>
          <table:table-cell office:value-type="float" office:value="36">
            <text:p>36</text:p>
          </table:table-cell>
          <table:table-cell office:value-type="float" office:value="22.162">
            <text:p>22.16</text:p>
          </table:table-cell>
          <table:table-cell/>
          <table:table-cell office:value-type="float" office:value="3.09837911051413">
            <text:p>3.1</text:p>
          </table:table-cell>
          <table:table-cell office:value-type="float" office:value="0.013">
            <text:p>0.01</text:p>
          </table:table-cell>
          <table:table-cell office:value-type="float" office:value="-4.3428059215206">
            <text:p>-4.34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.39789527279837">
            <text:p>2.4</text:p>
          </table:table-cell>
          <table:table-cell office:value-type="float" office:value="5.49306144334055">
            <text:p>5.49</text:p>
          </table:table-cell>
          <table:table-cell office:value-type="float" office:value="9.89691600715309">
            <text:p>9.9</text:p>
          </table:table-cell>
          <table:table-cell/>
          <table:table-cell office:value-type="float" office:value="37">
            <text:p>37</text:p>
          </table:table-cell>
          <table:table-cell office:value-type="float" office:value="19.869">
            <text:p>19.87</text:p>
          </table:table-cell>
          <table:table-cell/>
          <table:table-cell office:value-type="float" office:value="2.98916072817095">
            <text:p>2.99</text:p>
          </table:table-cell>
          <table:table-cell office:value-type="float" office:value="0.011">
            <text:p>0.01</text:p>
          </table:table-cell>
          <table:table-cell office:value-type="float" office:value="-4.50986000618377">
            <text:p>-4.51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.07944154167984">
            <text:p>2.08</text:p>
          </table:table-cell>
          <table:table-cell office:value-type="float" office:value="5.39816270151775">
            <text:p>5.4</text:p>
          </table:table-cell>
          <table:table-cell office:value-type="float" office:value="9.79015086719713">
            <text:p>9.79</text:p>
          </table:table-cell>
          <table:table-cell/>
          <table:table-cell office:value-type="float" office:value="38">
            <text:p>38</text:p>
          </table:table-cell>
          <table:table-cell office:value-type="float" office:value="17.857">
            <text:p>17.86</text:p>
          </table:table-cell>
          <table:table-cell/>
          <table:table-cell office:value-type="float" office:value="2.88239558821499">
            <text:p>2.88</text:p>
          </table:table-cell>
          <table:table-cell office:value-type="float" office:value="0.008">
            <text:p>0.01</text:p>
          </table:table-cell>
          <table:table-cell office:value-type="float" office:value="-4.8283137373023">
            <text:p>-4.83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.94591014905531">
            <text:p>1.95</text:p>
          </table:table-cell>
          <table:table-cell office:value-type="float" office:value="5.28320372873799">
            <text:p>5.28</text:p>
          </table:table-cell>
          <table:table-cell office:value-type="float" office:value="9.68265383150881">
            <text:p>9.68</text:p>
          </table:table-cell>
          <table:table-cell/>
          <table:table-cell office:value-type="float" office:value="39">
            <text:p>39</text:p>
          </table:table-cell>
          <table:table-cell office:value-type="float" office:value="16.037">
            <text:p>16.04</text:p>
          </table:table-cell>
          <table:table-cell/>
          <table:table-cell office:value-type="float" office:value="2.77489855252667">
            <text:p>2.77</text:p>
          </table:table-cell>
          <table:table-cell office:value-type="float" office:value="0.007">
            <text:p>0.01</text:p>
          </table:table-cell>
          <table:table-cell office:value-type="float" office:value="-4.96184512992682">
            <text:p>-4.96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.94591014905531">
            <text:p>1.95</text:p>
          </table:table-cell>
          <table:table-cell office:value-type="float" office:value="5.19849703126583">
            <text:p>5.2</text:p>
          </table:table-cell>
          <table:table-cell office:value-type="float" office:value="9.57421930476342">
            <text:p>9.57</text:p>
          </table:table-cell>
          <table:table-cell/>
          <table:table-cell office:value-type="float" office:value="40">
            <text:p>40</text:p>
          </table:table-cell>
          <table:table-cell office:value-type="float" office:value="14.389">
            <text:p>14.39</text:p>
          </table:table-cell>
          <table:table-cell/>
          <table:table-cell office:value-type="float" office:value="2.66646402578128">
            <text:p>2.67</text:p>
          </table:table-cell>
          <table:table-cell office:value-type="float" office:value="0.007">
            <text:p>0.01</text:p>
          </table:table-cell>
          <table:table-cell office:value-type="float" office:value="-4.96184512992682">
            <text:p>-4.96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.94591014905531">
            <text:p>1.95</text:p>
          </table:table-cell>
          <table:table-cell office:value-type="float" office:value="5.06259503302697">
            <text:p>5.06</text:p>
          </table:table-cell>
          <table:table-cell office:value-type="float" office:value="9.46993156426144">
            <text:p>9.47</text:p>
          </table:table-cell>
          <table:table-cell/>
          <table:table-cell office:value-type="float" office:value="41">
            <text:p>41</text:p>
          </table:table-cell>
          <table:table-cell office:value-type="float" office:value="12.964">
            <text:p>12.96</text:p>
          </table:table-cell>
          <table:table-cell/>
          <table:table-cell office:value-type="float" office:value="2.5621762852793">
            <text:p>2.56</text:p>
          </table:table-cell>
          <table:table-cell office:value-type="float" office:value="0.007">
            <text:p>0.01</text:p>
          </table:table-cell>
          <table:table-cell office:value-type="float" office:value="-4.96184512992682">
            <text:p>-4.96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.79175946922806">
            <text:p>1.79</text:p>
          </table:table-cell>
          <table:table-cell office:value-type="float" office:value="4.96284463025991">
            <text:p>4.96</text:p>
          </table:table-cell>
          <table:table-cell office:value-type="float" office:value="9.36623239193316">
            <text:p>9.37</text:p>
          </table:table-cell>
          <table:table-cell/>
          <table:table-cell office:value-type="float" office:value="42">
            <text:p>42</text:p>
          </table:table-cell>
          <table:table-cell office:value-type="float" office:value="11.687">
            <text:p>11.69</text:p>
          </table:table-cell>
          <table:table-cell/>
          <table:table-cell office:value-type="float" office:value="2.45847711295102">
            <text:p>2.46</text:p>
          </table:table-cell>
          <table:table-cell office:value-type="float" office:value="0.006">
            <text:p>0.01</text:p>
          </table:table-cell>
          <table:table-cell office:value-type="float" office:value="-5.11599580975408">
            <text:p>-5.12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.79175946922806">
            <text:p>1.79</text:p>
          </table:table-cell>
          <table:table-cell office:value-type="float" office:value="4.89034912822175">
            <text:p>4.89</text:p>
          </table:table-cell>
          <table:table-cell office:value-type="float" office:value="9.25817770139034">
            <text:p>9.26</text:p>
          </table:table-cell>
          <table:table-cell/>
          <table:table-cell office:value-type="float" office:value="43">
            <text:p>43</text:p>
          </table:table-cell>
          <table:table-cell office:value-type="float" office:value="10.49">
            <text:p>10.49</text:p>
          </table:table-cell>
          <table:table-cell/>
          <table:table-cell office:value-type="float" office:value="2.35042242240821">
            <text:p>2.35</text:p>
          </table:table-cell>
          <table:table-cell office:value-type="float" office:value="0.006">
            <text:p>0.01</text:p>
          </table:table-cell>
          <table:table-cell office:value-type="float" office:value="-5.11599580975408">
            <text:p>-5.12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.6094379124341">
            <text:p>1.61</text:p>
          </table:table-cell>
          <table:table-cell office:value-type="float" office:value="4.76217393479776">
            <text:p>4.76</text:p>
          </table:table-cell>
          <table:table-cell office:value-type="float" office:value="9.15324077993561">
            <text:p>9.15</text:p>
          </table:table-cell>
          <table:table-cell/>
          <table:table-cell office:value-type="float" office:value="44">
            <text:p>44</text:p>
          </table:table-cell>
          <table:table-cell office:value-type="float" office:value="9.445">
            <text:p>9.45</text:p>
          </table:table-cell>
          <table:table-cell/>
          <table:table-cell office:value-type="float" office:value="2.24548550095347">
            <text:p>2.25</text:p>
          </table:table-cell>
          <table:table-cell office:value-type="float" office:value="0.005">
            <text:p>0.01</text:p>
          </table:table-cell>
          <table:table-cell office:value-type="float" office:value="-5.29831736654804">
            <text:p>-5.3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.38629436111989">
            <text:p>1.39</text:p>
          </table:table-cell>
          <table:table-cell office:value-type="float" office:value="4.63472898822964">
            <text:p>4.63</text:p>
          </table:table-cell>
          <table:table-cell office:value-type="float" office:value="9.04687982282315">
            <text:p>9.05</text:p>
          </table:table-cell>
          <table:table-cell/>
          <table:table-cell office:value-type="float" office:value="45">
            <text:p>45</text:p>
          </table:table-cell>
          <table:table-cell office:value-type="float" office:value="8.492">
            <text:p>8.49</text:p>
          </table:table-cell>
          <table:table-cell/>
          <table:table-cell office:value-type="float" office:value="2.13912454384101">
            <text:p>2.14</text:p>
          </table:table-cell>
          <table:table-cell office:value-type="float" office:value="0.004">
            <text:p>0</text:p>
          </table:table-cell>
          <table:table-cell office:value-type="float" office:value="-5.52146091786225">
            <text:p>-5.52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.09861228866811">
            <text:p>1.1</text:p>
          </table:table-cell>
          <table:table-cell office:value-type="float" office:value="4.49980967033027">
            <text:p>4.5</text:p>
          </table:table-cell>
          <table:table-cell office:value-type="float" office:value="8.93971205409023">
            <text:p>8.94</text:p>
          </table:table-cell>
          <table:table-cell/>
          <table:table-cell office:value-type="float" office:value="46">
            <text:p>46</text:p>
          </table:table-cell>
          <table:table-cell office:value-type="float" office:value="7.629">
            <text:p>7.63</text:p>
          </table:table-cell>
          <table:table-cell/>
          <table:table-cell office:value-type="float" office:value="2.03195677510809">
            <text:p>2.03</text:p>
          </table:table-cell>
          <table:table-cell office:value-type="float" office:value="0.003">
            <text:p>0</text:p>
          </table:table-cell>
          <table:table-cell office:value-type="float" office:value="-5.80914299031403">
            <text:p>-5.81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.09861228866811">
            <text:p>1.1</text:p>
          </table:table-cell>
          <table:table-cell office:value-type="float" office:value="4.36944785246702">
            <text:p>4.37</text:p>
          </table:table-cell>
          <table:table-cell office:value-type="float" office:value="8.83521046366409">
            <text:p>8.84</text:p>
          </table:table-cell>
          <table:table-cell/>
          <table:table-cell office:value-type="float" office:value="47">
            <text:p>47</text:p>
          </table:table-cell>
          <table:table-cell office:value-type="float" office:value="6.872">
            <text:p>6.87</text:p>
          </table:table-cell>
          <table:table-cell/>
          <table:table-cell office:value-type="float" office:value="1.92745518468195">
            <text:p>1.93</text:p>
          </table:table-cell>
          <table:table-cell office:value-type="float" office:value="0.003">
            <text:p>0</text:p>
          </table:table-cell>
          <table:table-cell office:value-type="float" office:value="-5.80914299031403">
            <text:p>-5.81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.09861228866811">
            <text:p>1.1</text:p>
          </table:table-cell>
          <table:table-cell office:value-type="float" office:value="4.27666611901606">
            <text:p>4.28</text:p>
          </table:table-cell>
          <table:table-cell office:value-type="float" office:value="8.73198193834769">
            <text:p>8.73</text:p>
          </table:table-cell>
          <table:table-cell/>
          <table:table-cell office:value-type="float" office:value="48">
            <text:p>48</text:p>
          </table:table-cell>
          <table:table-cell office:value-type="float" office:value="6.198">
            <text:p>6.2</text:p>
          </table:table-cell>
          <table:table-cell/>
          <table:table-cell office:value-type="float" office:value="1.82422665936556">
            <text:p>1.82</text:p>
          </table:table-cell>
          <table:table-cell office:value-type="float" office:value="0.003">
            <text:p>0</text:p>
          </table:table-cell>
          <table:table-cell office:value-type="float" office:value="-5.80914299031403">
            <text:p>-5.81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693147180559945">
            <text:p>0.69</text:p>
          </table:table-cell>
          <table:table-cell office:value-type="float" office:value="4.20469261939097">
            <text:p>4.2</text:p>
          </table:table-cell>
          <table:table-cell office:value-type="float" office:value="8.62694405537536">
            <text:p>8.63</text:p>
          </table:table-cell>
          <table:table-cell/>
          <table:table-cell office:value-type="float" office:value="49">
            <text:p>49</text:p>
          </table:table-cell>
          <table:table-cell office:value-type="float" office:value="5.58">
            <text:p>5.58</text:p>
          </table:table-cell>
          <table:table-cell/>
          <table:table-cell office:value-type="float" office:value="1.71918877639322">
            <text:p>1.72</text:p>
          </table:table-cell>
          <table:table-cell office:value-type="float" office:value="0.002">
            <text:p>0</text:p>
          </table:table-cell>
          <table:table-cell office:value-type="float" office:value="-6.21460809842219">
            <text:p>-6.21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.07753744390572">
            <text:p>4.08</text:p>
          </table:table-cell>
          <table:table-cell office:value-type="float" office:value="8.52158353971753">
            <text:p>8.52</text:p>
          </table:table-cell>
          <table:table-cell/>
          <table:table-cell office:value-type="float" office:value="50">
            <text:p>50</text:p>
          </table:table-cell>
          <table:table-cell office:value-type="float" office:value="5.022">
            <text:p>5.02</text:p>
          </table:table-cell>
          <table:table-cell/>
          <table:table-cell office:value-type="float" office:value="1.61382826073539">
            <text:p>1.61</text:p>
          </table:table-cell>
          <table:table-cell office:value-type="float" office:value="0.001">
            <text:p>0</text:p>
          </table:table-cell>
          <table:table-cell office:value-type="float" office:value="-6.90775527898214">
            <text:p>-6.91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.98898404656427">
            <text:p>3.99</text:p>
          </table:table-cell>
          <table:table-cell office:value-type="float" office:value="8.42090253109795">
            <text:p>8.42</text:p>
          </table:table-cell>
          <table:table-cell/>
          <table:table-cell office:value-type="float" office:value="51">
            <text:p>51</text:p>
          </table:table-cell>
          <table:table-cell office:value-type="float" office:value="4.541">
            <text:p>4.54</text:p>
          </table:table-cell>
          <table:table-cell/>
          <table:table-cell office:value-type="float" office:value="1.51314725211581">
            <text:p>1.51</text:p>
          </table:table-cell>
          <table:table-cell office:value-type="float" office:value="0.001">
            <text:p>0</text:p>
          </table:table-cell>
          <table:table-cell office:value-type="float" office:value="-6.90775527898214">
            <text:p>-6.91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.89182029811063">
            <text:p>3.89</text:p>
          </table:table-cell>
          <table:table-cell office:value-type="float" office:value="8.31605572036464">
            <text:p>8.32</text:p>
          </table:table-cell>
          <table:table-cell/>
          <table:table-cell office:value-type="float" office:value="52">
            <text:p>52</text:p>
          </table:table-cell>
          <table:table-cell office:value-type="float" office:value="4.089">
            <text:p>4.09</text:p>
          </table:table-cell>
          <table:table-cell/>
          <table:table-cell office:value-type="float" office:value="1.40830044138251">
            <text:p>1.41</text:p>
          </table:table-cell>
          <table:table-cell office:value-type="float" office:value="0.001">
            <text:p>0</text:p>
          </table:table-cell>
          <table:table-cell office:value-type="float" office:value="-6.90775527898214">
            <text:p>-6.91</text:p>
          </table:table-cell>
          <table:table-cell table:number-columns-repeated="6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.8286413964891">
            <text:p>3.83</text:p>
          </table:table-cell>
          <table:table-cell office:value-type="float" office:value="8.20603776277881">
            <text:p>8.21</text:p>
          </table:table-cell>
          <table:table-cell/>
          <table:table-cell office:value-type="float" office:value="53">
            <text:p>53</text:p>
          </table:table-cell>
          <table:table-cell office:value-type="float" office:value="3.663">
            <text:p>3.66</text:p>
          </table:table-cell>
          <table:table-cell/>
          <table:table-cell office:value-type="float" office:value="1.29828248379668">
            <text:p>1.3</text:p>
          </table:table-cell>
          <table:table-cell office:value-type="float" office:value="0.001">
            <text:p>0</text:p>
          </table:table-cell>
          <table:table-cell office:value-type="float" office:value="-6.90775527898214">
            <text:p>-6.91</text:p>
          </table:table-cell>
          <table:table-cell table:number-columns-repeated="6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.73766961828337">
            <text:p>3.74</text:p>
          </table:table-cell>
          <table:table-cell office:value-type="float" office:value="8.1086232683546">
            <text:p>8.11</text:p>
          </table:table-cell>
          <table:table-cell/>
          <table:table-cell office:value-type="float" office:value="54">
            <text:p>54</text:p>
          </table:table-cell>
          <table:table-cell office:value-type="float" office:value="3.323">
            <text:p>3.32</text:p>
          </table:table-cell>
          <table:table-cell/>
          <table:table-cell office:value-type="float" office:value="1.20086798937246">
            <text:p>1.2</text:p>
          </table:table-cell>
          <table:table-cell office:value-type="float" office:value="0.001">
            <text:p>0</text:p>
          </table:table-cell>
          <table:table-cell office:value-type="float" office:value="-6.90775527898214">
            <text:p>-6.91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.61091791264422">
            <text:p>3.61</text:p>
          </table:table-cell>
          <table:table-cell office:value-type="float" office:value="8.01234963932779">
            <text:p>8.01</text:p>
          </table:table-cell>
          <table:table-cell/>
          <table:table-cell office:value-type="float" office:value="55">
            <text:p>55</text:p>
          </table:table-cell>
          <table:table-cell office:value-type="float" office:value="3.018">
            <text:p>3.02</text:p>
          </table:table-cell>
          <table:table-cell/>
          <table:table-cell office:value-type="float" office:value="1.10459436034566">
            <text:p>1.1</text:p>
          </table:table-cell>
          <table:table-cell office:value-type="float" office:value="0.001">
            <text:p>0</text:p>
          </table:table-cell>
          <table:table-cell office:value-type="float" office:value="-6.90775527898214">
            <text:p>-6.91</text:p>
          </table:table-cell>
          <table:table-cell table:number-columns-repeated="6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.52636052461616">
            <text:p>3.53</text:p>
          </table:table-cell>
          <table:table-cell office:value-type="float" office:value="7.90875473878325">
            <text:p>7.91</text:p>
          </table:table-cell>
          <table:table-cell/>
          <table:table-cell office:value-type="float" office:value="56">
            <text:p>56</text:p>
          </table:table-cell>
          <table:table-cell office:value-type="float" office:value="2.721">
            <text:p>2.72</text:p>
          </table:table-cell>
          <table:table-cell/>
          <table:table-cell office:value-type="float" office:value="1.00099945980111">
            <text:p>1</text:p>
          </table:table-cell>
          <table:table-cell office:value-type="float" office:value="0.001">
            <text:p>0</text:p>
          </table:table-cell>
          <table:table-cell office:value-type="float" office:value="-6.90775527898214">
            <text:p>-6.91</text:p>
          </table:table-cell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3.46573590279973">
            <text:p>3.47</text:p>
          </table:table-cell>
          <table:table-cell office:value-type="float" office:value="7.79811262882979">
            <text:p>7.8</text:p>
          </table:table-cell>
          <table:table-cell/>
          <table:table-cell office:value-type="float" office:value="57">
            <text:p>57</text:p>
          </table:table-cell>
          <table:table-cell office:value-type="float" office:value="2.436">
            <text:p>2.44</text:p>
          </table:table-cell>
          <table:table-cell/>
          <table:table-cell office:value-type="float" office:value="0.890357349847651">
            <text:p>0.89</text:p>
          </table:table-cell>
          <table:table-cell office:value-type="float" office:value="0.001">
            <text:p>0</text:p>
          </table:table-cell>
          <table:table-cell office:value-type="float" office:value="-6.90775527898214">
            <text:p>-6.91</text:p>
          </table:table-cell>
          <table:table-cell table:number-columns-repeated="6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.3322045101752">
            <text:p>3.33</text:p>
          </table:table-cell>
          <table:table-cell office:value-type="float" office:value="7.68524360797583">
            <text:p>7.69</text:p>
          </table:table-cell>
          <table:table-cell/>
          <table:table-cell office:value-type="float" office:value="58">
            <text:p>58</text:p>
          </table:table-cell>
          <table:table-cell office:value-type="float" office:value="2.176">
            <text:p>2.18</text:p>
          </table:table-cell>
          <table:table-cell/>
          <table:table-cell office:value-type="float" office:value="0.777488328993696">
            <text:p>0.78</text:p>
          </table:table-cell>
          <table:table-cell office:value-type="float" office:value="0.001">
            <text:p>0</text:p>
          </table:table-cell>
          <table:table-cell office:value-type="float" office:value="-6.90775527898214">
            <text:p>-6.91</text:p>
          </table:table-cell>
          <table:table-cell table:number-columns-repeated="6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3.17805383034795">
            <text:p>3.18</text:p>
          </table:table-cell>
          <table:table-cell office:value-type="float" office:value="7.57814547241947">
            <text:p>7.58</text:p>
          </table:table-cell>
          <table:table-cell/>
          <table:table-cell office:value-type="float" office:value="59">
            <text:p>59</text:p>
          </table:table-cell>
          <table:table-cell office:value-type="float" office:value="1.955">
            <text:p>1.96</text:p>
          </table:table-cell>
          <table:table-cell/>
          <table:table-cell office:value-type="float" office:value="0.670390193437329">
            <text:p>0.67</text:p>
          </table:table-cell>
          <table:table-cell office:value-type="float" office:value="0.001">
            <text:p>0</text:p>
          </table:table-cell>
          <table:table-cell office:value-type="float" office:value="-6.90775527898214">
            <text:p>-6.9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.13549421592915">
            <text:p>3.14</text:p>
          </table:table-cell>
          <table:table-cell office:value-type="float" office:value="7.4713630881871">
            <text:p>7.47</text:p>
          </table:table-cell>
          <table:table-cell/>
          <table:table-cell office:value-type="float" office:value="60">
            <text:p>60</text:p>
          </table:table-cell>
          <table:table-cell office:value-type="float" office:value="1.757">
            <text:p>1.76</text:p>
          </table:table-cell>
          <table:table-cell/>
          <table:table-cell office:value-type="float" office:value="0.56360780920496">
            <text:p>0.56</text:p>
          </table:table-cell>
          <table:table-cell office:value-type="float" office:value="0.001">
            <text:p>0</text:p>
          </table:table-cell>
          <table:table-cell office:value-type="float" office:value="-6.90775527898214">
            <text:p>-6.91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2.99573227355399">
            <text:p>3</text:p>
          </table:table-cell>
          <table:table-cell office:value-type="float" office:value="7.36897040219479">
            <text:p>7.37</text:p>
          </table:table-cell>
          <table:table-cell/>
          <table:table-cell office:value-type="float" office:value="61">
            <text:p>61</text:p>
          </table:table-cell>
          <table:table-cell office:value-type="float" office:value="1.586">
            <text:p>1.59</text:p>
          </table:table-cell>
          <table:table-cell/>
          <table:table-cell office:value-type="float" office:value="0.461215123212656">
            <text:p>0.46</text:p>
          </table:table-cell>
          <table:table-cell office:value-type="float" office:value="0.001">
            <text:p>0</text:p>
          </table:table-cell>
          <table:table-cell office:value-type="float" office:value="-6.90775527898214">
            <text:p>-6.91</text:p>
          </table:table-cell>
          <table:table-cell table:number-columns-repeated="6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.70805020110221">
            <text:p>2.71</text:p>
          </table:table-cell>
          <table:table-cell office:value-type="float" office:value="7.26822302115957">
            <text:p>7.27</text:p>
          </table:table-cell>
          <table:table-cell/>
          <table:table-cell office:value-type="float" office:value="62">
            <text:p>62</text:p>
          </table:table-cell>
          <table:table-cell office:value-type="float" office:value="1.434">
            <text:p>1.43</text:p>
          </table:table-cell>
          <table:table-cell/>
          <table:table-cell office:value-type="float" office:value="0.360467742177429">
            <text:p>0.36</text:p>
          </table:table-cell>
          <table:table-cell office:value-type="float" office:value="0.001">
            <text:p>0</text:p>
          </table:table-cell>
          <table:table-cell office:value-type="float" office:value="-6.90775527898214">
            <text:p>-6.91</text:p>
          </table:table-cell>
          <table:table-cell table:number-columns-repeated="6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2.63905732961526">
            <text:p>2.64</text:p>
          </table:table-cell>
          <table:table-cell office:value-type="float" office:value="7.14282740116162">
            <text:p>7.14</text:p>
          </table:table-cell>
          <table:table-cell/>
          <table:table-cell office:value-type="float" office:value="63">
            <text:p>63</text:p>
          </table:table-cell>
          <table:table-cell office:value-type="float" office:value="1.265">
            <text:p>1.27</text:p>
          </table:table-cell>
          <table:table-cell/>
          <table:table-cell office:value-type="float" office:value="0.235072122179483">
            <text:p>0.24</text:p>
          </table:table-cell>
          <table:table-cell office:value-type="float" office:value="0.001">
            <text:p>0</text:p>
          </table:table-cell>
          <table:table-cell office:value-type="float" office:value="-6.90775527898214">
            <text:p>-6.91</text:p>
          </table:table-cell>
          <table:table-cell table:number-columns-repeated="6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2.56494935746154">
            <text:p>2.56</text:p>
          </table:table-cell>
          <table:table-cell office:value-type="float" office:value="7.03085747611612">
            <text:p>7.03</text:p>
          </table:table-cell>
          <table:table-cell/>
          <table:table-cell office:value-type="float" office:value="64">
            <text:p>64</text:p>
          </table:table-cell>
          <table:table-cell office:value-type="float" office:value="1.131">
            <text:p>1.13</text:p>
          </table:table-cell>
          <table:table-cell/>
          <table:table-cell office:value-type="float" office:value="0.123102197133983">
            <text:p>0.12</text:p>
          </table:table-cell>
          <table:table-cell office:value-type="float" office:value="0.001">
            <text:p>0</text:p>
          </table:table-cell>
          <table:table-cell office:value-type="float" office:value="-6.90775527898214">
            <text:p>-6.91</text:p>
          </table:table-cell>
          <table:table-cell table:number-columns-repeated="6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2.39789527279837">
            <text:p>2.4</text:p>
          </table:table-cell>
          <table:table-cell office:value-type="float" office:value="6.91075078796194">
            <text:p>6.91</text:p>
          </table:table-cell>
          <table:table-cell/>
          <table:table-cell office:value-type="float" office:value="65">
            <text:p>65</text:p>
          </table:table-cell>
          <table:table-cell office:value-type="float" office:value="1.003">
            <text:p>1</text:p>
          </table:table-cell>
          <table:table-cell/>
          <table:table-cell office:value-type="float" office:value="0.00299550897979837">
            <text:p>0</text:p>
          </table:table-cell>
          <table:table-cell office:value-type="float" office:value="0.001">
            <text:p>0</text:p>
          </table:table-cell>
          <table:table-cell office:value-type="float" office:value="-6.90775527898214">
            <text:p>-6.91</text:p>
          </table:table-cell>
          <table:table-cell table:number-columns-repeated="6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.19722457733622">
            <text:p>2.2</text:p>
          </table:table-cell>
          <table:table-cell office:value-type="float" office:value="6.80793494369993">
            <text:p>6.81</text:p>
          </table:table-cell>
          <table:table-cell/>
          <table:table-cell office:value-type="float" office:value="66">
            <text:p>66</text:p>
          </table:table-cell>
          <table:table-cell office:value-type="float" office:value="0.905">
            <text:p>0.91</text:p>
          </table:table-cell>
          <table:table-cell/>
          <table:table-cell office:value-type="float" office:value="-0.0998203352822109">
            <text:p>-0.1</text:p>
          </table:table-cell>
          <table:table-cell office:value-type="float" office:value="0.001">
            <text:p>0</text:p>
          </table:table-cell>
          <table:table-cell office:value-type="float" office:value="-6.90775527898214">
            <text:p>-6.91</text:p>
          </table:table-cell>
          <table:table-cell table:number-columns-repeated="6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2.07944154167984">
            <text:p>2.08</text:p>
          </table:table-cell>
          <table:table-cell office:value-type="float" office:value="6.69826805411541">
            <text:p>6.7</text:p>
          </table:table-cell>
          <table:table-cell/>
          <table:table-cell office:value-type="float" office:value="67">
            <text:p>67</text:p>
          </table:table-cell>
          <table:table-cell office:value-type="float" office:value="0.811">
            <text:p>0.81</text:p>
          </table:table-cell>
          <table:table-cell/>
          <table:table-cell office:value-type="float" office:value="-0.209487224866724">
            <text:p>-0.21</text:p>
          </table:table-cell>
          <table:table-cell office:value-type="float" office:value="0.001">
            <text:p>0</text:p>
          </table:table-cell>
          <table:table-cell office:value-type="float" office:value="-6.90775527898214">
            <text:p>-6.91</text:p>
          </table:table-cell>
          <table:table-cell table:number-columns-repeated="6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.79175946922806">
            <text:p>1.79</text:p>
          </table:table-cell>
          <table:table-cell office:value-type="float" office:value="6.61606518513282">
            <text:p>6.62</text:p>
          </table:table-cell>
          <table:table-cell/>
          <table:table-cell office:value-type="float" office:value="68">
            <text:p>68</text:p>
          </table:table-cell>
          <table:table-cell office:value-type="float" office:value="0.747">
            <text:p>0.75</text:p>
          </table:table-cell>
          <table:table-cell/>
          <table:table-cell office:value-type="float" office:value="-0.29169009384932">
            <text:p>-0.29</text:p>
          </table:table-cell>
          <table:table-cell office:value-type="float" office:value="0.001">
            <text:p>0</text:p>
          </table:table-cell>
          <table:table-cell office:value-type="float" office:value="-6.90775527898214">
            <text:p>-6.91</text:p>
          </table:table-cell>
          <table:table-cell table:number-columns-repeated="6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.38629436111989">
            <text:p>1.39</text:p>
          </table:table-cell>
          <table:table-cell office:value-type="float" office:value="6.52649485957079">
            <text:p>6.53</text:p>
          </table:table-cell>
          <table:table-cell/>
          <table:table-cell office:value-type="float" office:value="69">
            <text:p>69</text:p>
          </table:table-cell>
          <table:table-cell office:value-type="float" office:value="0.683">
            <text:p>0.68</text:p>
          </table:table-cell>
          <table:table-cell/>
          <table:table-cell office:value-type="float" office:value="-0.381260419411347">
            <text:p>-0.38</text:p>
          </table:table-cell>
          <table:table-cell office:value-type="float" office:value="0.001">
            <text:p>0</text:p>
          </table:table-cell>
          <table:table-cell office:value-type="float" office:value="-6.90775527898214">
            <text:p>-6.91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.09861228866811">
            <text:p>1.1</text:p>
          </table:table-cell>
          <table:table-cell office:value-type="float" office:value="6.4150969591716">
            <text:p>6.42</text:p>
          </table:table-cell>
          <table:table-cell/>
          <table:table-cell office:value-type="float" office:value="70">
            <text:p>70</text:p>
          </table:table-cell>
          <table:table-cell office:value-type="float" office:value="0.611">
            <text:p>0.61</text:p>
          </table:table-cell>
          <table:table-cell/>
          <table:table-cell office:value-type="float" office:value="-0.492658319810542">
            <text:p>-0.49</text:p>
          </table:table-cell>
          <table:table-cell office:value-type="float" office:value="0.001">
            <text:p>0</text:p>
          </table:table-cell>
          <table:table-cell office:value-type="float" office:value="-6.90775527898214">
            <text:p>-6.91</text:p>
          </table:table-cell>
          <table:table-cell table:number-columns-repeated="6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1.09861228866811">
            <text:p>1.1</text:p>
          </table:table-cell>
          <table:table-cell office:value-type="float" office:value="6.30078579466324">
            <text:p>6.3</text:p>
          </table:table-cell>
          <table:table-cell/>
          <table:table-cell office:value-type="float" office:value="71">
            <text:p>71</text:p>
          </table:table-cell>
          <table:table-cell office:value-type="float" office:value="0.545">
            <text:p>0.55</text:p>
          </table:table-cell>
          <table:table-cell/>
          <table:table-cell office:value-type="float" office:value="-0.606969484318893">
            <text:p>-0.61</text:p>
          </table:table-cell>
          <table:table-cell office:value-type="float" office:value="0.001">
            <text:p>0</text:p>
          </table:table-cell>
          <table:table-cell office:value-type="float" office:value="-6.90775527898214">
            <text:p>-6.91</text:p>
          </table:table-cell>
          <table:table-cell table:number-columns-repeated="6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1.09861228866811">
            <text:p>1.1</text:p>
          </table:table-cell>
          <table:table-cell office:value-type="float" office:value="6.19644412779452">
            <text:p>6.2</text:p>
          </table:table-cell>
          <table:table-cell/>
          <table:table-cell office:value-type="float" office:value="72">
            <text:p>72</text:p>
          </table:table-cell>
          <table:table-cell office:value-type="float" office:value="0.491">
            <text:p>0.49</text:p>
          </table:table-cell>
          <table:table-cell/>
          <table:table-cell office:value-type="float" office:value="-0.711311151187617">
            <text:p>-0.71</text:p>
          </table:table-cell>
          <table:table-cell office:value-type="float" office:value="0.001">
            <text:p>0</text:p>
          </table:table-cell>
          <table:table-cell office:value-type="float" office:value="-6.90775527898214">
            <text:p>-6.91</text:p>
          </table:table-cell>
          <table:table-cell table:number-columns-repeated="6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.09861228866811">
            <text:p>1.1</text:p>
          </table:table-cell>
          <table:table-cell office:value-type="float" office:value="6.07304453410041">
            <text:p>6.07</text:p>
          </table:table-cell>
          <table:table-cell/>
          <table:table-cell office:value-type="float" office:value="73">
            <text:p>73</text:p>
          </table:table-cell>
          <table:table-cell office:value-type="float" office:value="0.434">
            <text:p>0.43</text:p>
          </table:table-cell>
          <table:table-cell/>
          <table:table-cell office:value-type="float" office:value="-0.834710744881732">
            <text:p>-0.83</text:p>
          </table:table-cell>
          <table:table-cell office:value-type="float" office:value="0.001">
            <text:p>0</text:p>
          </table:table-cell>
          <table:table-cell office:value-type="float" office:value="-6.90775527898214">
            <text:p>-6.91</text:p>
          </table:table-cell>
          <table:table-cell table:number-columns-repeated="6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1.09861228866811">
            <text:p>1.1</text:p>
          </table:table-cell>
          <table:table-cell office:value-type="float" office:value="5.97126183979046">
            <text:p>5.97</text:p>
          </table:table-cell>
          <table:table-cell/>
          <table:table-cell office:value-type="float" office:value="74">
            <text:p>74</text:p>
          </table:table-cell>
          <table:table-cell office:value-type="float" office:value="0.392">
            <text:p>0.39</text:p>
          </table:table-cell>
          <table:table-cell/>
          <table:table-cell office:value-type="float" office:value="-0.936493439191675">
            <text:p>-0.94</text:p>
          </table:table-cell>
          <table:table-cell office:value-type="float" office:value="0.001">
            <text:p>0</text:p>
          </table:table-cell>
          <table:table-cell office:value-type="float" office:value="-6.90775527898214">
            <text:p>-6.91</text:p>
          </table:table-cell>
          <table:table-cell table:number-columns-repeated="6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.09861228866811">
            <text:p>1.1</text:p>
          </table:table-cell>
          <table:table-cell office:value-type="float" office:value="5.8636311755981">
            <text:p>5.86</text:p>
          </table:table-cell>
          <table:table-cell/>
          <table:table-cell office:value-type="float" office:value="75">
            <text:p>75</text:p>
          </table:table-cell>
          <table:table-cell office:value-type="float" office:value="0.352">
            <text:p>0.35</text:p>
          </table:table-cell>
          <table:table-cell/>
          <table:table-cell office:value-type="float" office:value="-1.04412410338404">
            <text:p>-1.04</text:p>
          </table:table-cell>
          <table:table-cell office:value-type="float" office:value="0.001">
            <text:p>0</text:p>
          </table:table-cell>
          <table:table-cell office:value-type="float" office:value="-6.90775527898214">
            <text:p>-6.91</text:p>
          </table:table-cell>
          <table:table-cell table:number-columns-repeated="6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1.09861228866811">
            <text:p>1.1</text:p>
          </table:table-cell>
          <table:table-cell office:value-type="float" office:value="5.76205138278018">
            <text:p>5.76</text:p>
          </table:table-cell>
          <table:table-cell/>
          <table:table-cell office:value-type="float" office:value="76">
            <text:p>76</text:p>
          </table:table-cell>
          <table:table-cell office:value-type="float" office:value="0.318">
            <text:p>0.32</text:p>
          </table:table-cell>
          <table:table-cell/>
          <table:table-cell office:value-type="float" office:value="-1.14570389620196">
            <text:p>-1.15</text:p>
          </table:table-cell>
          <table:table-cell office:value-type="float" office:value="0.001">
            <text:p>0</text:p>
          </table:table-cell>
          <table:table-cell office:value-type="float" office:value="-6.90775527898214">
            <text:p>-6.91</text:p>
          </table:table-cell>
          <table:table-cell table:number-columns-repeated="6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1.09861228866811">
            <text:p>1.1</text:p>
          </table:table-cell>
          <table:table-cell office:value-type="float" office:value="5.67675380226828">
            <text:p>5.68</text:p>
          </table:table-cell>
          <table:table-cell/>
          <table:table-cell office:value-type="float" office:value="77">
            <text:p>77</text:p>
          </table:table-cell>
          <table:table-cell office:value-type="float" office:value="0.292">
            <text:p>0.29</text:p>
          </table:table-cell>
          <table:table-cell/>
          <table:table-cell office:value-type="float" office:value="-1.23100147671386">
            <text:p>-1.23</text:p>
          </table:table-cell>
          <table:table-cell office:value-type="float" office:value="0.001">
            <text:p>0</text:p>
          </table:table-cell>
          <table:table-cell office:value-type="float" office:value="-6.90775527898214">
            <text:p>-6.91</text:p>
          </table:table-cell>
          <table:table-cell table:number-columns-repeated="6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.09861228866811">
            <text:p>1.1</text:p>
          </table:table-cell>
          <table:table-cell office:value-type="float" office:value="5.5834963087817">
            <text:p>5.58</text:p>
          </table:table-cell>
          <table:table-cell/>
          <table:table-cell office:value-type="float" office:value="78">
            <text:p>78</text:p>
          </table:table-cell>
          <table:table-cell office:value-type="float" office:value="0.266">
            <text:p>0.27</text:p>
          </table:table-cell>
          <table:table-cell/>
          <table:table-cell office:value-type="float" office:value="-1.32425897020044">
            <text:p>-1.32</text:p>
          </table:table-cell>
          <table:table-cell office:value-type="float" office:value="0.001">
            <text:p>0</text:p>
          </table:table-cell>
          <table:table-cell office:value-type="float" office:value="-6.90775527898214">
            <text:p>-6.91</text:p>
          </table:table-cell>
          <table:table-cell table:number-columns-repeated="6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.09861228866811">
            <text:p>1.1</text:p>
          </table:table-cell>
          <table:table-cell office:value-type="float" office:value="5.50533153593236">
            <text:p>5.51</text:p>
          </table:table-cell>
          <table:table-cell/>
          <table:table-cell office:value-type="float" office:value="79">
            <text:p>79</text:p>
          </table:table-cell>
          <table:table-cell office:value-type="float" office:value="0.246">
            <text:p>0.25</text:p>
          </table:table-cell>
          <table:table-cell/>
          <table:table-cell office:value-type="float" office:value="-1.40242374304977">
            <text:p>-1.4</text:p>
          </table:table-cell>
          <table:table-cell office:value-type="float" office:value="0.001">
            <text:p>0</text:p>
          </table:table-cell>
          <table:table-cell office:value-type="float" office:value="-6.90775527898214">
            <text:p>-6.91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.09861228866811">
            <text:p>1.1</text:p>
          </table:table-cell>
          <table:table-cell office:value-type="float" office:value="5.39816270151775">
            <text:p>5.4</text:p>
          </table:table-cell>
          <table:table-cell/>
          <table:table-cell office:value-type="float" office:value="80">
            <text:p>80</text:p>
          </table:table-cell>
          <table:table-cell office:value-type="float" office:value="0.221">
            <text:p>0.22</text:p>
          </table:table-cell>
          <table:table-cell/>
          <table:table-cell office:value-type="float" office:value="-1.50959257746438">
            <text:p>-1.51</text:p>
          </table:table-cell>
          <table:table-cell office:value-type="float" office:value="0.001">
            <text:p>0</text:p>
          </table:table-cell>
          <table:table-cell office:value-type="float" office:value="-6.90775527898214">
            <text:p>-6.91</text:p>
          </table:table-cell>
          <table:table-cell table:number-columns-repeated="6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1.09861228866811">
            <text:p>1.1</text:p>
          </table:table-cell>
          <table:table-cell office:value-type="float" office:value="5.30826769740121">
            <text:p>5.31</text:p>
          </table:table-cell>
          <table:table-cell/>
          <table:table-cell office:value-type="float" office:value="81">
            <text:p>81</text:p>
          </table:table-cell>
          <table:table-cell office:value-type="float" office:value="0.202">
            <text:p>0.2</text:p>
          </table:table-cell>
          <table:table-cell/>
          <table:table-cell office:value-type="float" office:value="-1.59948758158093">
            <text:p>-1.6</text:p>
          </table:table-cell>
          <table:table-cell office:value-type="float" office:value="0.001">
            <text:p>0</text:p>
          </table:table-cell>
          <table:table-cell office:value-type="float" office:value="-6.90775527898214">
            <text:p>-6.91</text:p>
          </table:table-cell>
          <table:table-cell table:number-columns-repeated="6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1.09861228866811">
            <text:p>1.1</text:p>
          </table:table-cell>
          <table:table-cell office:value-type="float" office:value="5.22035582507832">
            <text:p>5.22</text:p>
          </table:table-cell>
          <table:table-cell/>
          <table:table-cell office:value-type="float" office:value="82">
            <text:p>82</text:p>
          </table:table-cell>
          <table:table-cell office:value-type="float" office:value="0.185">
            <text:p>0.19</text:p>
          </table:table-cell>
          <table:table-cell/>
          <table:table-cell office:value-type="float" office:value="-1.68739945390381">
            <text:p>-1.69</text:p>
          </table:table-cell>
          <table:table-cell office:value-type="float" office:value="0.001">
            <text:p>0</text:p>
          </table:table-cell>
          <table:table-cell office:value-type="float" office:value="-6.90775527898214">
            <text:p>-6.91</text:p>
          </table:table-cell>
          <table:table-cell table:number-columns-repeated="6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1.09861228866811">
            <text:p>1.1</text:p>
          </table:table-cell>
          <table:table-cell office:value-type="float" office:value="5.14749447681345">
            <text:p>5.15</text:p>
          </table:table-cell>
          <table:table-cell/>
          <table:table-cell office:value-type="float" office:value="83">
            <text:p>83</text:p>
          </table:table-cell>
          <table:table-cell office:value-type="float" office:value="0.172">
            <text:p>0.17</text:p>
          </table:table-cell>
          <table:table-cell/>
          <table:table-cell office:value-type="float" office:value="-1.76026080216868">
            <text:p>-1.76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 table:number-columns-repeated="6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0.693147180559945">
            <text:p>0.69</text:p>
          </table:table-cell>
          <table:table-cell office:value-type="float" office:value="5.04985600724954">
            <text:p>5.05</text:p>
          </table:table-cell>
          <table:table-cell/>
          <table:table-cell office:value-type="float" office:value="84">
            <text:p>84</text:p>
          </table:table-cell>
          <table:table-cell office:value-type="float" office:value="0.156">
            <text:p>0.16</text:p>
          </table:table-cell>
          <table:table-cell/>
          <table:table-cell office:value-type="float" office:value="-1.8578992717326">
            <text:p>-1.86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4.93447393313069">
            <text:p>4.93</text:p>
          </table:table-cell>
          <table:table-cell/>
          <table:table-cell office:value-type="float" office:value="85">
            <text:p>85</text:p>
          </table:table-cell>
          <table:table-cell office:value-type="float" office:value="0.139">
            <text:p>0.14</text:p>
          </table:table-cell>
          <table:table-cell/>
          <table:table-cell office:value-type="float" office:value="-1.97328134585145">
            <text:p>-1.97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 table:number-columns-repeated="6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4.86753445045558">
            <text:p>4.87</text:p>
          </table:table-cell>
          <table:table-cell/>
          <table:table-cell office:value-type="float" office:value="86">
            <text:p>86</text:p>
          </table:table-cell>
          <table:table-cell office:value-type="float" office:value="0.13">
            <text:p>0.13</text:p>
          </table:table-cell>
          <table:table-cell/>
          <table:table-cell office:value-type="float" office:value="-2.04022082852655">
            <text:p>-2.04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 table:number-columns-repeated="6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4.76217393479776">
            <text:p>4.76</text:p>
          </table:table-cell>
          <table:table-cell/>
          <table:table-cell office:value-type="float" office:value="87">
            <text:p>87</text:p>
          </table:table-cell>
          <table:table-cell office:value-type="float" office:value="0.117">
            <text:p>0.12</text:p>
          </table:table-cell>
          <table:table-cell/>
          <table:table-cell office:value-type="float" office:value="-2.14558134418438">
            <text:p>-2.15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 table:number-columns-repeated="6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4.58496747867057">
            <text:p>4.58</text:p>
          </table:table-cell>
          <table:table-cell/>
          <table:table-cell office:value-type="float" office:value="88">
            <text:p>88</text:p>
          </table:table-cell>
          <table:table-cell office:value-type="float" office:value="0.098">
            <text:p>0.1</text:p>
          </table:table-cell>
          <table:table-cell/>
          <table:table-cell office:value-type="float" office:value="-2.32278780031156">
            <text:p>-2.32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4.49980967033027">
            <text:p>4.5</text:p>
          </table:table-cell>
          <table:table-cell/>
          <table:table-cell office:value-type="float" office:value="89">
            <text:p>89</text:p>
          </table:table-cell>
          <table:table-cell office:value-type="float" office:value="0.09">
            <text:p>0.09</text:p>
          </table:table-cell>
          <table:table-cell/>
          <table:table-cell office:value-type="float" office:value="-2.40794560865187">
            <text:p>-2.41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4.40671924726425">
            <text:p>4.41</text:p>
          </table:table-cell>
          <table:table-cell/>
          <table:table-cell office:value-type="float" office:value="90">
            <text:p>90</text:p>
          </table:table-cell>
          <table:table-cell office:value-type="float" office:value="0.082">
            <text:p>0.08</text:p>
          </table:table-cell>
          <table:table-cell/>
          <table:table-cell office:value-type="float" office:value="-2.50103603171788">
            <text:p>-2.5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 table:number-columns-repeated="6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4.29045944114839">
            <text:p>4.29</text:p>
          </table:table-cell>
          <table:table-cell/>
          <table:table-cell office:value-type="float" office:value="91">
            <text:p>91</text:p>
          </table:table-cell>
          <table:table-cell office:value-type="float" office:value="0.073">
            <text:p>0.07</text:p>
          </table:table-cell>
          <table:table-cell/>
          <table:table-cell office:value-type="float" office:value="-2.61729583783375">
            <text:p>-2.62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 table:number-columns-repeated="6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4.17438726989564">
            <text:p>4.17</text:p>
          </table:table-cell>
          <table:table-cell/>
          <table:table-cell office:value-type="float" office:value="92">
            <text:p>92</text:p>
          </table:table-cell>
          <table:table-cell office:value-type="float" office:value="0.065">
            <text:p>0.07</text:p>
          </table:table-cell>
          <table:table-cell/>
          <table:table-cell office:value-type="float" office:value="-2.7333680090865">
            <text:p>-2.73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 table:number-columns-repeated="6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4.02535169073515">
            <text:p>4.03</text:p>
          </table:table-cell>
          <table:table-cell/>
          <table:table-cell office:value-type="float" office:value="93">
            <text:p>93</text:p>
          </table:table-cell>
          <table:table-cell office:value-type="float" office:value="0.056">
            <text:p>0.06</text:p>
          </table:table-cell>
          <table:table-cell/>
          <table:table-cell office:value-type="float" office:value="-2.88240358824699">
            <text:p>-2.88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 table:number-columns-repeated="6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3.93182563272433">
            <text:p>3.93</text:p>
          </table:table-cell>
          <table:table-cell/>
          <table:table-cell office:value-type="float" office:value="94">
            <text:p>94</text:p>
          </table:table-cell>
          <table:table-cell office:value-type="float" office:value="0.051">
            <text:p>0.05</text:p>
          </table:table-cell>
          <table:table-cell/>
          <table:table-cell office:value-type="float" office:value="-2.97592964625781">
            <text:p>-2.98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 table:number-columns-repeated="6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3.76120011569356">
            <text:p>3.76</text:p>
          </table:table-cell>
          <table:table-cell/>
          <table:table-cell office:value-type="float" office:value="95">
            <text:p>95</text:p>
          </table:table-cell>
          <table:table-cell office:value-type="float" office:value="0.043">
            <text:p>0.04</text:p>
          </table:table-cell>
          <table:table-cell/>
          <table:table-cell office:value-type="float" office:value="-3.14655516328857">
            <text:p>-3.15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 table:number-columns-repeated="6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3.63758615972639">
            <text:p>3.64</text:p>
          </table:table-cell>
          <table:table-cell/>
          <table:table-cell office:value-type="float" office:value="96">
            <text:p>96</text:p>
          </table:table-cell>
          <table:table-cell office:value-type="float" office:value="0.038">
            <text:p>0.04</text:p>
          </table:table-cell>
          <table:table-cell/>
          <table:table-cell office:value-type="float" office:value="-3.27016911925575">
            <text:p>-3.27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 table:number-columns-repeated="6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3.46573590279973">
            <text:p>3.47</text:p>
          </table:table-cell>
          <table:table-cell/>
          <table:table-cell office:value-type="float" office:value="97">
            <text:p>97</text:p>
          </table:table-cell>
          <table:table-cell office:value-type="float" office:value="0.032">
            <text:p>0.03</text:p>
          </table:table-cell>
          <table:table-cell/>
          <table:table-cell office:value-type="float" office:value="-3.44201937618241">
            <text:p>-3.44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 table:number-columns-repeated="6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3.3322045101752">
            <text:p>3.33</text:p>
          </table:table-cell>
          <table:table-cell/>
          <table:table-cell office:value-type="float" office:value="98">
            <text:p>98</text:p>
          </table:table-cell>
          <table:table-cell office:value-type="float" office:value="0.028">
            <text:p>0.03</text:p>
          </table:table-cell>
          <table:table-cell/>
          <table:table-cell office:value-type="float" office:value="-3.57555076880693">
            <text:p>-3.58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 table:number-columns-repeated="6"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3.29583686600433">
            <text:p>3.3</text:p>
          </table:table-cell>
          <table:table-cell/>
          <table:table-cell office:value-type="float" office:value="99">
            <text:p>99</text:p>
          </table:table-cell>
          <table:table-cell office:value-type="float" office:value="0.027">
            <text:p>0.03</text:p>
          </table:table-cell>
          <table:table-cell/>
          <table:table-cell office:value-type="float" office:value="-3.61191841297781">
            <text:p>-3.61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3.17805383034795">
            <text:p>3.18</text:p>
          </table:table-cell>
          <table:table-cell/>
          <table:table-cell office:value-type="float" office:value="100">
            <text:p>100</text:p>
          </table:table-cell>
          <table:table-cell office:value-type="float" office:value="0.024">
            <text:p>0.02</text:p>
          </table:table-cell>
          <table:table-cell/>
          <table:table-cell office:value-type="float" office:value="-3.72970144863419">
            <text:p>-3.73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3.13549421592915">
            <text:p>3.14</text:p>
          </table:table-cell>
          <table:table-cell/>
          <table:table-cell office:value-type="float" office:value="101">
            <text:p>101</text:p>
          </table:table-cell>
          <table:table-cell office:value-type="float" office:value="0.023">
            <text:p>0.02</text:p>
          </table:table-cell>
          <table:table-cell/>
          <table:table-cell office:value-type="float" office:value="-3.77226106305299">
            <text:p>-3.77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office:value-type="float" office:value="3.09104245335832">
            <text:p>3.09</text:p>
          </table:table-cell>
          <table:table-cell/>
          <table:table-cell office:value-type="float" office:value="102">
            <text:p>102</text:p>
          </table:table-cell>
          <table:table-cell office:value-type="float" office:value="0.022">
            <text:p>0.02</text:p>
          </table:table-cell>
          <table:table-cell/>
          <table:table-cell office:value-type="float" office:value="-3.81671282562382">
            <text:p>-3.82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float" office:value="0">
            <text:p>0</text:p>
          </table:table-cell>
          <table:table-cell office:value-type="float" office:value="2.94443897916644">
            <text:p>2.94</text:p>
          </table:table-cell>
          <table:table-cell/>
          <table:table-cell office:value-type="float" office:value="103">
            <text:p>103</text:p>
          </table:table-cell>
          <table:table-cell office:value-type="float" office:value="0.019">
            <text:p>0.02</text:p>
          </table:table-cell>
          <table:table-cell/>
          <table:table-cell office:value-type="float" office:value="-3.9633162998157">
            <text:p>-3.96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2.94443897916644">
            <text:p>2.94</text:p>
          </table:table-cell>
          <table:table-cell/>
          <table:table-cell office:value-type="float" office:value="104">
            <text:p>104</text:p>
          </table:table-cell>
          <table:table-cell office:value-type="float" office:value="0.019">
            <text:p>0.02</text:p>
          </table:table-cell>
          <table:table-cell/>
          <table:table-cell office:value-type="float" office:value="-3.9633162998157">
            <text:p>-3.96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float" office:value="0">
            <text:p>0</text:p>
          </table:table-cell>
          <table:table-cell office:value-type="float" office:value="2.83321334405622">
            <text:p>2.83</text:p>
          </table:table-cell>
          <table:table-cell/>
          <table:table-cell office:value-type="float" office:value="105">
            <text:p>105</text:p>
          </table:table-cell>
          <table:table-cell office:value-type="float" office:value="0.017">
            <text:p>0.02</text:p>
          </table:table-cell>
          <table:table-cell/>
          <table:table-cell office:value-type="float" office:value="-4.07454193492592">
            <text:p>-4.07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2.77258872223978">
            <text:p>2.77</text:p>
          </table:table-cell>
          <table:table-cell/>
          <table:table-cell office:value-type="float" office:value="106">
            <text:p>106</text:p>
          </table:table-cell>
          <table:table-cell office:value-type="float" office:value="0.016">
            <text:p>0.02</text:p>
          </table:table-cell>
          <table:table-cell/>
          <table:table-cell office:value-type="float" office:value="-4.13516655674236">
            <text:p>-4.14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table:number-columns-repeated="2" office:value-type="float" office:value="0">
            <text:p>0</text:p>
          </table:table-cell>
          <table:table-cell office:value-type="float" office:value="2.484906649788">
            <text:p>2.48</text:p>
          </table:table-cell>
          <table:table-cell/>
          <table:table-cell office:value-type="float" office:value="107">
            <text:p>107</text:p>
          </table:table-cell>
          <table:table-cell office:value-type="float" office:value="0.012">
            <text:p>0.01</text:p>
          </table:table-cell>
          <table:table-cell/>
          <table:table-cell office:value-type="float" office:value="-4.42284862919414">
            <text:p>-4.42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table:number-columns-repeated="2" office:value-type="float" office:value="0">
            <text:p>0</text:p>
          </table:table-cell>
          <table:table-cell office:value-type="float" office:value="2.39789527279837">
            <text:p>2.4</text:p>
          </table:table-cell>
          <table:table-cell/>
          <table:table-cell office:value-type="float" office:value="108">
            <text:p>108</text:p>
          </table:table-cell>
          <table:table-cell office:value-type="float" office:value="0.011">
            <text:p>0.01</text:p>
          </table:table-cell>
          <table:table-cell/>
          <table:table-cell office:value-type="float" office:value="-4.50986000618377">
            <text:p>-4.51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  <table:table-cell office:value-type="float" office:value="2.39789527279837">
            <text:p>2.4</text:p>
          </table:table-cell>
          <table:table-cell/>
          <table:table-cell office:value-type="float" office:value="109">
            <text:p>109</text:p>
          </table:table-cell>
          <table:table-cell office:value-type="float" office:value="0.011">
            <text:p>0.01</text:p>
          </table:table-cell>
          <table:table-cell/>
          <table:table-cell office:value-type="float" office:value="-4.50986000618377">
            <text:p>-4.51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  <table:table-cell office:value-type="float" office:value="2.39789527279837">
            <text:p>2.4</text:p>
          </table:table-cell>
          <table:table-cell/>
          <table:table-cell office:value-type="float" office:value="110">
            <text:p>110</text:p>
          </table:table-cell>
          <table:table-cell office:value-type="float" office:value="0.011">
            <text:p>0.01</text:p>
          </table:table-cell>
          <table:table-cell/>
          <table:table-cell office:value-type="float" office:value="-4.50986000618377">
            <text:p>-4.51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 table:number-columns-repeated="6"/>
        </table:table-row>
        <table:table-row table:style-name="ro1"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2.30258509299405">
            <text:p>2.3</text:p>
          </table:table-cell>
          <table:table-cell/>
          <table:table-cell office:value-type="float" office:value="111">
            <text:p>111</text:p>
          </table:table-cell>
          <table:table-cell office:value-type="float" office:value="0.01">
            <text:p>0.01</text:p>
          </table:table-cell>
          <table:table-cell/>
          <table:table-cell office:value-type="float" office:value="-4.60517018598809">
            <text:p>-4.61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office:value-type="float" office:value="2.30258509299405">
            <text:p>2.3</text:p>
          </table:table-cell>
          <table:table-cell/>
          <table:table-cell office:value-type="float" office:value="112">
            <text:p>112</text:p>
          </table:table-cell>
          <table:table-cell office:value-type="float" office:value="0.01">
            <text:p>0.01</text:p>
          </table:table-cell>
          <table:table-cell/>
          <table:table-cell office:value-type="float" office:value="-4.60517018598809">
            <text:p>-4.61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float" office:value="0">
            <text:p>0</text:p>
          </table:table-cell>
          <table:table-cell office:value-type="float" office:value="2.30258509299405">
            <text:p>2.3</text:p>
          </table:table-cell>
          <table:table-cell/>
          <table:table-cell office:value-type="float" office:value="113">
            <text:p>113</text:p>
          </table:table-cell>
          <table:table-cell office:value-type="float" office:value="0.01">
            <text:p>0.01</text:p>
          </table:table-cell>
          <table:table-cell/>
          <table:table-cell office:value-type="float" office:value="-4.60517018598809">
            <text:p>-4.61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 table:number-columns-repeated="6"/>
        </table:table-row>
        <table:table-row table:style-name="ro1">
          <table:table-cell office:value-type="float" office:value="114">
            <text:p>114</text:p>
          </table:table-cell>
          <table:table-cell table:number-columns-repeated="2" office:value-type="float" office:value="0">
            <text:p>0</text:p>
          </table:table-cell>
          <table:table-cell office:value-type="float" office:value="2.30258509299405">
            <text:p>2.3</text:p>
          </table:table-cell>
          <table:table-cell/>
          <table:table-cell office:value-type="float" office:value="114">
            <text:p>114</text:p>
          </table:table-cell>
          <table:table-cell office:value-type="float" office:value="0.01">
            <text:p>0.01</text:p>
          </table:table-cell>
          <table:table-cell/>
          <table:table-cell office:value-type="float" office:value="-4.60517018598809">
            <text:p>-4.61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office:value-type="float" office:value="1.79175946922806">
            <text:p>1.79</text:p>
          </table:table-cell>
          <table:table-cell/>
          <table:table-cell office:value-type="float" office:value="115">
            <text:p>115</text:p>
          </table:table-cell>
          <table:table-cell office:value-type="float" office:value="0.006">
            <text:p>0.01</text:p>
          </table:table-cell>
          <table:table-cell/>
          <table:table-cell office:value-type="float" office:value="-5.11599580975408">
            <text:p>-5.12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table:number-columns-repeated="2" office:value-type="float" office:value="0">
            <text:p>0</text:p>
          </table:table-cell>
          <table:table-cell office:value-type="float" office:value="1.6094379124341">
            <text:p>1.61</text:p>
          </table:table-cell>
          <table:table-cell/>
          <table:table-cell office:value-type="float" office:value="116">
            <text:p>116</text:p>
          </table:table-cell>
          <table:table-cell office:value-type="float" office:value="0.005">
            <text:p>0.01</text:p>
          </table:table-cell>
          <table:table-cell/>
          <table:table-cell office:value-type="float" office:value="-5.29831736654804">
            <text:p>-5.3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 table:number-columns-repeated="6"/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float" office:value="0">
            <text:p>0</text:p>
          </table:table-cell>
          <table:table-cell office:value-type="float" office:value="1.6094379124341">
            <text:p>1.61</text:p>
          </table:table-cell>
          <table:table-cell/>
          <table:table-cell office:value-type="float" office:value="117">
            <text:p>117</text:p>
          </table:table-cell>
          <table:table-cell office:value-type="float" office:value="0.005">
            <text:p>0.01</text:p>
          </table:table-cell>
          <table:table-cell/>
          <table:table-cell office:value-type="float" office:value="-5.29831736654804">
            <text:p>-5.3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 table:number-columns-repeated="6"/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float" office:value="0">
            <text:p>0</text:p>
          </table:table-cell>
          <table:table-cell office:value-type="float" office:value="1.6094379124341">
            <text:p>1.61</text:p>
          </table:table-cell>
          <table:table-cell/>
          <table:table-cell office:value-type="float" office:value="118">
            <text:p>118</text:p>
          </table:table-cell>
          <table:table-cell office:value-type="float" office:value="0.005">
            <text:p>0.01</text:p>
          </table:table-cell>
          <table:table-cell/>
          <table:table-cell office:value-type="float" office:value="-5.29831736654804">
            <text:p>-5.3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 table:number-columns-repeated="6"/>
        </table:table-row>
        <table:table-row table:style-name="ro1">
          <table:table-cell office:value-type="float" office:value="119">
            <text:p>119</text:p>
          </table:table-cell>
          <table:table-cell table:number-columns-repeated="2" office:value-type="float" office:value="0">
            <text:p>0</text:p>
          </table:table-cell>
          <table:table-cell office:value-type="float" office:value="1.6094379124341">
            <text:p>1.61</text:p>
          </table:table-cell>
          <table:table-cell/>
          <table:table-cell office:value-type="float" office:value="119">
            <text:p>119</text:p>
          </table:table-cell>
          <table:table-cell office:value-type="float" office:value="0.005">
            <text:p>0.01</text:p>
          </table:table-cell>
          <table:table-cell/>
          <table:table-cell office:value-type="float" office:value="-5.29831736654804">
            <text:p>-5.3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90775527898214">
            <text:p>6.9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1.6094379124341">
            <text:p>1.61</text:p>
          </table:table-cell>
          <table:table-cell/>
          <table:table-cell office:value-type="float" office:value="120">
            <text:p>120</text:p>
          </table:table-cell>
          <table:table-cell office:value-type="float" office:value="0.005">
            <text:p>0.01</text:p>
          </table:table-cell>
          <table:table-cell/>
          <table:table-cell office:value-type="float" office:value="-5.29831736654804">
            <text:p>-5.3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">
            <text:p>1</text:p>
          </table:table-cell>
          <table:table-cell table:formula="of:=LN([.Q122])" office:value-type="float" office:value="-2.92527678619052">
            <text:p>-2.93</text:p>
          </table:table-cell>
          <table:table-cell office:value-type="float" office:value="6.79682371827486">
            <text:p>6.8</text:p>
          </table:table-cell>
          <table:table-cell office:value-type="float" office:value="-0.110931560707282">
            <text:p>-0.11</text:p>
          </table:table-cell>
          <table:table-cell office:value-type="float" office:value="0.0536498403225423">
            <text:p>0.05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1.38629436111989">
            <text:p>1.39</text:p>
          </table:table-cell>
          <table:table-cell/>
          <table:table-cell office:value-type="float" office:value="121">
            <text:p>121</text:p>
          </table:table-cell>
          <table:table-cell office:value-type="float" office:value="0.004">
            <text:p>0</text:p>
          </table:table-cell>
          <table:table-cell/>
          <table:table-cell office:value-type="float" office:value="-5.52146091786225">
            <text:p>-5.52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">
            <text:p>2</text:p>
          </table:table-cell>
          <table:table-cell table:formula="of:=LN([.Q123])" office:value-type="float" office:value="-0.178896791128463">
            <text:p>-0.18</text:p>
          </table:table-cell>
          <table:table-cell office:value-type="float" office:value="6.70441435496411">
            <text:p>6.7</text:p>
          </table:table-cell>
          <table:table-cell office:value-type="float" office:value="-0.20334092401803">
            <text:p>-0.2</text:p>
          </table:table-cell>
          <table:table-cell office:value-type="float" office:value="0.836192197396681">
            <text:p>0.84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0.693147180559945">
            <text:p>0.69</text:p>
          </table:table-cell>
          <table:table-cell/>
          <table:table-cell office:value-type="float" office:value="122">
            <text:p>122</text:p>
          </table:table-cell>
          <table:table-cell office:value-type="float" office:value="0.002">
            <text:p>0</text:p>
          </table:table-cell>
          <table:table-cell/>
          <table:table-cell office:value-type="float" office:value="-6.21460809842219">
            <text:p>-6.21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">
            <text:p>3</text:p>
          </table:table-cell>
          <table:table-cell table:formula="of:=LN([.Q124])" office:value-type="float" office:value="-1.17224486354336">
            <text:p>-1.17</text:p>
          </table:table-cell>
          <table:table-cell office:value-type="float" office:value="6.5875500148248">
            <text:p>6.59</text:p>
          </table:table-cell>
          <table:table-cell office:value-type="float" office:value="-0.320205264157341">
            <text:p>-0.32</text:p>
          </table:table-cell>
          <table:table-cell office:value-type="float" office:value="0.309670991282612">
            <text:p>0.3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23">
            <text:p>123</text:p>
          </table:table-cell>
          <table:table-cell office:value-type="float" office:value="0.001">
            <text:p>0</text:p>
          </table:table-cell>
          <table:table-cell/>
          <table:table-cell office:value-type="float" office:value="-6.90775527898214">
            <text:p>-6.91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4">
            <text:p>4</text:p>
          </table:table-cell>
          <table:table-cell table:formula="of:=LN([.Q125])" office:value-type="float" office:value="-0.218644601424471">
            <text:p>-0.22</text:p>
          </table:table-cell>
          <table:table-cell office:value-type="float" office:value="6.45833828334479">
            <text:p>6.46</text:p>
          </table:table-cell>
          <table:table-cell office:value-type="float" office:value="-0.449416995637347">
            <text:p>-0.45</text:p>
          </table:table-cell>
          <table:table-cell office:value-type="float" office:value="0.803607268286999">
            <text:p>0.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24">
            <text:p>124</text:p>
          </table:table-cell>
          <table:table-cell office:value-type="float" office:value="0.001">
            <text:p>0</text:p>
          </table:table-cell>
          <table:table-cell/>
          <table:table-cell office:value-type="float" office:value="-6.90775527898214">
            <text:p>-6.91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5">
            <text:p>5</text:p>
          </table:table-cell>
          <table:table-cell table:formula="of:=LN([.Q126])" office:value-type="float" office:value="-0.0127088658937929">
            <text:p>-0.01</text:p>
          </table:table-cell>
          <table:table-cell office:value-type="float" office:value="6.33859407820318">
            <text:p>6.34</text:p>
          </table:table-cell>
          <table:table-cell office:value-type="float" office:value="-0.569161200778954">
            <text:p>-0.57</text:p>
          </table:table-cell>
          <table:table-cell office:value-type="float" office:value="0.987371550713913">
            <text:p>0.99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25">
            <text:p>125</text:p>
          </table:table-cell>
          <table:table-cell office:value-type="float" office:value="0.001">
            <text:p>0</text:p>
          </table:table-cell>
          <table:table-cell/>
          <table:table-cell office:value-type="float" office:value="-6.90775527898214">
            <text:p>-6.91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6">
            <text:p>6</text:p>
          </table:table-cell>
          <table:table-cell table:formula="of:=LN([.Q127])" office:value-type="float" office:value="-0.218075853371379">
            <text:p>-0.22</text:p>
          </table:table-cell>
          <table:table-cell office:value-type="float" office:value="6.23441072571837">
            <text:p>6.23</text:p>
          </table:table-cell>
          <table:table-cell office:value-type="float" office:value="-0.673344553263766">
            <text:p>-0.67</text:p>
          </table:table-cell>
          <table:table-cell office:value-type="float" office:value="0.804064448354101">
            <text:p>0.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26">
            <text:p>126</text:p>
          </table:table-cell>
          <table:table-cell office:value-type="float" office:value="0.001">
            <text:p>0</text:p>
          </table:table-cell>
          <table:table-cell/>
          <table:table-cell office:value-type="float" office:value="-6.90775527898214">
            <text:p>-6.91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7">
            <text:p>7</text:p>
          </table:table-cell>
          <table:table-cell table:formula="of:=LN([.Q128])" office:value-type="float" office:value="-2.07340885972925">
            <text:p>-2.07</text:p>
          </table:table-cell>
          <table:table-cell office:value-type="float" office:value="6.12249280951439">
            <text:p>6.12</text:p>
          </table:table-cell>
          <table:table-cell office:value-type="float" office:value="-0.785262469467751">
            <text:p>-0.79</text:p>
          </table:table-cell>
          <table:table-cell office:value-type="float" office:value="0.125756364402886">
            <text:p>0.13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27">
            <text:p>127</text:p>
          </table:table-cell>
          <table:table-cell office:value-type="float" office:value="0.001">
            <text:p>0</text:p>
          </table:table-cell>
          <table:table-cell/>
          <table:table-cell office:value-type="float" office:value="-6.90775527898214">
            <text:p>-6.91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8">
            <text:p>8</text:p>
          </table:table-cell>
          <table:table-cell table:formula="of:=LN([.Q129])" office:value-type="float" office:value="-0.633168751503989">
            <text:p>-0.63</text:p>
          </table:table-cell>
          <table:table-cell office:value-type="float" office:value="6.00388706710654">
            <text:p>6</text:p>
          </table:table-cell>
          <table:table-cell office:value-type="float" office:value="-0.903868211875598">
            <text:p>-0.9</text:p>
          </table:table-cell>
          <table:table-cell office:value-type="float" office:value="0.530906820987834">
            <text:p>0.5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28">
            <text:p>128</text:p>
          </table:table-cell>
          <table:table-cell office:value-type="float" office:value="0.001">
            <text:p>0</text:p>
          </table:table-cell>
          <table:table-cell/>
          <table:table-cell office:value-type="float" office:value="-6.90775527898214">
            <text:p>-6.91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9">
            <text:p>9</text:p>
          </table:table-cell>
          <table:table-cell table:formula="of:=LN([.Q130])" office:value-type="float" office:value="-1.81764477247647">
            <text:p>-1.82</text:p>
          </table:table-cell>
          <table:table-cell office:value-type="float" office:value="5.89715386763674">
            <text:p>5.9</text:p>
          </table:table-cell>
          <table:table-cell office:value-type="float" office:value="-1.0106014113454">
            <text:p>-1.01</text:p>
          </table:table-cell>
          <table:table-cell office:value-type="float" office:value="0.162407808181264">
            <text:p>0.16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29">
            <text:p>129</text:p>
          </table:table-cell>
          <table:table-cell office:value-type="float" office:value="0.001">
            <text:p>0</text:p>
          </table:table-cell>
          <table:table-cell/>
          <table:table-cell office:value-type="float" office:value="-6.90775527898214">
            <text:p>-6.91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0">
            <text:p>10</text:p>
          </table:table-cell>
          <table:table-cell table:formula="of:=LN([.Q131])" office:value-type="float" office:value="-0.51261416769748">
            <text:p>-0.51</text:p>
          </table:table-cell>
          <table:table-cell office:value-type="float" office:value="5.78996017089725">
            <text:p>5.79</text:p>
          </table:table-cell>
          <table:table-cell office:value-type="float" office:value="-1.11779510808488">
            <text:p>-1.12</text:p>
          </table:table-cell>
          <table:table-cell office:value-type="float" office:value="0.598927832736045">
            <text:p>0.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30">
            <text:p>130</text:p>
          </table:table-cell>
          <table:table-cell office:value-type="float" office:value="0.001">
            <text:p>0</text:p>
          </table:table-cell>
          <table:table-cell/>
          <table:table-cell office:value-type="float" office:value="-6.90775527898214">
            <text:p>-6.91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1">
            <text:p>11</text:p>
          </table:table-cell>
          <table:table-cell table:formula="of:=LN([.Q132])" office:value-type="float" office:value="-0.402852338180392">
            <text:p>-0.4</text:p>
          </table:table-cell>
          <table:table-cell office:value-type="float" office:value="5.63121178182137">
            <text:p>5.63</text:p>
          </table:table-cell>
          <table:table-cell office:value-type="float" office:value="-1.27654349716077">
            <text:p>-1.28</text:p>
          </table:table-cell>
          <table:table-cell office:value-type="float" office:value="0.668410790790514">
            <text:p>0.67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31">
            <text:p>131</text:p>
          </table:table-cell>
          <table:table-cell office:value-type="float" office:value="0.001">
            <text:p>0</text:p>
          </table:table-cell>
          <table:table-cell/>
          <table:table-cell office:value-type="float" office:value="-6.90775527898214">
            <text:p>-6.91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2">
            <text:p>12</text:p>
          </table:table-cell>
          <table:table-cell table:formula="of:=LN([.Q133])" office:value-type="float" office:value="-1.18145571561775">
            <text:p>-1.18</text:p>
          </table:table-cell>
          <table:table-cell office:value-type="float" office:value="5.51745289646471">
            <text:p>5.52</text:p>
          </table:table-cell>
          <table:table-cell office:value-type="float" office:value="-1.39030238251743">
            <text:p>-1.39</text:p>
          </table:table-cell>
          <table:table-cell office:value-type="float" office:value="0.306831753562832">
            <text:p>0.3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32">
            <text:p>132</text:p>
          </table:table-cell>
          <table:table-cell office:value-type="float" office:value="0.001">
            <text:p>0</text:p>
          </table:table-cell>
          <table:table-cell/>
          <table:table-cell office:value-type="float" office:value="-6.90775527898214">
            <text:p>-6.91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3">
            <text:p>13</text:p>
          </table:table-cell>
          <table:table-cell table:formula="of:=LN([.Q134])" office:value-type="float" office:value="-1.5849121527649">
            <text:p>-1.58</text:p>
          </table:table-cell>
          <table:table-cell office:value-type="float" office:value="5.37527840768417">
            <text:p>5.38</text:p>
          </table:table-cell>
          <table:table-cell office:value-type="float" office:value="-1.53247687129797">
            <text:p>-1.53</text:p>
          </table:table-cell>
          <table:table-cell office:value-type="float" office:value="0.20496579800459">
            <text:p>0.2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33">
            <text:p>133</text:p>
          </table:table-cell>
          <table:table-cell office:value-type="float" office:value="0.001">
            <text:p>0</text:p>
          </table:table-cell>
          <table:table-cell/>
          <table:table-cell office:value-type="float" office:value="-6.90775527898214">
            <text:p>-6.91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4">
            <text:p>14</text:p>
          </table:table-cell>
          <table:table-cell table:formula="of:=LN([.Q135])" office:value-type="float" office:value="-0.619522473606469">
            <text:p>-0.62</text:p>
          </table:table-cell>
          <table:table-cell office:value-type="float" office:value="5.26269018890489">
            <text:p>5.26</text:p>
          </table:table-cell>
          <table:table-cell office:value-type="float" office:value="-1.64506509007725">
            <text:p>-1.65</text:p>
          </table:table-cell>
          <table:table-cell office:value-type="float" office:value="0.53820138160577">
            <text:p>0.54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34">
            <text:p>134</text:p>
          </table:table-cell>
          <table:table-cell office:value-type="float" office:value="0.001">
            <text:p>0</text:p>
          </table:table-cell>
          <table:table-cell/>
          <table:table-cell office:value-type="float" office:value="-6.90775527898214">
            <text:p>-6.91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5">
            <text:p>15</text:p>
          </table:table-cell>
          <table:table-cell table:formula="of:=LN([.Q136])" office:value-type="float" office:value="-2.1425254660134">
            <text:p>-2.14</text:p>
          </table:table-cell>
          <table:table-cell office:value-type="float" office:value="5.15329159449778">
            <text:p>5.15</text:p>
          </table:table-cell>
          <table:table-cell office:value-type="float" office:value="-1.75446368448436">
            <text:p>-1.75</text:p>
          </table:table-cell>
          <table:table-cell office:value-type="float" office:value="0.117358084598798">
            <text:p>0.12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6">
            <text:p>16</text:p>
          </table:table-cell>
          <table:table-cell table:formula="of:=LN([.Q137])" office:value-type="float" office:value="-0.460208347658053">
            <text:p>-0.46</text:p>
          </table:table-cell>
          <table:table-cell office:value-type="float" office:value="5.05624580534831">
            <text:p>5.06</text:p>
          </table:table-cell>
          <table:table-cell office:value-type="float" office:value="-1.85150947363383">
            <text:p>-1.85</text:p>
          </table:table-cell>
          <table:table-cell office:value-type="float" office:value="0.631152132738482">
            <text:p>0.6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7">
            <text:p>17</text:p>
          </table:table-cell>
          <table:table-cell table:formula="of:=LN([.Q138])" office:value-type="float" office:value="-0.893848828690483">
            <text:p>-0.89</text:p>
          </table:table-cell>
          <table:table-cell office:value-type="float" office:value="4.89783979995091">
            <text:p>4.9</text:p>
          </table:table-cell>
          <table:table-cell office:value-type="float" office:value="-2.00991547903123">
            <text:p>-2.01</text:p>
          </table:table-cell>
          <table:table-cell office:value-type="float" office:value="0.409078246831626">
            <text:p>0.41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8">
            <text:p>18</text:p>
          </table:table-cell>
          <table:table-cell table:formula="of:=LN([.Q139])" office:value-type="float" office:value="-0.209084323433232">
            <text:p>-0.21</text:p>
          </table:table-cell>
          <table:table-cell office:value-type="float" office:value="4.78749174278205">
            <text:p>4.79</text:p>
          </table:table-cell>
          <table:table-cell office:value-type="float" office:value="-2.12026353620009">
            <text:p>-2.12</text:p>
          </table:table-cell>
          <table:table-cell office:value-type="float" office:value="0.811326818896042">
            <text:p>0.8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9">
            <text:p>19</text:p>
          </table:table-cell>
          <table:table-cell table:formula="of:=LN([.Q140])" office:value-type="float" office:value="-0.814876564621945">
            <text:p>-0.81</text:p>
          </table:table-cell>
          <table:table-cell office:value-type="float" office:value="4.71849887129509">
            <text:p>4.72</text:p>
          </table:table-cell>
          <table:table-cell office:value-type="float" office:value="-2.18925640768704">
            <text:p>-2.19</text:p>
          </table:table-cell>
          <table:table-cell office:value-type="float" office:value="0.442693968086296">
            <text:p>0.44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0">
            <text:p>20</text:p>
          </table:table-cell>
          <table:table-cell table:formula="of:=LN([.Q141])" office:value-type="float" office:value="-0.66508003158396">
            <text:p>-0.67</text:p>
          </table:table-cell>
          <table:table-cell office:value-type="float" office:value="4.57471097850338">
            <text:p>4.57</text:p>
          </table:table-cell>
          <table:table-cell office:value-type="float" office:value="-2.33304430047875">
            <text:p>-2.33</text:p>
          </table:table-cell>
          <table:table-cell office:value-type="float" office:value="0.514232371228552">
            <text:p>0.5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1">
            <text:p>21</text:p>
          </table:table-cell>
          <table:table-cell table:formula="of:=LN([.Q142])" office:value-type="float" office:value="-0.255735406048858">
            <text:p>-0.26</text:p>
          </table:table-cell>
          <table:table-cell office:value-type="float" office:value="4.47733681447821">
            <text:p>4.48</text:p>
          </table:table-cell>
          <table:table-cell office:value-type="float" office:value="-2.43041846450393">
            <text:p>-2.43</text:p>
          </table:table-cell>
          <table:table-cell office:value-type="float" office:value="0.77434682917573">
            <text:p>0.77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2">
            <text:p>22</text:p>
          </table:table-cell>
          <table:table-cell table:formula="of:=LN([.Q143])" office:value-type="float" office:value="-0.450101111180181">
            <text:p>-0.45</text:p>
          </table:table-cell>
          <table:table-cell office:value-type="float" office:value="4.23410650459726">
            <text:p>4.23</text:p>
          </table:table-cell>
          <table:table-cell office:value-type="float" office:value="-2.67364877438488">
            <text:p>-2.67</text:p>
          </table:table-cell>
          <table:table-cell office:value-type="float" office:value="0.637563683546123">
            <text:p>0.6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3">
            <text:p>23</text:p>
          </table:table-cell>
          <table:table-cell table:formula="of:=LN([.Q144])" office:value-type="float" office:value="-0.749334490333697">
            <text:p>-0.75</text:p>
          </table:table-cell>
          <table:table-cell office:value-type="float" office:value="4.18965474202643">
            <text:p>4.19</text:p>
          </table:table-cell>
          <table:table-cell office:value-type="float" office:value="-2.71810053695571">
            <text:p>-2.72</text:p>
          </table:table-cell>
          <table:table-cell office:value-type="float" office:value="0.47268102187742">
            <text:p>0.47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4">
            <text:p>24</text:p>
          </table:table-cell>
          <table:table-cell table:formula="of:=LN([.Q145])" office:value-type="float" office:value="-0.332386715435473">
            <text:p>-0.33</text:p>
          </table:table-cell>
          <table:table-cell office:value-type="float" office:value="3.98898404656427">
            <text:p>3.99</text:p>
          </table:table-cell>
          <table:table-cell office:value-type="float" office:value="-2.91877123241786">
            <text:p>-2.92</text:p>
          </table:table-cell>
          <table:table-cell office:value-type="float" office:value="0.717209913074719">
            <text:p>0.72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5">
            <text:p>25</text:p>
          </table:table-cell>
          <table:table-cell table:formula="of:=LN([.Q146])" office:value-type="float" office:value="-0.309543250883743">
            <text:p>-0.31</text:p>
          </table:table-cell>
          <table:table-cell office:value-type="float" office:value="3.91202300542815">
            <text:p>3.91</text:p>
          </table:table-cell>
          <table:table-cell office:value-type="float" office:value="-2.99573227355399">
            <text:p>-3</text:p>
          </table:table-cell>
          <table:table-cell office:value-type="float" office:value="0.733782033990778">
            <text:p>0.7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6">
            <text:p>26</text:p>
          </table:table-cell>
          <table:table-cell table:formula="of:=LN([.Q147])" office:value-type="float" office:value="-0.170573093230646">
            <text:p>-0.17</text:p>
          </table:table-cell>
          <table:table-cell office:value-type="float" office:value="3.78418963391826">
            <text:p>3.78</text:p>
          </table:table-cell>
          <table:table-cell office:value-type="float" office:value="-3.12356564506388">
            <text:p>-3.12</text:p>
          </table:table-cell>
          <table:table-cell office:value-type="float" office:value="0.843181456519481">
            <text:p>0.8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7">
            <text:p>27</text:p>
          </table:table-cell>
          <table:table-cell table:formula="of:=LN([.Q148])" office:value-type="float" office:value="-0.211500085811797">
            <text:p>-0.21</text:p>
          </table:table-cell>
          <table:table-cell office:value-type="float" office:value="3.68887945411394">
            <text:p>3.69</text:p>
          </table:table-cell>
          <table:table-cell office:value-type="float" office:value="-3.2188758248682">
            <text:p>-3.22</text:p>
          </table:table-cell>
          <table:table-cell office:value-type="float" office:value="0.809369211599297">
            <text:p>0.81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8">
            <text:p>28</text:p>
          </table:table-cell>
          <table:table-cell table:formula="of:=LN([.Q149])" office:value-type="float" office:value="-0.956587690408938">
            <text:p>-0.96</text:p>
          </table:table-cell>
          <table:table-cell office:value-type="float" office:value="3.61091791264422">
            <text:p>3.61</text:p>
          </table:table-cell>
          <table:table-cell office:value-type="float" office:value="-3.29683736633791">
            <text:p>-3.3</text:p>
          </table:table-cell>
          <table:table-cell office:value-type="float" office:value="0.38420166675494">
            <text:p>0.38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9">
            <text:p>29</text:p>
          </table:table-cell>
          <table:table-cell table:formula="of:=LN([.Q150])" office:value-type="float" office:value="-0.957573884388352">
            <text:p>-0.96</text:p>
          </table:table-cell>
          <table:table-cell office:value-type="float" office:value="3.52636052461616">
            <text:p>3.53</text:p>
          </table:table-cell>
          <table:table-cell office:value-type="float" office:value="-3.38139475436598">
            <text:p>-3.38</text:p>
          </table:table-cell>
          <table:table-cell office:value-type="float" office:value="0.383822956156056">
            <text:p>0.38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0">
            <text:p>30</text:p>
          </table:table-cell>
          <table:table-cell table:formula="of:=LN([.Q151])" office:value-type="float" office:value="-0.823940215366792">
            <text:p>-0.82</text:p>
          </table:table-cell>
          <table:table-cell office:value-type="float" office:value="3.43398720448515">
            <text:p>3.43</text:p>
          </table:table-cell>
          <table:table-cell office:value-type="float" office:value="-3.47376807449699">
            <text:p>-3.47</text:p>
          </table:table-cell>
          <table:table-cell office:value-type="float" office:value="0.438699673363043">
            <text:p>0.4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1">
            <text:p>31</text:p>
          </table:table-cell>
          <table:table-cell table:formula="of:=LN([.Q152])" office:value-type="float" office:value="-0.639836607969379">
            <text:p>-0.64</text:p>
          </table:table-cell>
          <table:table-cell office:value-type="float" office:value="3.13549421592915">
            <text:p>3.14</text:p>
          </table:table-cell>
          <table:table-cell office:value-type="float" office:value="-3.77226106305299">
            <text:p>-3.77</text:p>
          </table:table-cell>
          <table:table-cell office:value-type="float" office:value="0.527378586461879">
            <text:p>0.53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2">
            <text:p>32</text:p>
          </table:table-cell>
          <table:table-cell table:formula="of:=LN([.Q153])" office:value-type="float" office:value="-2.16596708907238">
            <text:p>-2.17</text:p>
          </table:table-cell>
          <table:table-cell office:value-type="float" office:value="2.99573227355399">
            <text:p>3</text:p>
          </table:table-cell>
          <table:table-cell office:value-type="float" office:value="-3.91202300542815">
            <text:p>-3.91</text:p>
          </table:table-cell>
          <table:table-cell office:value-type="float" office:value="0.114639014832765">
            <text:p>0.11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3">
            <text:p>33</text:p>
          </table:table-cell>
          <table:table-cell table:formula="of:=LN([.Q154])" office:value-type="float" office:value="-3.61844330845282">
            <text:p>-3.62</text:p>
          </table:table-cell>
          <table:table-cell office:value-type="float" office:value="2.94443897916644">
            <text:p>2.94</text:p>
          </table:table-cell>
          <table:table-cell office:value-type="float" office:value="-3.9633162998157">
            <text:p>-3.96</text:p>
          </table:table-cell>
          <table:table-cell office:value-type="float" office:value="0.0268244013266674">
            <text:p>0.0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4">
            <text:p>34</text:p>
          </table:table-cell>
          <table:table-cell table:formula="of:=LN([.Q155])" office:value-type="float" office:value="-2.50524681310889">
            <text:p>-2.51</text:p>
          </table:table-cell>
          <table:table-cell office:value-type="float" office:value="2.77258872223978">
            <text:p>2.77</text:p>
          </table:table-cell>
          <table:table-cell office:value-type="float" office:value="-4.13516655674236">
            <text:p>-4.14</text:p>
          </table:table-cell>
          <table:table-cell office:value-type="float" office:value="0.0816554418645339">
            <text:p>0.08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5">
            <text:p>35</text:p>
          </table:table-cell>
          <table:table-cell table:formula="of:=LN([.Q156])" office:value-type="float" office:value="-0.145670603871943">
            <text:p>-0.15</text:p>
          </table:table-cell>
          <table:table-cell office:value-type="float" office:value="2.63905732961526">
            <text:p>2.64</text:p>
          </table:table-cell>
          <table:table-cell office:value-type="float" office:value="-4.26869794936688">
            <text:p>-4.27</text:p>
          </table:table-cell>
          <table:table-cell office:value-type="float" office:value="0.864442400272587">
            <text:p>0.8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6">
            <text:p>36</text:p>
          </table:table-cell>
          <table:table-cell table:formula="of:=LN([.Q157])" office:value-type="float" office:value="-1.12354297149266">
            <text:p>-1.12</text:p>
          </table:table-cell>
          <table:table-cell office:value-type="float" office:value="2.56494935746154">
            <text:p>2.56</text:p>
          </table:table-cell>
          <table:table-cell office:value-type="float" office:value="-4.3428059215206">
            <text:p>-4.34</text:p>
          </table:table-cell>
          <table:table-cell office:value-type="float" office:value="0.325125840033266">
            <text:p>0.33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7">
            <text:p>37</text:p>
          </table:table-cell>
          <table:table-cell table:formula="of:=LN([.Q158])" office:value-type="float" office:value="-1.81817480695312">
            <text:p>-1.82</text:p>
          </table:table-cell>
          <table:table-cell office:value-type="float" office:value="2.39789527279837">
            <text:p>2.4</text:p>
          </table:table-cell>
          <table:table-cell office:value-type="float" office:value="-4.50986000618377">
            <text:p>-4.51</text:p>
          </table:table-cell>
          <table:table-cell office:value-type="float" office:value="0.162321749252765">
            <text:p>0.16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8">
            <text:p>38</text:p>
          </table:table-cell>
          <table:table-cell table:formula="of:=LN([.Q159])" office:value-type="float" office:value="-0.129061608596879">
            <text:p>-0.13</text:p>
          </table:table-cell>
          <table:table-cell office:value-type="float" office:value="2.07944154167984">
            <text:p>2.08</text:p>
          </table:table-cell>
          <table:table-cell office:value-type="float" office:value="-4.8283137373023">
            <text:p>-4.83</text:p>
          </table:table-cell>
          <table:table-cell office:value-type="float" office:value="0.878919814860964">
            <text:p>0.8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9">
            <text:p>39</text:p>
          </table:table-cell>
          <table:table-cell table:formula="of:=LN([.Q160])" office:value-type="float" office:value="-0.0382667609574276">
            <text:p>-0.04</text:p>
          </table:table-cell>
          <table:table-cell office:value-type="float" office:value="1.94591014905531">
            <text:p>1.95</text:p>
          </table:table-cell>
          <table:table-cell office:value-type="float" office:value="-4.96184512992682">
            <text:p>-4.96</text:p>
          </table:table-cell>
          <table:table-cell office:value-type="float" office:value="0.962456160916318">
            <text:p>0.96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40">
            <text:p>40</text:p>
          </table:table-cell>
          <table:table-cell table:formula="of:=LN([.Q161])" office:value-type="float" office:value="-1.91554260515358">
            <text:p>-1.92</text:p>
          </table:table-cell>
          <table:table-cell office:value-type="float" office:value="1.94591014905531">
            <text:p>1.95</text:p>
          </table:table-cell>
          <table:table-cell office:value-type="float" office:value="-4.96184512992682">
            <text:p>-4.96</text:p>
          </table:table-cell>
          <table:table-cell office:value-type="float" office:value="0.147261905834757">
            <text:p>0.1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41">
            <text:p>41</text:p>
          </table:table-cell>
          <table:table-cell table:formula="of:=LN([.Q162])" office:value-type="float" office:value="-0.417259810174448">
            <text:p>-0.42</text:p>
          </table:table-cell>
          <table:table-cell office:value-type="float" office:value="1.94591014905531">
            <text:p>1.95</text:p>
          </table:table-cell>
          <table:table-cell office:value-type="float" office:value="-4.96184512992682">
            <text:p>-4.96</text:p>
          </table:table-cell>
          <table:table-cell office:value-type="float" office:value="0.658849721844412">
            <text:p>0.66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42">
            <text:p>42</text:p>
          </table:table-cell>
          <table:table-cell table:formula="of:=LN([.Q163])" office:value-type="float" office:value="-1.61853052994107">
            <text:p>-1.62</text:p>
          </table:table-cell>
          <table:table-cell office:value-type="float" office:value="1.79175946922806">
            <text:p>1.79</text:p>
          </table:table-cell>
          <table:table-cell office:value-type="float" office:value="-5.11599580975408">
            <text:p>-5.12</text:p>
          </table:table-cell>
          <table:table-cell office:value-type="float" office:value="0.198189719066829">
            <text:p>0.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43">
            <text:p>43</text:p>
          </table:table-cell>
          <table:table-cell table:formula="of:=LN([.Q164])" office:value-type="float" office:value="-1.18629104869205">
            <text:p>-1.19</text:p>
          </table:table-cell>
          <table:table-cell office:value-type="float" office:value="1.79175946922806">
            <text:p>1.79</text:p>
          </table:table-cell>
          <table:table-cell office:value-type="float" office:value="-5.11599580975408">
            <text:p>-5.12</text:p>
          </table:table-cell>
          <table:table-cell office:value-type="float" office:value="0.305351700993842">
            <text:p>0.3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44">
            <text:p>44</text:p>
          </table:table-cell>
          <table:table-cell table:formula="of:=LN([.Q165])" office:value-type="float" office:value="-0.173627600773786">
            <text:p>-0.17</text:p>
          </table:table-cell>
          <table:table-cell office:value-type="float" office:value="1.6094379124341">
            <text:p>1.61</text:p>
          </table:table-cell>
          <table:table-cell office:value-type="float" office:value="-5.29831736654804">
            <text:p>-5.3</text:p>
          </table:table-cell>
          <table:table-cell office:value-type="float" office:value="0.840609881846827">
            <text:p>0.84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45">
            <text:p>45</text:p>
          </table:table-cell>
          <table:table-cell table:formula="of:=LN([.Q166])" office:value-type="float" office:value="-0.048534764398715">
            <text:p>-0.05</text:p>
          </table:table-cell>
          <table:table-cell office:value-type="float" office:value="1.38629436111989">
            <text:p>1.39</text:p>
          </table:table-cell>
          <table:table-cell office:value-type="float" office:value="-5.52146091786225">
            <text:p>-5.52</text:p>
          </table:table-cell>
          <table:table-cell office:value-type="float" office:value="0.952624221321919">
            <text:p>0.9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46">
            <text:p>46</text:p>
          </table:table-cell>
          <table:table-cell table:formula="of:=LN([.Q167])" office:value-type="float" office:value="-3.81232076051702">
            <text:p>-3.81</text:p>
          </table:table-cell>
          <table:table-cell office:value-type="float" office:value="1.09861228866811">
            <text:p>1.1</text:p>
          </table:table-cell>
          <table:table-cell office:value-type="float" office:value="-5.80914299031403">
            <text:p>-5.81</text:p>
          </table:table-cell>
          <table:table-cell office:value-type="float" office:value="0.0220968379359405">
            <text:p>0.02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47">
            <text:p>47</text:p>
          </table:table-cell>
          <table:table-cell table:formula="of:=LN([.Q168])" office:value-type="float" office:value="-2.23659950764856">
            <text:p>-2.24</text:p>
          </table:table-cell>
          <table:table-cell office:value-type="float" office:value="1.09861228866811">
            <text:p>1.1</text:p>
          </table:table-cell>
          <table:table-cell office:value-type="float" office:value="-5.80914299031403">
            <text:p>-5.81</text:p>
          </table:table-cell>
          <table:table-cell office:value-type="float" office:value="0.10682113191579">
            <text:p>0.11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48">
            <text:p>48</text:p>
          </table:table-cell>
          <table:table-cell table:formula="of:=LN([.Q169])" office:value-type="float" office:value="-0.584339083246019">
            <text:p>-0.58</text:p>
          </table:table-cell>
          <table:table-cell office:value-type="float" office:value="1.09861228866811">
            <text:p>1.1</text:p>
          </table:table-cell>
          <table:table-cell office:value-type="float" office:value="-5.80914299031403">
            <text:p>-5.81</text:p>
          </table:table-cell>
          <table:table-cell office:value-type="float" office:value="0.557474184111769">
            <text:p>0.56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49">
            <text:p>49</text:p>
          </table:table-cell>
          <table:table-cell table:formula="of:=LN([.Q170])" office:value-type="float" office:value="-0.050962023668888">
            <text:p>-0.05</text:p>
          </table:table-cell>
          <table:table-cell office:value-type="float" office:value="0.693147180559945">
            <text:p>0.69</text:p>
          </table:table-cell>
          <table:table-cell office:value-type="float" office:value="-6.21460809842219">
            <text:p>-6.21</text:p>
          </table:table-cell>
          <table:table-cell office:value-type="float" office:value="0.950314759315123">
            <text:p>0.95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50">
            <text:p>50</text:p>
          </table:table-cell>
          <table:table-cell table:formula="of:=LN([.Q171])" office:value-type="float" office:value="-0.275762479010215">
            <text:p>-0.28</text:p>
          </table:table-cell>
          <table:table-cell office:value-type="float" office:value="0">
            <text:p>0</text:p>
          </table:table-cell>
          <table:table-cell office:value-type="float" office:value="-6.90775527898214">
            <text:p>-6.91</text:p>
          </table:table-cell>
          <table:table-cell office:value-type="float" office:value="0.758993186165991">
            <text:p>0.7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51">
            <text:p>51</text:p>
          </table:table-cell>
          <table:table-cell table:formula="of:=LN([.Q172])" office:value-type="float" office:value="-0.182523937070571">
            <text:p>-0.18</text:p>
          </table:table-cell>
          <table:table-cell office:value-type="float" office:value="0">
            <text:p>0</text:p>
          </table:table-cell>
          <table:table-cell office:value-type="float" office:value="-6.90775527898214">
            <text:p>-6.91</text:p>
          </table:table-cell>
          <table:table-cell office:value-type="float" office:value="0.833164700167409">
            <text:p>0.8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52">
            <text:p>52</text:p>
          </table:table-cell>
          <table:table-cell table:formula="of:=LN([.Q173])" office:value-type="float" office:value="-0.277970133533802">
            <text:p>-0.28</text:p>
          </table:table-cell>
          <table:table-cell office:value-type="float" office:value="0">
            <text:p>0</text:p>
          </table:table-cell>
          <table:table-cell office:value-type="float" office:value="-6.90775527898214">
            <text:p>-6.91</text:p>
          </table:table-cell>
          <table:table-cell office:value-type="float" office:value="0.757319439632017">
            <text:p>0.76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53">
            <text:p>53</text:p>
          </table:table-cell>
          <table:table-cell table:formula="of:=LN([.Q174])" office:value-type="float" office:value="-0.226164204075057">
            <text:p>-0.23</text:p>
          </table:table-cell>
          <table:table-cell office:value-type="float" office:value="0">
            <text:p>0</text:p>
          </table:table-cell>
          <table:table-cell office:value-type="float" office:value="-6.90775527898214">
            <text:p>-6.91</text:p>
          </table:table-cell>
          <table:table-cell office:value-type="float" office:value="0.797587123856474">
            <text:p>0.8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54">
            <text:p>54</text:p>
          </table:table-cell>
          <table:table-cell table:formula="of:=LN([.Q175])" office:value-type="float" office:value="-0.739485387239569">
            <text:p>-0.74</text:p>
          </table:table-cell>
          <table:table-cell office:value-type="float" office:value="0">
            <text:p>0</text:p>
          </table:table-cell>
          <table:table-cell office:value-type="float" office:value="-6.90775527898214">
            <text:p>-6.91</text:p>
          </table:table-cell>
          <table:table-cell office:value-type="float" office:value="0.477359507617134">
            <text:p>0.48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55">
            <text:p>55</text:p>
          </table:table-cell>
          <table:table-cell table:formula="of:=LN([.Q176])" office:value-type="float" office:value="-0.838259178886537">
            <text:p>-0.84</text:p>
          </table:table-cell>
          <table:table-cell office:value-type="float" office:value="0">
            <text:p>0</text:p>
          </table:table-cell>
          <table:table-cell office:value-type="float" office:value="-6.90775527898214">
            <text:p>-6.91</text:p>
          </table:table-cell>
          <table:table-cell office:value-type="float" office:value="0.432462708743252">
            <text:p>0.43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56">
            <text:p>56</text:p>
          </table:table-cell>
          <table:table-cell table:formula="of:=LN([.Q177])" office:value-type="float" office:value="-0.435951442262313">
            <text:p>-0.44</text:p>
          </table:table-cell>
          <table:table-cell office:value-type="float" office:value="0">
            <text:p>0</text:p>
          </table:table-cell>
          <table:table-cell office:value-type="float" office:value="-6.90775527898214">
            <text:p>-6.91</text:p>
          </table:table-cell>
          <table:table-cell office:value-type="float" office:value="0.646649124991686">
            <text:p>0.6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57">
            <text:p>57</text:p>
          </table:table-cell>
          <table:table-cell table:formula="of:=LN([.Q178])" office:value-type="float" office:value="-0.389352980565382">
            <text:p>-0.39</text:p>
          </table:table-cell>
          <table:table-cell office:value-type="float" office:value="0">
            <text:p>0</text:p>
          </table:table-cell>
          <table:table-cell office:value-type="float" office:value="-6.90775527898214">
            <text:p>-6.91</text:p>
          </table:table-cell>
          <table:table-cell office:value-type="float" office:value="0.677495085204441">
            <text:p>0.68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58">
            <text:p>58</text:p>
          </table:table-cell>
          <table:table-cell table:formula="of:=LN([.Q179])" office:value-type="float" office:value="-0.40090432477094">
            <text:p>-0.4</text:p>
          </table:table-cell>
          <table:table-cell office:value-type="float" office:value="0">
            <text:p>0</text:p>
          </table:table-cell>
          <table:table-cell office:value-type="float" office:value="-6.90775527898214">
            <text:p>-6.91</text:p>
          </table:table-cell>
          <table:table-cell office:value-type="float" office:value="0.669714133025916">
            <text:p>0.67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59">
            <text:p>59</text:p>
          </table:table-cell>
          <table:table-cell table:formula="of:=LN([.Q180])" office:value-type="float" office:value="-2.24962150636299">
            <text:p>-2.25</text:p>
          </table:table-cell>
          <table:table-cell office:value-type="float" office:value="0">
            <text:p>0</text:p>
          </table:table-cell>
          <table:table-cell office:value-type="float" office:value="-6.90775527898214">
            <text:p>-6.91</text:p>
          </table:table-cell>
          <table:table-cell office:value-type="float" office:value="0.105439125048271">
            <text:p>0.11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60">
            <text:p>60</text:p>
          </table:table-cell>
          <table:table-cell table:formula="of:=LN([.Q181])" office:value-type="float" office:value="-1.6890279407545">
            <text:p>-1.69</text:p>
          </table:table-cell>
          <table:table-cell office:value-type="float" office:value="0">
            <text:p>0</text:p>
          </table:table-cell>
          <table:table-cell office:value-type="float" office:value="-6.90775527898214">
            <text:p>-6.91</text:p>
          </table:table-cell>
          <table:table-cell office:value-type="float" office:value="0.184698975106688">
            <text:p>0.1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61">
            <text:p>61</text:p>
          </table:table-cell>
          <table:table-cell table:formula="of:=LN([.Q182])" office:value-type="float" office:value="-0.123853323708342">
            <text:p>-0.12</text:p>
          </table:table-cell>
          <table:table-cell office:value-type="float" office:value="0">
            <text:p>0</text:p>
          </table:table-cell>
          <table:table-cell office:value-type="float" office:value="-6.90775527898214">
            <text:p>-6.91</text:p>
          </table:table-cell>
          <table:table-cell office:value-type="float" office:value="0.88350942126489">
            <text:p>0.88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62">
            <text:p>62</text:p>
          </table:table-cell>
          <table:table-cell table:formula="of:=LN([.Q183])" office:value-type="float" office:value="-0.0424156011138876">
            <text:p>-0.04</text:p>
          </table:table-cell>
          <table:table-cell office:value-type="float" office:value="0">
            <text:p>0</text:p>
          </table:table-cell>
          <table:table-cell office:value-type="float" office:value="-6.90775527898214">
            <text:p>-6.91</text:p>
          </table:table-cell>
          <table:table-cell office:value-type="float" office:value="0.958471356022184">
            <text:p>0.96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63">
            <text:p>63</text:p>
          </table:table-cell>
          <table:table-cell table:formula="of:=LN([.Q184])" office:value-type="float" office:value="-1.2171985040682">
            <text:p>-1.22</text:p>
          </table:table-cell>
          <table:table-cell office:value-type="float" office:value="0">
            <text:p>0</text:p>
          </table:table-cell>
          <table:table-cell office:value-type="float" office:value="-6.90775527898214">
            <text:p>-6.91</text:p>
          </table:table-cell>
          <table:table-cell office:value-type="float" office:value="0.296058412657423">
            <text:p>0.3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64">
            <text:p>64</text:p>
          </table:table-cell>
          <table:table-cell table:formula="of:=LN([.Q185])" office:value-type="float" office:value="-0.0238168543119468">
            <text:p>-0.02</text:p>
          </table:table-cell>
          <table:table-cell office:value-type="float" office:value="0">
            <text:p>0</text:p>
          </table:table-cell>
          <table:table-cell office:value-type="float" office:value="-6.90775527898214">
            <text:p>-6.91</text:p>
          </table:table-cell>
          <table:table-cell office:value-type="float" office:value="0.976464528650414">
            <text:p>0.98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65">
            <text:p>65</text:p>
          </table:table-cell>
          <table:table-cell table:formula="of:=LN([.Q186])" office:value-type="float" office:value="-1.27695412195215">
            <text:p>-1.28</text:p>
          </table:table-cell>
          <table:table-cell office:value-type="float" office:value="0">
            <text:p>0</text:p>
          </table:table-cell>
          <table:table-cell office:value-type="float" office:value="-6.90775527898214">
            <text:p>-6.91</text:p>
          </table:table-cell>
          <table:table-cell office:value-type="float" office:value="0.278885459201462">
            <text:p>0.28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66">
            <text:p>66</text:p>
          </table:table-cell>
          <table:table-cell table:formula="of:=LN([.Q187])" office:value-type="float" office:value="-0.488938437743056">
            <text:p>-0.49</text:p>
          </table:table-cell>
          <table:table-cell office:value-type="float" office:value="0">
            <text:p>0</text:p>
          </table:table-cell>
          <table:table-cell office:value-type="float" office:value="-6.90775527898214">
            <text:p>-6.91</text:p>
          </table:table-cell>
          <table:table-cell office:value-type="float" office:value="0.613277080553029">
            <text:p>0.61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67">
            <text:p>67</text:p>
          </table:table-cell>
          <table:table-cell table:formula="of:=LN([.Q188])" office:value-type="float" office:value="-0.441764995248254">
            <text:p>-0.44</text:p>
          </table:table-cell>
          <table:table-cell office:value-type="float" office:value="0">
            <text:p>0</text:p>
          </table:table-cell>
          <table:table-cell office:value-type="float" office:value="-6.90775527898214">
            <text:p>-6.91</text:p>
          </table:table-cell>
          <table:table-cell office:value-type="float" office:value="0.642900702424079">
            <text:p>0.64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68">
            <text:p>68</text:p>
          </table:table-cell>
          <table:table-cell table:formula="of:=LN([.Q189])" office:value-type="float" office:value="-0.229464502812966">
            <text:p>-0.23</text:p>
          </table:table-cell>
          <table:table-cell office:value-type="float" office:value="0">
            <text:p>0</text:p>
          </table:table-cell>
          <table:table-cell office:value-type="float" office:value="-6.90775527898214">
            <text:p>-6.91</text:p>
          </table:table-cell>
          <table:table-cell office:value-type="float" office:value="0.794959186951946">
            <text:p>0.79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69">
            <text:p>69</text:p>
          </table:table-cell>
          <table:table-cell table:formula="of:=LN([.Q190])" office:value-type="float" office:value="-0.0728332578555372">
            <text:p>-0.07</text:p>
          </table:table-cell>
          <table:table-cell office:value-type="float" office:value="0">
            <text:p>0</text:p>
          </table:table-cell>
          <table:table-cell office:value-type="float" office:value="-6.90775527898214">
            <text:p>-6.91</text:p>
          </table:table-cell>
          <table:table-cell office:value-type="float" office:value="0.929755846585223">
            <text:p>0.93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70">
            <text:p>70</text:p>
          </table:table-cell>
          <table:table-cell table:formula="of:=LN([.Q191])" office:value-type="float" office:value="-0.0883944318837045">
            <text:p>-0.09</text:p>
          </table:table-cell>
          <table:table-cell office:value-type="float" office:value="0">
            <text:p>0</text:p>
          </table:table-cell>
          <table:table-cell office:value-type="float" office:value="-6.90775527898214">
            <text:p>-6.91</text:p>
          </table:table-cell>
          <table:table-cell office:value-type="float" office:value="0.915399742661773">
            <text:p>0.9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71">
            <text:p>71</text:p>
          </table:table-cell>
          <table:table-cell table:formula="of:=LN([.Q192])" office:value-type="float" office:value="-0.147192890898692">
            <text:p>-0.15</text:p>
          </table:table-cell>
          <table:table-cell office:value-type="float" office:value="0">
            <text:p>0</text:p>
          </table:table-cell>
          <table:table-cell office:value-type="float" office:value="-6.90775527898214">
            <text:p>-6.91</text:p>
          </table:table-cell>
          <table:table-cell office:value-type="float" office:value="0.863127471924393">
            <text:p>0.86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72">
            <text:p>72</text:p>
          </table:table-cell>
          <table:table-cell table:formula="of:=LN([.Q193])" office:value-type="float" office:value="-0.361410955486964">
            <text:p>-0.36</text:p>
          </table:table-cell>
          <table:table-cell office:value-type="float" office:value="0">
            <text:p>0</text:p>
          </table:table-cell>
          <table:table-cell office:value-type="float" office:value="-6.90775527898214">
            <text:p>-6.91</text:p>
          </table:table-cell>
          <table:table-cell office:value-type="float" office:value="0.696692629969537">
            <text:p>0.7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73">
            <text:p>73</text:p>
          </table:table-cell>
          <table:table-cell table:formula="of:=LN([.Q194])" office:value-type="float" office:value="-1.01087440012051">
            <text:p>-1.01</text:p>
          </table:table-cell>
          <table:table-cell office:value-type="float" office:value="0">
            <text:p>0</text:p>
          </table:table-cell>
          <table:table-cell office:value-type="float" office:value="-6.90775527898214">
            <text:p>-6.91</text:p>
          </table:table-cell>
          <table:table-cell office:value-type="float" office:value="0.363900645647789">
            <text:p>0.36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74">
            <text:p>74</text:p>
          </table:table-cell>
          <table:table-cell table:formula="of:=LN([.Q195])" office:value-type="float" office:value="-1.06927946878139">
            <text:p>-1.07</text:p>
          </table:table-cell>
          <table:table-cell office:value-type="float" office:value="0">
            <text:p>0</text:p>
          </table:table-cell>
          <table:table-cell office:value-type="float" office:value="-6.90775527898214">
            <text:p>-6.91</text:p>
          </table:table-cell>
          <table:table-cell office:value-type="float" office:value="0.343255754824195">
            <text:p>0.34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75">
            <text:p>75</text:p>
          </table:table-cell>
          <table:table-cell table:formula="of:=LN([.Q196])" office:value-type="float" office:value="-0.163234355907657">
            <text:p>-0.16</text:p>
          </table:table-cell>
          <table:table-cell office:value-type="float" office:value="0">
            <text:p>0</text:p>
          </table:table-cell>
          <table:table-cell office:value-type="float" office:value="-6.90775527898214">
            <text:p>-6.91</text:p>
          </table:table-cell>
          <table:table-cell office:value-type="float" office:value="0.849392105029587">
            <text:p>0.85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76">
            <text:p>76</text:p>
          </table:table-cell>
          <table:table-cell table:formula="of:=LN([.Q197])" office:value-type="float" office:value="-1.71812703198414">
            <text:p>-1.72</text:p>
          </table:table-cell>
          <table:table-cell office:value-type="float" office:value="0">
            <text:p>0</text:p>
          </table:table-cell>
          <table:table-cell office:value-type="float" office:value="-6.90775527898214">
            <text:p>-6.91</text:p>
          </table:table-cell>
          <table:table-cell office:value-type="float" office:value="0.179401847358282">
            <text:p>0.18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77">
            <text:p>77</text:p>
          </table:table-cell>
          <table:table-cell table:formula="of:=LN([.Q198])" office:value-type="float" office:value="-0.398430456780737">
            <text:p>-0.4</text:p>
          </table:table-cell>
          <table:table-cell office:value-type="float" office:value="0">
            <text:p>0</text:p>
          </table:table-cell>
          <table:table-cell office:value-type="float" office:value="-6.90775527898214">
            <text:p>-6.91</text:p>
          </table:table-cell>
          <table:table-cell office:value-type="float" office:value="0.671372968406061">
            <text:p>0.67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78">
            <text:p>78</text:p>
          </table:table-cell>
          <table:table-cell table:formula="of:=LN([.Q199])" office:value-type="float" office:value="-0.186445035112451">
            <text:p>-0.19</text:p>
          </table:table-cell>
          <table:table-cell office:value-type="float" office:value="0">
            <text:p>0</text:p>
          </table:table-cell>
          <table:table-cell office:value-type="float" office:value="-6.90775527898214">
            <text:p>-6.91</text:p>
          </table:table-cell>
          <table:table-cell office:value-type="float" office:value="0.829904176287467">
            <text:p>0.83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79">
            <text:p>79</text:p>
          </table:table-cell>
          <table:table-cell table:formula="of:=LN([.Q200])" office:value-type="float" office:value="-0.902592792615555">
            <text:p>-0.9</text:p>
          </table:table-cell>
          <table:table-cell office:value-type="float" office:value="0">
            <text:p>0</text:p>
          </table:table-cell>
          <table:table-cell office:value-type="float" office:value="-6.90775527898214">
            <text:p>-6.91</text:p>
          </table:table-cell>
          <table:table-cell office:value-type="float" office:value="0.405516874345999">
            <text:p>0.41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80">
            <text:p>80</text:p>
          </table:table-cell>
          <table:table-cell table:formula="of:=LN([.Q201])" office:value-type="float" office:value="-1.03136643552714">
            <text:p>-1.03</text:p>
          </table:table-cell>
          <table:table-cell office:value-type="float" office:value="0">
            <text:p>0</text:p>
          </table:table-cell>
          <table:table-cell office:value-type="float" office:value="-6.90775527898214">
            <text:p>-6.91</text:p>
          </table:table-cell>
          <table:table-cell office:value-type="float" office:value="0.356519466715103">
            <text:p>0.36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81">
            <text:p>81</text:p>
          </table:table-cell>
          <table:table-cell table:formula="of:=LN([.Q202])" office:value-type="float" office:value="-0.272607527284313">
            <text:p>-0.27</text:p>
          </table:table-cell>
          <table:table-cell office:value-type="float" office:value="0">
            <text:p>0</text:p>
          </table:table-cell>
          <table:table-cell office:value-type="float" office:value="-6.90775527898214">
            <text:p>-6.91</text:p>
          </table:table-cell>
          <table:table-cell office:value-type="float" office:value="0.761391554407254">
            <text:p>0.76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82">
            <text:p>82</text:p>
          </table:table-cell>
          <table:table-cell table:formula="of:=LN([.Q203])" office:value-type="float" office:value="-0.520558903905638">
            <text:p>-0.52</text:p>
          </table:table-cell>
          <table:table-cell office:value-type="float" office:value="0">
            <text:p>0</text:p>
          </table:table-cell>
          <table:table-cell office:value-type="float" office:value="-6.90775527898214">
            <text:p>-6.91</text:p>
          </table:table-cell>
          <table:table-cell office:value-type="float" office:value="0.594188360952909">
            <text:p>0.59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37">
            <text:p>23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38">
            <text:p>23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61">
            <text:p>26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62">
            <text:p>26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69">
            <text:p>26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72">
            <text:p>27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73">
            <text:p>27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77">
            <text:p>27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78">
            <text:p>27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79">
            <text:p>27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81">
            <text:p>28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82">
            <text:p>28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83">
            <text:p>28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85">
            <text:p>28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86">
            <text:p>28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87">
            <text:p>28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91">
            <text:p>29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92">
            <text:p>29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93">
            <text:p>29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95">
            <text:p>29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96">
            <text:p>29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98">
            <text:p>29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03">
            <text:p>30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06">
            <text:p>30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07">
            <text:p>30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08">
            <text:p>30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09">
            <text:p>30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10">
            <text:p>31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11">
            <text:p>31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12">
            <text:p>3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17">
            <text:p>31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18">
            <text:p>31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19">
            <text:p>31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23">
            <text:p>32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24">
            <text:p>3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26">
            <text:p>32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27">
            <text:p>32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29">
            <text:p>32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33">
            <text:p>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34">
            <text:p>33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36">
            <text:p>33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37">
            <text:p>33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38">
            <text:p>33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39">
            <text:p>33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41">
            <text:p>34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42">
            <text:p>34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43">
            <text:p>34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44">
            <text:p>34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45">
            <text:p>34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47">
            <text:p>34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48">
            <text:p>34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51">
            <text:p>35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52">
            <text:p>35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53">
            <text:p>35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56">
            <text:p>35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37">
            <text:p>23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57">
            <text:p>35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38">
            <text:p>23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58">
            <text:p>35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59">
            <text:p>35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62">
            <text:p>36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63">
            <text:p>36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65">
            <text:p>36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66">
            <text:p>36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67">
            <text:p>36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68">
            <text:p>36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69">
            <text:p>36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70">
            <text:p>37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71">
            <text:p>37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72">
            <text:p>37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74">
            <text:p>37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76">
            <text:p>3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77">
            <text:p>37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61">
            <text:p>26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81">
            <text:p>38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62">
            <text:p>26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82">
            <text:p>38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83">
            <text:p>38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85">
            <text:p>38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86">
            <text:p>38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87">
            <text:p>38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88">
            <text:p>38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69">
            <text:p>26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89">
            <text:p>38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90">
            <text:p>39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91">
            <text:p>39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72">
            <text:p>27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92">
            <text:p>39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73">
            <text:p>27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94">
            <text:p>39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95">
            <text:p>39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96">
            <text:p>39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77">
            <text:p>27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97">
            <text:p>39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78">
            <text:p>27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79">
            <text:p>27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399">
            <text:p>39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81">
            <text:p>28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82">
            <text:p>28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83">
            <text:p>28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04">
            <text:p>40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85">
            <text:p>28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86">
            <text:p>28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87">
            <text:p>28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07">
            <text:p>40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09">
            <text:p>40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10">
            <text:p>41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91">
            <text:p>29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92">
            <text:p>29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93">
            <text:p>29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13">
            <text:p>41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95">
            <text:p>29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96">
            <text:p>29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16">
            <text:p>41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17">
            <text:p>41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98">
            <text:p>29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18">
            <text:p>41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21">
            <text:p>42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03">
            <text:p>30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23">
            <text:p>42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24">
            <text:p>4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25">
            <text:p>4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06">
            <text:p>30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26">
            <text:p>42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07">
            <text:p>30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27">
            <text:p>42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08">
            <text:p>30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28">
            <text:p>42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09">
            <text:p>30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29">
            <text:p>42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10">
            <text:p>3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11">
            <text:p>31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31">
            <text:p>43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12">
            <text:p>31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32">
            <text:p>43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33">
            <text:p>4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34">
            <text:p>43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36">
            <text:p>43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17">
            <text:p>31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37">
            <text:p>43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18">
            <text:p>31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38">
            <text:p>43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19">
            <text:p>31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39">
            <text:p>43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41">
            <text:p>44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23">
            <text:p>32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43">
            <text:p>44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24">
            <text:p>32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44">
            <text:p>44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26">
            <text:p>32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46">
            <text:p>44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27">
            <text:p>32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47">
            <text:p>44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29">
            <text:p>32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49">
            <text:p>44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52">
            <text:p>45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33">
            <text:p>3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53">
            <text:p>45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34">
            <text:p>33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54">
            <text:p>45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55">
            <text:p>45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36">
            <text:p>33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56">
            <text:p>45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37">
            <text:p>33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57">
            <text:p>45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38">
            <text:p>33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58">
            <text:p>45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39">
            <text:p>33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59">
            <text:p>45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41">
            <text:p>34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61">
            <text:p>46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42">
            <text:p>34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62">
            <text:p>46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43">
            <text:p>34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44">
            <text:p>34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64">
            <text:p>46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45">
            <text:p>34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65">
            <text:p>46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66">
            <text:p>46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47">
            <text:p>34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67">
            <text:p>46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48">
            <text:p>34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69">
            <text:p>46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70">
            <text:p>47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51">
            <text:p>35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71">
            <text:p>47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52">
            <text:p>35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53">
            <text:p>35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73">
            <text:p>47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74">
            <text:p>47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75">
            <text:p>47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56">
            <text:p>35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57">
            <text:p>35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77">
            <text:p>47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58">
            <text:p>35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78">
            <text:p>47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59">
            <text:p>35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79">
            <text:p>47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81">
            <text:p>48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62">
            <text:p>36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63">
            <text:p>36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84">
            <text:p>48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65">
            <text:p>36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85">
            <text:p>48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66">
            <text:p>36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67">
            <text:p>3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87">
            <text:p>48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68">
            <text:p>36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88">
            <text:p>48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69">
            <text:p>36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89">
            <text:p>48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70">
            <text:p>37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71">
            <text:p>37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91">
            <text:p>49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72">
            <text:p>37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93">
            <text:p>49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74">
            <text:p>37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94">
            <text:p>49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95">
            <text:p>49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76">
            <text:p>37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96">
            <text:p>49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77">
            <text:p>37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97">
            <text:p>49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98">
            <text:p>49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499">
            <text:p>49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string">
            <text:p>-inf</text:p>
          </table:table-cell>
          <table:table-cell/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inf</text:p>
          </table:table-cell>
          <table:table-cell office:value-type="float" office:value="0">
            <text:p>0</text:p>
          </table:table-cell>
          <table:table-cell office:value-type="string">
            <text:p>-inf</text:p>
          </table:table-cell>
          <table:table-cell/>
          <table:table-cell office:value-type="float" office:value="381">
            <text:p>38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382">
            <text:p>38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383">
            <text:p>38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385">
            <text:p>38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386">
            <text:p>38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387">
            <text:p>38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388">
            <text:p>38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389">
            <text:p>38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390">
            <text:p>39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391">
            <text:p>39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392">
            <text:p>39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394">
            <text:p>39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395">
            <text:p>39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396">
            <text:p>39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397">
            <text:p>39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399">
            <text:p>39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04">
            <text:p>40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07">
            <text:p>40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09">
            <text:p>40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10">
            <text:p>4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13">
            <text:p>41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16">
            <text:p>41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17">
            <text:p>41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18">
            <text:p>41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21">
            <text:p>42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23">
            <text:p>42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24">
            <text:p>42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25">
            <text:p>42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26">
            <text:p>42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27">
            <text:p>42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28">
            <text:p>42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29">
            <text:p>42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31">
            <text:p>43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32">
            <text:p>43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33">
            <text:p>43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34">
            <text:p>43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36">
            <text:p>43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37">
            <text:p>43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38">
            <text:p>43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39">
            <text:p>43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41">
            <text:p>44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43">
            <text:p>44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44">
            <text:p>44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46">
            <text:p>44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47">
            <text:p>44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49">
            <text:p>44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52">
            <text:p>45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53">
            <text:p>45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54">
            <text:p>45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55">
            <text:p>45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56">
            <text:p>45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57">
            <text:p>45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58">
            <text:p>45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59">
            <text:p>45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61">
            <text:p>46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62">
            <text:p>46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64">
            <text:p>46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65">
            <text:p>46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66">
            <text:p>46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67">
            <text:p>4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69">
            <text:p>46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70">
            <text:p>47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71">
            <text:p>47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73">
            <text:p>47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74">
            <text:p>47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75">
            <text:p>47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77">
            <text:p>47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78">
            <text:p>47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79">
            <text:p>47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81">
            <text:p>48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84">
            <text:p>48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85">
            <text:p>48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87">
            <text:p>48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88">
            <text:p>48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89">
            <text:p>48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91">
            <text:p>49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93">
            <text:p>49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94">
            <text:p>49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95">
            <text:p>49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96">
            <text:p>49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97">
            <text:p>49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98">
            <text:p>49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499">
            <text:p>49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  <table:table-row table:style-name="ro1">
          <table:table-cell table:number-columns-repeated="12"/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inf</text:p>
          </table:table-cell>
          <table:table-cell office:value-type="float" office:value="0.0273220066944262">
            <text:p>0.03</text:p>
          </table:table-cell>
        </table:table-row>
      </table:table>
      <table:table table:name="ln(N) VS Time" table:style-name="ta1" table:print="false">
        <table:table-column table:style-name="co1" table:default-cell-style-name="Default"/>
        <table:table-row table:style-name="ro1">
          <table:table-cell>
            <draw:frame table:end-cell-address="'ln(N) VS Time'.N57" table:end-x="0.3476in" table:end-y="0.1252in" draw:z-index="0" draw:style-name="gr1" svg:width="11.9043in" svg:height="10.0429in" svg:x="0.0004in" svg:y="0.0004in">
              <draw:object draw:notify-on-update-of-ranges="Sheet1.B1:Sheet1.B1 Sheet1.B2:Sheet1.B84 Sheet1.A2:Sheet1.A8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ln(Decay Rate) VS Time" table:style-name="ta1" table:print="false">
        <table:table-column table:style-name="co1" table:default-cell-style-name="Default"/>
        <table:table-row table:style-name="ro1">
          <table:table-cell>
            <draw:frame table:end-cell-address="'ln(Decay Rate) VS Time'.M49" table:end-x="0.8673in" table:end-y="0.0736in" draw:z-index="0" draw:style-name="gr1" svg:width="11.5354in" svg:height="8.5744in" svg:x="0in" svg:y="0.0004in">
              <draw:object draw:notify-on-update-of-ranges="Sheet1.N122:Sheet1.N203 Sheet1.M122:Sheet1.M20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  <table:table table:name="Multiple Start" table:style-name="ta1" table:print="false">
        <table:table-column table:style-name="co1" table:default-cell-style-name="Default"/>
        <table:table-row table:style-name="ro1">
          <table:table-cell>
            <draw:frame table:end-cell-address="'Multiple Start'.R44" table:end-x="0.1843in" table:end-y="0.052in" draw:z-index="0" draw:style-name="gr1" svg:width="15.2976in" svg:height="7.6677in" svg:x="0in" svg:y="0in">
              <draw:object draw:notify-on-update-of-ranges="Sheet1.B2:Sheet1.B2 Sheet1.B3:Sheet1.B51 Sheet1.A3:Sheet1.A136 Sheet1.C2:Sheet1.C2 Sheet1.C3:Sheet1.C85 Sheet1.A3:Sheet1.A136 Sheet1.D2:Sheet1.D2 Sheet1.D3:Sheet1.D136 Sheet1.A3:Sheet1.A13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4">04/04/2010</text:date>, <text:time>22:2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tchell </meta:initial-creator>
    <meta:creation-date>2010-04-04T21:58:44</meta:creation-date>
    <dc:date>2010-04-04T22:26:02</dc:date>
    <dc:creator>Mitchell </dc:creator>
    <meta:editing-duration>PT00H27M18S</meta:editing-duration>
    <meta:editing-cycles>5</meta:editing-cycles>
    <meta:generator>OpenOffice.org/3.1$Unix OpenOffice.org_project/310m19$Build-9420</meta:generator>
    <meta:document-statistic meta:table-count="4" meta:cell-count="701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include-hidden-cell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30.238cm" svg:height="25.51cm" chart:class="chart:scatter" chart:style-name="ch1">
        <chart:title svg:x="13.716cm" svg:y="0.511cm" chart:style-name="ch2">
          <text:p>ln(N) VS Time</text:p>
        </chart:title>
        <chart:plot-area chart:style-name="ch3" table:cell-range-address="Sheet1.A1:Sheet1.B84" chart:data-source-has-labels="row" svg:x="1.007cm" svg:y="1.524cm" svg:width="28.627cm" svg:height="23.167cm">
          <chart:axis chart:dimension="x" chart:name="primary-x" chart:style-name="ch4">
            <chart:title svg:x="15.249cm" svg:y="24.629cm" chart:style-name="ch5">
              <text:p>Time</text:p>
            </chart:title>
          </chart:axis>
          <chart:axis chart:dimension="y" chart:name="primary-y" chart:style-name="ch4">
            <chart:title svg:x="0.605cm" svg:y="13.178cm" chart:style-name="ch6">
              <text:p>ln(N)</text:p>
            </chart:title>
            <chart:grid chart:style-name="ch7" chart:class="major"/>
          </chart:axis>
          <chart:series chart:style-name="ch8" chart:values-cell-range-address="Sheet1.B2:Sheet1.B84" chart:label-cell-address="Sheet1.B1:Sheet1.B1" chart:class="chart:scatter">
            <chart:domain table:cell-range-address="Sheet1.A2:Sheet1.A84"/>
            <chart:data-point chart:repeated="8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:Sheet1.B1">Log(nAtom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Sheet1.A2:Sheet1.A84">1.#NAN</text:p>
              </table:table-cell>
              <table:table-cell office:value-type="float" office:value="1.#NAN">
                <text:p text:id="Sheet1.B2:Sheet1.B84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79682371827486">
                <text:p>6.796823718274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.70441435496411">
                <text:p>6.704414354964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.5875500148248">
                <text:p>6.58755001482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.45833828334479">
                <text:p>6.458338283344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.33859407820318">
                <text:p>6.338594078203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23441072571837">
                <text:p>6.234410725718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.12249280951439">
                <text:p>6.122492809514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.00388706710654">
                <text:p>6.003887067106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.89715386763674">
                <text:p>5.897153867636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.78996017089725">
                <text:p>5.789960170897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.63121178182137">
                <text:p>5.631211781821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.51745289646471">
                <text:p>5.517452896464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.37527840768417">
                <text:p>5.375278407684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.26269018890489">
                <text:p>5.262690188904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.15329159449778">
                <text:p>5.15329159449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.05624580534831">
                <text:p>5.05624580534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.89783979995091">
                <text:p>4.897839799950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.78749174278205">
                <text:p>4.787491742782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.71849887129509">
                <text:p>4.718498871295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.57471097850338">
                <text:p>4.574710978503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.47733681447821">
                <text:p>4.477336814478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.23410650459726">
                <text:p>4.234106504597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4.18965474202643">
                <text:p>4.189654742026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.98898404656427">
                <text:p>3.988984046564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.91202300542815">
                <text:p>3.912023005428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.78418963391826">
                <text:p>3.784189633918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.68887945411394">
                <text:p>3.688879454113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.61091791264422">
                <text:p>3.610917912644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.52636052461616">
                <text:p>3.526360524616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.43398720448515">
                <text:p>3.433987204485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.13549421592915">
                <text:p>3.135494215929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.99573227355399">
                <text:p>2.995732273553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.94443897916644">
                <text:p>2.944438979166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.77258872223978">
                <text:p>2.772588722239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.63905732961526">
                <text:p>2.639057329615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.56494935746154">
                <text:p>2.564949357461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.39789527279837">
                <text:p>2.397895272798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.07944154167984">
                <text:p>2.079441541679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.94591014905531">
                <text:p>1.945910149055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.94591014905531">
                <text:p>1.945910149055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.94591014905531">
                <text:p>1.945910149055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.79175946922806">
                <text:p>1.791759469228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.79175946922806">
                <text:p>1.791759469228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.6094379124341">
                <text:p>1.60943791243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.38629436111989">
                <text:p>1.386294361119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.09861228866811">
                <text:p>1.098612288668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.09861228866811">
                <text:p>1.098612288668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.09861228866811">
                <text:p>1.098612288668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auto-position="true" chart:auto-size="true" chart:treat-empty-cells="ignore" chart:spline-order="3" chart:sort-by-x-values="false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svg:stroke-width="0cm" svg:stroke-color="#004586"/>
    </style:style>
    <style:style style:name="ch11" style:family="chart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420e"/>
    </style:style>
    <style:style style:name="ch13" style:family="chart">
      <style:chart-properties chart:symbol-type="named-symbol" chart:symbol-name="arrow-down" chart:symbol-width="0.25cm" chart:symbol-height="0.25cm" chart:regression-type="linear"/>
      <style:graphic-properties draw:stroke="none" svg:stroke-width="0.088cm" svg:stroke-color="#ffd320" draw:fill-color="#ffd320" dr3d:edge-rounding="0%"/>
      <style:text-properties fo:font-size="6pt" style:font-size-asian="6pt" style:font-size-complex="6pt"/>
    </style:style>
    <style:style style:name="ch14" style:family="chart">
      <style:graphic-properties svg:stroke-width="0cm" svg:stroke-color="#ffd32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38.857cm" svg:height="19.477cm" chart:class="chart:scatter" chart:style-name="ch1">
        <chart:title svg:x="18.025cm" svg:y="0.39cm" chart:style-name="ch2">
          <text:p>ln(N) VS Time</text:p>
        </chart:title>
        <chart:legend chart:legend-position="end" svg:x="32.615cm" svg:y="8.519cm" chart:style-name="ch3"/>
        <chart:plot-area chart:style-name="ch4" table:cell-range-address="Sheet1.A2:Sheet1.A136 Sheet1.B2:Sheet1.B51 Sheet1.C2:Sheet1.C85 Sheet1.D2:Sheet1.D136" chart:data-source-has-labels="row" svg:x="1.353cm" svg:y="1.282cm" svg:width="30.486cm" svg:height="17.229cm">
          <chart:axis chart:dimension="x" chart:name="primary-x" chart:style-name="ch5">
            <chart:title svg:x="16.525cm" svg:y="18.328cm" chart:style-name="ch6">
              <text:p>Time</text:p>
            </chart:title>
          </chart:axis>
          <chart:axis chart:dimension="y" chart:name="primary-y" chart:style-name="ch5">
            <chart:title svg:x="0.778cm" svg:y="9.967cm" chart:style-name="ch7">
              <text:p>ln(N)</text:p>
            </chart:title>
            <chart:grid chart:style-name="ch8" chart:class="major"/>
          </chart:axis>
          <chart:series chart:style-name="ch9" chart:values-cell-range-address="Sheet1.B3:Sheet1.B51" chart:label-cell-address="Sheet1.B2:Sheet1.B2" chart:class="chart:scatter">
            <chart:domain table:cell-range-address="Sheet1.A3:Sheet1.A136"/>
            <chart:regression-curve chart:style-name="ch10">
              <chart:equation svg:x="3.451cm" svg:y="13.601cm"/>
            </chart:regression-curve>
            <chart:data-point chart:repeated="49"/>
          </chart:series>
          <chart:series chart:style-name="ch11" chart:values-cell-range-address="Sheet1.C3:Sheet1.C85" chart:label-cell-address="Sheet1.C2:Sheet1.C2" chart:class="chart:scatter">
            <chart:regression-curve chart:style-name="ch12">
              <chart:equation svg:x="4.42cm" svg:y="8.147cm"/>
            </chart:regression-curve>
            <chart:data-point chart:repeated="83"/>
          </chart:series>
          <chart:series chart:style-name="ch13" chart:values-cell-range-address="Sheet1.D3:Sheet1.D136" chart:label-cell-address="Sheet1.D2:Sheet1.D2" chart:class="chart:scatter">
            <chart:regression-curve chart:style-name="ch14">
              <chart:equation svg:x="5.494cm" svg:y="4.382cm"/>
            </chart:regression-curve>
            <chart:data-point chart:repeated="13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2:Sheet1.B2">N_0 = 1000</text:p>
              </table:table-cell>
              <table:table-cell office:value-type="string">
                <text:p text:id="Sheet1.C2:Sheet1.C2">N_0 = 10000</text:p>
              </table:table-cell>
              <table:table-cell office:value-type="string">
                <text:p text:id="Sheet1.D2:Sheet1.D2">N_0 = 1000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1.A3:Sheet1.A136">1</text:p>
              </table:table-cell>
              <table:table-cell office:value-type="float" office:value="6.79682371827486">
                <text:p text:id="Sheet1.B3:Sheet1.B51">6.79682371827486</text:p>
              </table:table-cell>
              <table:table-cell office:value-type="float" office:value="9.09616332691378">
                <text:p text:id="Sheet1.C3:Sheet1.C85">9.09616332691378</text:p>
              </table:table-cell>
              <table:table-cell office:value-type="float" office:value="13.7097977580394">
                <text:p text:id="Sheet1.D3:Sheet1.D136">13.70979775803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70441435496411">
                <text:p>6.70441435496411</text:p>
              </table:table-cell>
              <table:table-cell office:value-type="float" office:value="8.99813676070031">
                <text:p>8.99813676070031</text:p>
              </table:table-cell>
              <table:table-cell office:value-type="float" office:value="13.6045351733159">
                <text:p>13.60453517331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5875500148248">
                <text:p>6.5875500148248</text:p>
              </table:table-cell>
              <table:table-cell office:value-type="float" office:value="8.88930831984285">
                <text:p>8.88930831984285</text:p>
              </table:table-cell>
              <table:table-cell office:value-type="float" office:value="13.4993974604245">
                <text:p>13.49939746042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45833828334479">
                <text:p>6.45833828334479</text:p>
              </table:table-cell>
              <table:table-cell office:value-type="float" office:value="8.78737298873188">
                <text:p>8.78737298873188</text:p>
              </table:table-cell>
              <table:table-cell office:value-type="float" office:value="13.3940380117103">
                <text:p>13.39403801171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.33859407820318">
                <text:p>6.33859407820318</text:p>
              </table:table-cell>
              <table:table-cell office:value-type="float" office:value="8.68135077758252">
                <text:p>8.68135077758252</text:p>
              </table:table-cell>
              <table:table-cell office:value-type="float" office:value="13.2885691023121">
                <text:p>13.28856910231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23441072571837">
                <text:p>6.23441072571837</text:p>
              </table:table-cell>
              <table:table-cell office:value-type="float" office:value="8.57376254290413">
                <text:p>8.57376254290413</text:p>
              </table:table-cell>
              <table:table-cell office:value-type="float" office:value="13.1827037235241">
                <text:p>13.18270372352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12249280951439">
                <text:p>6.12249280951439</text:p>
              </table:table-cell>
              <table:table-cell office:value-type="float" office:value="8.46273700562018">
                <text:p>8.46273700562018</text:p>
              </table:table-cell>
              <table:table-cell office:value-type="float" office:value="13.0770709888792">
                <text:p>13.07707098887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00388706710654">
                <text:p>6.00388706710654</text:p>
              </table:table-cell>
              <table:table-cell office:value-type="float" office:value="8.36053938137086">
                <text:p>8.36053938137086</text:p>
              </table:table-cell>
              <table:table-cell office:value-type="float" office:value="12.9720752283914">
                <text:p>12.97207522839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89715386763674">
                <text:p>5.89715386763674</text:p>
              </table:table-cell>
              <table:table-cell office:value-type="float" office:value="8.25556865328375">
                <text:p>8.25556865328375</text:p>
              </table:table-cell>
              <table:table-cell office:value-type="float" office:value="12.8661928918251">
                <text:p>12.86619289182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78996017089725">
                <text:p>5.78996017089725</text:p>
              </table:table-cell>
              <table:table-cell office:value-type="float" office:value="8.150467911624">
                <text:p>8.150467911624</text:p>
              </table:table-cell>
              <table:table-cell office:value-type="float" office:value="12.7608108430526">
                <text:p>12.76081084305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.63121178182137">
                <text:p>5.63121178182137</text:p>
              </table:table-cell>
              <table:table-cell office:value-type="float" office:value="8.0507033814703">
                <text:p>8.0507033814703</text:p>
              </table:table-cell>
              <table:table-cell office:value-type="float" office:value="12.6545206118102">
                <text:p>12.65452061181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51745289646471">
                <text:p>5.51745289646471</text:p>
              </table:table-cell>
              <table:table-cell office:value-type="float" office:value="7.94058382710424">
                <text:p>7.94058382710424</text:p>
              </table:table-cell>
              <table:table-cell office:value-type="float" office:value="12.5495098560241">
                <text:p>12.54950985602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.37527840768417">
                <text:p>5.37527840768417</text:p>
              </table:table-cell>
              <table:table-cell office:value-type="float" office:value="7.84031298332016">
                <text:p>7.84031298332016</text:p>
              </table:table-cell>
              <table:table-cell office:value-type="float" office:value="12.4447390908977">
                <text:p>12.44473909089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.26269018890489">
                <text:p>5.26269018890489</text:p>
              </table:table-cell>
              <table:table-cell office:value-type="float" office:value="7.74283595543075">
                <text:p>7.74283595543075</text:p>
              </table:table-cell>
              <table:table-cell office:value-type="float" office:value="12.338853756764">
                <text:p>12.3388537567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15329159449778">
                <text:p>5.15329159449778</text:p>
              </table:table-cell>
              <table:table-cell office:value-type="float" office:value="7.63578686139558">
                <text:p>7.63578686139558</text:p>
              </table:table-cell>
              <table:table-cell office:value-type="float" office:value="12.2340136349636">
                <text:p>12.23401363496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05624580534831">
                <text:p>5.05624580534831</text:p>
              </table:table-cell>
              <table:table-cell office:value-type="float" office:value="7.54168309988211">
                <text:p>7.54168309988211</text:p>
              </table:table-cell>
              <table:table-cell office:value-type="float" office:value="12.1280462370918">
                <text:p>12.12804623709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.89783979995091">
                <text:p>4.89783979995091</text:p>
              </table:table-cell>
              <table:table-cell office:value-type="float" office:value="7.44600149832412">
                <text:p>7.44600149832412</text:p>
              </table:table-cell>
              <table:table-cell office:value-type="float" office:value="12.0223000364689">
                <text:p>12.02230003646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.78749174278205">
                <text:p>4.78749174278205</text:p>
              </table:table-cell>
              <table:table-cell office:value-type="float" office:value="7.3375877435386">
                <text:p>7.3375877435386</text:p>
              </table:table-cell>
              <table:table-cell office:value-type="float" office:value="11.9169094767966">
                <text:p>11.9169094767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.71849887129509">
                <text:p>4.71849887129509</text:p>
              </table:table-cell>
              <table:table-cell office:value-type="float" office:value="7.22475340576797">
                <text:p>7.22475340576797</text:p>
              </table:table-cell>
              <table:table-cell office:value-type="float" office:value="11.8104935097686">
                <text:p>11.81049350976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.57471097850338">
                <text:p>4.57471097850338</text:p>
              </table:table-cell>
              <table:table-cell office:value-type="float" office:value="7.12528309151071">
                <text:p>7.12528309151071</text:p>
              </table:table-cell>
              <table:table-cell office:value-type="float" office:value="11.7056675390921">
                <text:p>11.70566753909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.47733681447821">
                <text:p>4.47733681447821</text:p>
              </table:table-cell>
              <table:table-cell office:value-type="float" office:value="7.01571242048723">
                <text:p>7.01571242048723</text:p>
              </table:table-cell>
              <table:table-cell office:value-type="float" office:value="11.5991398577857">
                <text:p>11.59913985778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.23410650459726">
                <text:p>4.23410650459726</text:p>
              </table:table-cell>
              <table:table-cell office:value-type="float" office:value="6.90675477864855">
                <text:p>6.90675477864855</text:p>
              </table:table-cell>
              <table:table-cell office:value-type="float" office:value="11.4932328316245">
                <text:p>11.49323283162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.18965474202643">
                <text:p>4.18965474202643</text:p>
              </table:table-cell>
              <table:table-cell office:value-type="float" office:value="6.80572255341699">
                <text:p>6.80572255341699</text:p>
              </table:table-cell>
              <table:table-cell office:value-type="float" office:value="11.3864548009163">
                <text:p>11.38645480091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.98898404656427">
                <text:p>3.98898404656427</text:p>
              </table:table-cell>
              <table:table-cell office:value-type="float" office:value="6.69950034016168">
                <text:p>6.69950034016168</text:p>
              </table:table-cell>
              <table:table-cell office:value-type="float" office:value="11.2792390322795">
                <text:p>11.27923903227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.91202300542815">
                <text:p>3.91202300542815</text:p>
              </table:table-cell>
              <table:table-cell office:value-type="float" office:value="6.59441345974978">
                <text:p>6.59441345974978</text:p>
              </table:table-cell>
              <table:table-cell office:value-type="float" office:value="11.1740343051117">
                <text:p>11.17403430511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.78418963391826">
                <text:p>3.78418963391826</text:p>
              </table:table-cell>
              <table:table-cell office:value-type="float" office:value="6.48920493132532">
                <text:p>6.48920493132532</text:p>
              </table:table-cell>
              <table:table-cell office:value-type="float" office:value="11.0684648183551">
                <text:p>11.06846481835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.68887945411394">
                <text:p>3.68887945411394</text:p>
              </table:table-cell>
              <table:table-cell office:value-type="float" office:value="6.40357419793482">
                <text:p>6.40357419793482</text:p>
              </table:table-cell>
              <table:table-cell office:value-type="float" office:value="10.9609305641662">
                <text:p>10.96093056416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.61091791264422">
                <text:p>3.61091791264422</text:p>
              </table:table-cell>
              <table:table-cell office:value-type="float" office:value="6.3261494731551">
                <text:p>6.3261494731551</text:p>
              </table:table-cell>
              <table:table-cell office:value-type="float" office:value="10.8570162640151">
                <text:p>10.85701626401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.52636052461616">
                <text:p>3.52636052461616</text:p>
              </table:table-cell>
              <table:table-cell office:value-type="float" office:value="6.21060007702465">
                <text:p>6.21060007702465</text:p>
              </table:table-cell>
              <table:table-cell office:value-type="float" office:value="10.7495060234249">
                <text:p>10.74950602342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.43398720448515">
                <text:p>3.43398720448515</text:p>
              </table:table-cell>
              <table:table-cell office:value-type="float" office:value="6.12029741895095">
                <text:p>6.12029741895095</text:p>
              </table:table-cell>
              <table:table-cell office:value-type="float" office:value="10.6419904348169">
                <text:p>10.64199043481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.13549421592915">
                <text:p>3.13549421592915</text:p>
              </table:table-cell>
              <table:table-cell office:value-type="float" office:value="6.03787091992214">
                <text:p>6.03787091992214</text:p>
              </table:table-cell>
              <table:table-cell office:value-type="float" office:value="10.5357163181267">
                <text:p>10.53571631812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.99573227355399">
                <text:p>2.99573227355399</text:p>
              </table:table-cell>
              <table:table-cell office:value-type="float" office:value="5.97635090929793">
                <text:p>5.97635090929793</text:p>
              </table:table-cell>
              <table:table-cell office:value-type="float" office:value="10.4281569081228">
                <text:p>10.42815690812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.94443897916644">
                <text:p>2.94443897916644</text:p>
              </table:table-cell>
              <table:table-cell office:value-type="float" office:value="5.89164421182577">
                <text:p>5.89164421182577</text:p>
              </table:table-cell>
              <table:table-cell office:value-type="float" office:value="10.3222965667359">
                <text:p>10.32229656673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.77258872223978">
                <text:p>2.77258872223978</text:p>
              </table:table-cell>
              <table:table-cell office:value-type="float" office:value="5.79605775076537">
                <text:p>5.79605775076537</text:p>
              </table:table-cell>
              <table:table-cell office:value-type="float" office:value="10.2159232113291">
                <text:p>10.21592321132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.63905732961526">
                <text:p>2.63905732961526</text:p>
              </table:table-cell>
              <table:table-cell office:value-type="float" office:value="5.68357976733868">
                <text:p>5.68357976733868</text:p>
              </table:table-cell>
              <table:table-cell office:value-type="float" office:value="10.1110300376217">
                <text:p>10.11103003762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.56494935746154">
                <text:p>2.56494935746154</text:p>
              </table:table-cell>
              <table:table-cell office:value-type="float" office:value="5.59471137960184">
                <text:p>5.59471137960184</text:p>
              </table:table-cell>
              <table:table-cell office:value-type="float" office:value="10.0061343894963">
                <text:p>10.00613438949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.39789527279837">
                <text:p>2.39789527279837</text:p>
              </table:table-cell>
              <table:table-cell office:value-type="float" office:value="5.49306144334055">
                <text:p>5.49306144334055</text:p>
              </table:table-cell>
              <table:table-cell office:value-type="float" office:value="9.89691600715309">
                <text:p>9.896916007153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.07944154167984">
                <text:p>2.07944154167984</text:p>
              </table:table-cell>
              <table:table-cell office:value-type="float" office:value="5.39816270151775">
                <text:p>5.39816270151775</text:p>
              </table:table-cell>
              <table:table-cell office:value-type="float" office:value="9.79015086719713">
                <text:p>9.790150867197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94591014905531">
                <text:p>1.94591014905531</text:p>
              </table:table-cell>
              <table:table-cell office:value-type="float" office:value="5.28320372873799">
                <text:p>5.28320372873799</text:p>
              </table:table-cell>
              <table:table-cell office:value-type="float" office:value="9.68265383150881">
                <text:p>9.682653831508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94591014905531">
                <text:p>1.94591014905531</text:p>
              </table:table-cell>
              <table:table-cell office:value-type="float" office:value="5.19849703126583">
                <text:p>5.19849703126583</text:p>
              </table:table-cell>
              <table:table-cell office:value-type="float" office:value="9.57421930476342">
                <text:p>9.574219304763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94591014905531">
                <text:p>1.94591014905531</text:p>
              </table:table-cell>
              <table:table-cell office:value-type="float" office:value="5.06259503302697">
                <text:p>5.06259503302697</text:p>
              </table:table-cell>
              <table:table-cell office:value-type="float" office:value="9.46993156426144">
                <text:p>9.469931564261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79175946922806">
                <text:p>1.79175946922806</text:p>
              </table:table-cell>
              <table:table-cell office:value-type="float" office:value="4.96284463025991">
                <text:p>4.96284463025991</text:p>
              </table:table-cell>
              <table:table-cell office:value-type="float" office:value="9.36623239193316">
                <text:p>9.366232391933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79175946922806">
                <text:p>1.79175946922806</text:p>
              </table:table-cell>
              <table:table-cell office:value-type="float" office:value="4.89034912822175">
                <text:p>4.89034912822175</text:p>
              </table:table-cell>
              <table:table-cell office:value-type="float" office:value="9.25817770139034">
                <text:p>9.258177701390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6094379124341">
                <text:p>1.6094379124341</text:p>
              </table:table-cell>
              <table:table-cell office:value-type="float" office:value="4.76217393479776">
                <text:p>4.76217393479776</text:p>
              </table:table-cell>
              <table:table-cell office:value-type="float" office:value="9.15324077993561">
                <text:p>9.153240779935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38629436111989">
                <text:p>1.38629436111989</text:p>
              </table:table-cell>
              <table:table-cell office:value-type="float" office:value="4.63472898822964">
                <text:p>4.63472898822964</text:p>
              </table:table-cell>
              <table:table-cell office:value-type="float" office:value="9.04687982282315">
                <text:p>9.046879822823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09861228866811">
                <text:p>1.09861228866811</text:p>
              </table:table-cell>
              <table:table-cell office:value-type="float" office:value="4.49980967033027">
                <text:p>4.49980967033027</text:p>
              </table:table-cell>
              <table:table-cell office:value-type="float" office:value="8.93971205409023">
                <text:p>8.939712054090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09861228866811">
                <text:p>1.09861228866811</text:p>
              </table:table-cell>
              <table:table-cell office:value-type="float" office:value="4.36944785246702">
                <text:p>4.36944785246702</text:p>
              </table:table-cell>
              <table:table-cell office:value-type="float" office:value="8.83521046366409">
                <text:p>8.835210463664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09861228866811">
                <text:p>1.09861228866811</text:p>
              </table:table-cell>
              <table:table-cell office:value-type="float" office:value="4.27666611901606">
                <text:p>4.27666611901606</text:p>
              </table:table-cell>
              <table:table-cell office:value-type="float" office:value="8.73198193834769">
                <text:p>8.731981938347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693147180559945">
                <text:p>0.693147180559945</text:p>
              </table:table-cell>
              <table:table-cell office:value-type="float" office:value="4.20469261939097">
                <text:p>4.20469261939097</text:p>
              </table:table-cell>
              <table:table-cell office:value-type="float" office:value="8.62694405537536">
                <text:p>8.626944055375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#NAN">
                <text:p>1.#NAN</text:p>
              </table:table-cell>
              <table:table-cell office:value-type="float" office:value="4.07753744390572">
                <text:p>4.07753744390572</text:p>
              </table:table-cell>
              <table:table-cell office:value-type="float" office:value="8.52158353971753">
                <text:p>8.521583539717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#NAN">
                <text:p>1.#NAN</text:p>
              </table:table-cell>
              <table:table-cell office:value-type="float" office:value="3.98898404656427">
                <text:p>3.98898404656427</text:p>
              </table:table-cell>
              <table:table-cell office:value-type="float" office:value="8.42090253109795">
                <text:p>8.420902531097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#NAN">
                <text:p>1.#NAN</text:p>
              </table:table-cell>
              <table:table-cell office:value-type="float" office:value="3.89182029811063">
                <text:p>3.89182029811063</text:p>
              </table:table-cell>
              <table:table-cell office:value-type="float" office:value="8.31605572036464">
                <text:p>8.316055720364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#NAN">
                <text:p>1.#NAN</text:p>
              </table:table-cell>
              <table:table-cell office:value-type="float" office:value="3.8286413964891">
                <text:p>3.8286413964891</text:p>
              </table:table-cell>
              <table:table-cell office:value-type="float" office:value="8.20603776277881">
                <text:p>8.206037762778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#NAN">
                <text:p>1.#NAN</text:p>
              </table:table-cell>
              <table:table-cell office:value-type="float" office:value="3.73766961828337">
                <text:p>3.73766961828337</text:p>
              </table:table-cell>
              <table:table-cell office:value-type="float" office:value="8.1086232683546">
                <text:p>8.10862326835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#NAN">
                <text:p>1.#NAN</text:p>
              </table:table-cell>
              <table:table-cell office:value-type="float" office:value="3.61091791264422">
                <text:p>3.61091791264422</text:p>
              </table:table-cell>
              <table:table-cell office:value-type="float" office:value="8.01234963932779">
                <text:p>8.012349639327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#NAN">
                <text:p>1.#NAN</text:p>
              </table:table-cell>
              <table:table-cell office:value-type="float" office:value="3.52636052461616">
                <text:p>3.52636052461616</text:p>
              </table:table-cell>
              <table:table-cell office:value-type="float" office:value="7.90875473878325">
                <text:p>7.908754738783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#NAN">
                <text:p>1.#NAN</text:p>
              </table:table-cell>
              <table:table-cell office:value-type="float" office:value="3.46573590279973">
                <text:p>3.46573590279973</text:p>
              </table:table-cell>
              <table:table-cell office:value-type="float" office:value="7.79811262882979">
                <text:p>7.798112628829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#NAN">
                <text:p>1.#NAN</text:p>
              </table:table-cell>
              <table:table-cell office:value-type="float" office:value="3.3322045101752">
                <text:p>3.3322045101752</text:p>
              </table:table-cell>
              <table:table-cell office:value-type="float" office:value="7.68524360797583">
                <text:p>7.685243607975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#NAN">
                <text:p>1.#NAN</text:p>
              </table:table-cell>
              <table:table-cell office:value-type="float" office:value="3.17805383034795">
                <text:p>3.17805383034795</text:p>
              </table:table-cell>
              <table:table-cell office:value-type="float" office:value="7.57814547241947">
                <text:p>7.578145472419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3.13549421592915">
                <text:p>3.13549421592915</text:p>
              </table:table-cell>
              <table:table-cell office:value-type="float" office:value="7.4713630881871">
                <text:p>7.47136308818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#NAN">
                <text:p>1.#NAN</text:p>
              </table:table-cell>
              <table:table-cell office:value-type="float" office:value="2.99573227355399">
                <text:p>2.99573227355399</text:p>
              </table:table-cell>
              <table:table-cell office:value-type="float" office:value="7.36897040219479">
                <text:p>7.368970402194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#NAN">
                <text:p>1.#NAN</text:p>
              </table:table-cell>
              <table:table-cell office:value-type="float" office:value="2.70805020110221">
                <text:p>2.70805020110221</text:p>
              </table:table-cell>
              <table:table-cell office:value-type="float" office:value="7.26822302115957">
                <text:p>7.268223021159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2.63905732961526">
                <text:p>2.63905732961526</text:p>
              </table:table-cell>
              <table:table-cell office:value-type="float" office:value="7.14282740116162">
                <text:p>7.142827401161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2.56494935746154">
                <text:p>2.56494935746154</text:p>
              </table:table-cell>
              <table:table-cell office:value-type="float" office:value="7.03085747611612">
                <text:p>7.030857476116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2.39789527279837">
                <text:p>2.39789527279837</text:p>
              </table:table-cell>
              <table:table-cell office:value-type="float" office:value="6.91075078796194">
                <text:p>6.910750787961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2.19722457733622">
                <text:p>2.19722457733622</text:p>
              </table:table-cell>
              <table:table-cell office:value-type="float" office:value="6.80793494369993">
                <text:p>6.807934943699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2.07944154167984">
                <text:p>2.07944154167984</text:p>
              </table:table-cell>
              <table:table-cell office:value-type="float" office:value="6.69826805411541">
                <text:p>6.698268054115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1.79175946922806">
                <text:p>1.79175946922806</text:p>
              </table:table-cell>
              <table:table-cell office:value-type="float" office:value="6.61606518513282">
                <text:p>6.616065185132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1.38629436111989">
                <text:p>1.38629436111989</text:p>
              </table:table-cell>
              <table:table-cell office:value-type="float" office:value="6.52649485957079">
                <text:p>6.526494859570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1.09861228866811">
                <text:p>1.09861228866811</text:p>
              </table:table-cell>
              <table:table-cell office:value-type="float" office:value="6.4150969591716">
                <text:p>6.41509695917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1.09861228866811">
                <text:p>1.09861228866811</text:p>
              </table:table-cell>
              <table:table-cell office:value-type="float" office:value="6.30078579466324">
                <text:p>6.300785794663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1.09861228866811">
                <text:p>1.09861228866811</text:p>
              </table:table-cell>
              <table:table-cell office:value-type="float" office:value="6.19644412779452">
                <text:p>6.196444127794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1.09861228866811">
                <text:p>1.09861228866811</text:p>
              </table:table-cell>
              <table:table-cell office:value-type="float" office:value="6.07304453410041">
                <text:p>6.073044534100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1.09861228866811">
                <text:p>1.09861228866811</text:p>
              </table:table-cell>
              <table:table-cell office:value-type="float" office:value="5.97126183979046">
                <text:p>5.971261839790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1.09861228866811">
                <text:p>1.09861228866811</text:p>
              </table:table-cell>
              <table:table-cell office:value-type="float" office:value="5.8636311755981">
                <text:p>5.86363117559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1.09861228866811">
                <text:p>1.09861228866811</text:p>
              </table:table-cell>
              <table:table-cell office:value-type="float" office:value="5.76205138278018">
                <text:p>5.762051382780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1.09861228866811">
                <text:p>1.09861228866811</text:p>
              </table:table-cell>
              <table:table-cell office:value-type="float" office:value="5.67675380226828">
                <text:p>5.676753802268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1.09861228866811">
                <text:p>1.09861228866811</text:p>
              </table:table-cell>
              <table:table-cell office:value-type="float" office:value="5.5834963087817">
                <text:p>5.58349630878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1.09861228866811">
                <text:p>1.09861228866811</text:p>
              </table:table-cell>
              <table:table-cell office:value-type="float" office:value="5.50533153593236">
                <text:p>5.505331535932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1.09861228866811">
                <text:p>1.09861228866811</text:p>
              </table:table-cell>
              <table:table-cell office:value-type="float" office:value="5.39816270151775">
                <text:p>5.398162701517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09861228866811">
                <text:p>1.09861228866811</text:p>
              </table:table-cell>
              <table:table-cell office:value-type="float" office:value="5.30826769740121">
                <text:p>5.308267697401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#NAN">
                <text:p>1.#NAN</text:p>
              </table:table-cell>
              <table:table-cell office:value-type="float" office:value="1.09861228866811">
                <text:p>1.09861228866811</text:p>
              </table:table-cell>
              <table:table-cell office:value-type="float" office:value="5.22035582507832">
                <text:p>5.220355825078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#NAN">
                <text:p>1.#NAN</text:p>
              </table:table-cell>
              <table:table-cell office:value-type="float" office:value="1.09861228866811">
                <text:p>1.09861228866811</text:p>
              </table:table-cell>
              <table:table-cell office:value-type="float" office:value="5.14749447681345">
                <text:p>5.147494476813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.04985600724954">
                <text:p>5.049856007249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93447393313069">
                <text:p>4.934473933130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86753445045558">
                <text:p>4.867534450455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76217393479776">
                <text:p>4.762173934797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58496747867057">
                <text:p>4.584967478670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49980967033027">
                <text:p>4.499809670330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40671924726425">
                <text:p>4.406719247264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29045944114839">
                <text:p>4.290459441148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17438726989564">
                <text:p>4.174387269895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02535169073515">
                <text:p>4.025351690735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93182563272433">
                <text:p>3.931825632724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76120011569356">
                <text:p>3.761200115693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63758615972639">
                <text:p>3.637586159726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46573590279973">
                <text:p>3.465735902799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3322045101752">
                <text:p>3.33220451017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29583686600433">
                <text:p>3.295836866004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17805383034795">
                <text:p>3.178053830347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13549421592915">
                <text:p>3.135494215929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09104245335832">
                <text:p>3.091042453358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94443897916644">
                <text:p>2.944438979166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94443897916644">
                <text:p>2.944438979166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83321334405622">
                <text:p>2.833213344056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77258872223978">
                <text:p>2.772588722239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484906649788">
                <text:p>2.4849066497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39789527279837">
                <text:p>2.397895272798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39789527279837">
                <text:p>2.397895272798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39789527279837">
                <text:p>2.397895272798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30258509299405">
                <text:p>2.302585092994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30258509299405">
                <text:p>2.302585092994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30258509299405">
                <text:p>2.302585092994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30258509299405">
                <text:p>2.302585092994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79175946922806">
                <text:p>1.791759469228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6094379124341">
                <text:p>1.60943791243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6094379124341">
                <text:p>1.60943791243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6094379124341">
                <text:p>1.60943791243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6094379124341">
                <text:p>1.60943791243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6094379124341">
                <text:p>1.60943791243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38629436111989">
                <text:p>1.3862943611198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include-hidden-cell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9.301cm" svg:height="21.78cm" chart:class="chart:scatter" chart:style-name="ch1">
        <chart:title svg:x="12.242cm" svg:y="0.436cm" chart:style-name="ch2">
          <text:p>ln(Decay Rate) VS Time</text:p>
        </chart:title>
        <chart:plot-area chart:style-name="ch3" table:cell-range-address="Sheet1.M122:Sheet1.N203" svg:x="0.971cm" svg:y="1.374cm" svg:width="27.744cm" svg:height="19.737cm">
          <chart:axis chart:dimension="x" chart:name="primary-x" chart:style-name="ch4">
            <chart:title svg:x="14.772cm" svg:y="20.974cm" chart:style-name="ch5">
              <text:p>Time</text:p>
            </chart:title>
          </chart:axis>
          <chart:axis chart:dimension="y" chart:name="primary-y" chart:style-name="ch4">
            <chart:title svg:x="0.587cm" svg:y="12.041cm" chart:style-name="ch6">
              <text:p>ln(Decay Rate)</text:p>
            </chart:title>
            <chart:grid chart:style-name="ch7" chart:class="major"/>
          </chart:axis>
          <chart:series chart:style-name="ch8" chart:values-cell-range-address="Sheet1.N122:Sheet1.N203" chart:class="chart:scatter">
            <chart:domain table:cell-range-address="Sheet1.M122:Sheet1.M203"/>
            <chart:data-point chart:repeated="8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1.M122:Sheet1.M203">1</text:p>
              </table:table-cell>
              <table:table-cell office:value-type="float" office:value="-2.92527678619052">
                <text:p text:id="Sheet1.N122:Sheet1.N203">-2.925276786190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0.178896791128463">
                <text:p>-0.1788967911284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1.17224486354336">
                <text:p>-1.172244863543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0.218644601424471">
                <text:p>-0.2186446014244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0.0127088658937929">
                <text:p>-0.01270886589379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0.218075853371379">
                <text:p>-0.2180758533713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2.07340885972925">
                <text:p>-2.073408859729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0.633168751503989">
                <text:p>-0.6331687515039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1.81764477247647">
                <text:p>-1.817644772476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0.51261416769748">
                <text:p>-0.512614167697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0.402852338180392">
                <text:p>-0.4028523381803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1.18145571561775">
                <text:p>-1.181455715617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1.5849121527649">
                <text:p>-1.58491215276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0.619522473606469">
                <text:p>-0.6195224736064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2.1425254660134">
                <text:p>-2.14252546601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0.460208347658053">
                <text:p>-0.4602083476580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0.893848828690483">
                <text:p>-0.8938488286904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0.209084323433232">
                <text:p>-0.2090843234332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0.814876564621945">
                <text:p>-0.8148765646219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0.66508003158396">
                <text:p>-0.665080031583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0.255735406048858">
                <text:p>-0.2557354060488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0.450101111180181">
                <text:p>-0.4501011111801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0.749334490333697">
                <text:p>-0.7493344903336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0.332386715435473">
                <text:p>-0.3323867154354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0.309543250883743">
                <text:p>-0.3095432508837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0.170573093230646">
                <text:p>-0.1705730932306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0.211500085811797">
                <text:p>-0.2115000858117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0.956587690408938">
                <text:p>-0.9565876904089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0.957573884388352">
                <text:p>-0.9575738843883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0.823940215366792">
                <text:p>-0.823940215366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-0.639836607969379">
                <text:p>-0.6398366079693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2.16596708907238">
                <text:p>-2.16596708907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-3.61844330845282">
                <text:p>-3.618443308452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-2.50524681310889">
                <text:p>-2.505246813108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-0.145670603871943">
                <text:p>-0.1456706038719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-1.12354297149266">
                <text:p>-1.123542971492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-1.81817480695312">
                <text:p>-1.818174806953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-0.129061608596879">
                <text:p>-0.129061608596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-0.0382667609574276">
                <text:p>-0.03826676095742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-1.91554260515358">
                <text:p>-1.915542605153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-0.417259810174448">
                <text:p>-0.4172598101744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-1.61853052994107">
                <text:p>-1.618530529941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-1.18629104869205">
                <text:p>-1.186291048692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0.173627600773786">
                <text:p>-0.1736276007737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-0.048534764398715">
                <text:p>-0.0485347643987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-3.81232076051702">
                <text:p>-3.812320760517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-2.23659950764856">
                <text:p>-2.236599507648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0.584339083246019">
                <text:p>-0.5843390832460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-0.050962023668888">
                <text:p>-0.0509620236688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0.275762479010215">
                <text:p>-0.2757624790102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0.182523937070571">
                <text:p>-0.1825239370705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0.277970133533802">
                <text:p>-0.2779701335338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-0.226164204075057">
                <text:p>-0.2261642040750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-0.739485387239569">
                <text:p>-0.7394853872395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-0.838259178886537">
                <text:p>-0.8382591788865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-0.435951442262313">
                <text:p>-0.4359514422623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0.389352980565382">
                <text:p>-0.3893529805653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-0.40090432477094">
                <text:p>-0.400904324770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-2.24962150636299">
                <text:p>-2.249621506362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1.6890279407545">
                <text:p>-1.68902794075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-0.123853323708342">
                <text:p>-0.1238533237083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-0.0424156011138876">
                <text:p>-0.04241560111388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1.2171985040682">
                <text:p>-1.21719850406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-0.0238168543119468">
                <text:p>-0.02381685431194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-1.27695412195215">
                <text:p>-1.276954121952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-0.488938437743056">
                <text:p>-0.4889384377430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-0.441764995248254">
                <text:p>-0.4417649952482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-0.229464502812966">
                <text:p>-0.2294645028129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-0.0728332578555372">
                <text:p>-0.07283325785553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-0.0883944318837045">
                <text:p>-0.08839443188370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-0.147192890898692">
                <text:p>-0.1471928908986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-0.361410955486964">
                <text:p>-0.3614109554869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-1.01087440012051">
                <text:p>-1.010874400120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-1.06927946878139">
                <text:p>-1.069279468781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-0.163234355907657">
                <text:p>-0.1632343559076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-1.71812703198414">
                <text:p>-1.718127031984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-0.398430456780737">
                <text:p>-0.3984304567807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-0.186445035112451">
                <text:p>-0.1864450351124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-0.902592792615555">
                <text:p>-0.9025927926155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-1.03136643552714">
                <text:p>-1.031366435527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-0.272607527284313">
                <text:p>-0.2726075272843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-0.520558903905638">
                <text:p>-0.5205589039056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